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92872" officeooo:paragraph-rsid="00192872" style:font-size-asian="15pt" style:font-size-complex="15pt"/>
    </style:style>
    <style:style style:name="P2" style:family="paragraph" style:parent-style-name="Preformatted_20_Text">
      <style:text-properties fo:font-size="15pt" officeooo:rsid="00192872" officeooo:paragraph-rsid="001b11ef" style:font-size-asian="15pt" style:font-size-complex="15pt"/>
    </style:style>
    <style:style style:name="P3" style:family="paragraph" style:parent-style-name="Preformatted_20_Text">
      <style:text-properties fo:font-size="12pt" officeooo:rsid="00192872" officeooo:paragraph-rsid="00192872" style:font-size-asian="12pt" style:font-size-complex="12pt"/>
    </style:style>
    <style:style style:name="P4" style:family="paragraph" style:parent-style-name="Preformatted_20_Text">
      <style:text-properties fo:font-size="11pt" officeooo:rsid="00192872" officeooo:paragraph-rsid="00192872" style:font-size-asian="11pt" style:font-size-complex="11pt"/>
    </style:style>
    <style:style style:name="P5" style:family="paragraph" style:parent-style-name="Preformatted_20_Text">
      <style:paragraph-properties fo:break-before="page"/>
      <style:text-properties fo:font-size="15pt" officeooo:rsid="00192872" officeooo:paragraph-rsid="00192872" style:font-size-asian="15pt" style:font-size-complex="15pt"/>
    </style:style>
    <style:style style:name="P6" style:family="paragraph" style:parent-style-name="Footer">
      <style:text-properties officeooo:rsid="00192872" officeooo:paragraph-rsid="00192872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54 舊情綿綿</text:p>
        <text:p text:style-name="P1"/>
        <text:p text:style-name="P1">一言說出就欲放予袂記得，</text:p>
        <text:p text:style-name="P1">It giân sueh tshut tsiū beh pàng hōo buē-kì-tit, </text:p>
        <text:p text:style-name="P1"/>
        <text:p text:style-name="P1">舊情綿綿，</text:p>
        <text:p text:style-name="P1">kū-tsîng mî-mî, </text:p>
        <text:p text:style-name="P1"/>
        <text:p text:style-name="P1">暝日較想也是你，</text:p>
        <text:p text:style-name="P1">mî-ji̍t khah siūnn iā sī lí, </text:p>
        <text:p text:style-name="P1"/>
        <text:p text:style-name="P1">明知你咱袂當做陣，</text:p>
        <text:p text:style-name="P1">bîng tsai lí lán buē-tàng tsuè-tīn, </text:p>
        <text:p text:style-name="P1"/>
        <text:p text:style-name="P1">因何偏偏對你鍾情，</text:p>
        <text:p text:style-name="P1">in-hô phian-phian tuì lí tsiong-tsîng, </text:p>
        <text:p text:style-name="P1"/>
        <text:p text:style-name="P1">啊，</text:p>
        <text:p text:style-name="P1">ah, </text:p>
        <text:p text:style-name="P1"/>
        <text:p text:style-name="P1">毋想你，</text:p>
        <text:p text:style-name="P1">m̄ siūnn lí, </text:p>
        <text:p text:style-name="P1"/>
        <text:p text:style-name="P1">怎樣我又閣想起，</text:p>
        <text:p text:style-name="P1">tsuánn-iūnn guá iū-koh siūnn-khí, </text:p>
        <text:p text:style-name="P1"/>
        <text:p text:style-name="P1">早日談戀的樹邊。</text:p>
        <text:p text:style-name="P1">tsá-ji̍t tâm-luân ê tshiū-pinn. </text:p>
        <text:p text:style-name="P1"/>
        <text:p text:style-name="P1">男子立誓甘願看破來避走，</text:p>
        <text:p text:style-name="P1">Lâm-tsú li̍p sè kam-guān khuànn-phuà lâi phiah-tsáu, </text:p>
        <text:p text:style-name="P1"/>
        <text:p text:style-name="P1">舊情綿綿猶原對你情意厚，</text:p>
        <text:p text:style-name="P1">kū-tsîng mî-mî iu-guân tuì lí tsîng-ì kāu, </text:p>
        <text:p text:style-name="P1"/>
        <text:p text:style-name="P1">明知你是輕薄無情，</text:p>
        <text:p text:style-name="P1">bîng tsai lí sī khin-po̍h bô-tsîng, </text:p>
        <text:p text:style-name="P1"/>
        <text:p text:style-name="P1">因何偏偏為你犧牲，</text:p>
        <text:p text:style-name="P1">in-hô phian-phian uī lí hi-sing, </text:p>
        <text:p text:style-name="P1"/>
        <text:p text:style-name="P1">啊，</text:p>
        <text:p text:style-name="P1">ah, </text:p>
        <text:p text:style-name="P1"/>
        <text:p text:style-name="P1">毋想你，</text:p>
        <text:p text:style-name="P1">m̄ siūnn lí, </text:p>
        <text:p text:style-name="P1"/>
        <text:p text:style-name="P1">怎樣若看黃昏到，</text:p>
        <text:p text:style-name="P1">tsuánn-iūnn nā khuànn hông-hun kàu, </text:p>
        <text:p text:style-name="P1"/>
        <text:p text:style-name="P1">就來想你目屎流。</text:p>
        <text:p text:style-name="P1">tiō lâi siūnn lí ba̍k-sái lâu.</text:p>
        <text:p text:style-name="P1"/>
        <text:p text:style-name="P1">喂，</text:p>
        <text:p text:style-name="P1">Eh, </text:p>
        <text:p text:style-name="P1"/>
        <text:p text:style-name="P1">小借問一下，</text:p>
        <text:p text:style-name="P1">sió tsioh-mn̄g --tsi̍t-ē, </text:p>
        <text:p text:style-name="P1"/>
        <text:p text:style-name="P1">遮有一間國民學校，</text:p>
        <text:p text:style-name="P1">tsia ū tsi̍t king kok-bîn ha̍k-hāu, </text:p>
        <text:p text:style-name="P1"/>
        <text:p text:style-name="P1">毋知對佗去乎？</text:p>
        <text:p text:style-name="P1">m̄ tsai tuì tó khì --honnh?</text:p>
        <text:p text:style-name="P1"/>
        <text:p text:style-name="P1"/>
        <text:p text:style-name="P1"><text:soft-page-break/>國民學校是毋？</text:p>
        <text:p text:style-name="P1">Kok-bîn ha̍k-hāu sī --m̄?</text:p>
        <text:p text:style-name="P1"/>
        <text:p text:style-name="P1">嘿。</text:p>
        <text:p text:style-name="P1">Hennh.</text:p>
        <text:p text:style-name="P1"/>
        <text:p text:style-name="P1">我拄仔好有順路，</text:p>
        <text:p text:style-name="P1">Guá tú-á-hó ū sūn-lōo, </text:p>
        <text:p text:style-name="P1"/>
        <text:p text:style-name="P1">無我𤆬你來去乎。</text:p>
        <text:p text:style-name="P1">bô guá tshuā lí lâi-khì --honnh. </text:p>
        <text:p text:style-name="P1"/>
        <text:p text:style-name="P1">遮就是學校啦。</text:p>
        <text:p text:style-name="P1">Tsia tō sī ha̍k-hāu --lah.</text:p>
        <text:p text:style-name="P1"/>
        <text:p text:style-name="P1">多謝。</text:p>
        <text:p text:style-name="P1">To-siā.</text:p>
        <text:p text:style-name="P1"/>
        <text:p text:style-name="P1">按呢好，</text:p>
        <text:p text:style-name="P1">Án-ne hó, </text:p>
        <text:p text:style-name="P1"/>
        <text:p text:style-name="P1">無四年甲班予你擔任，</text:p>
        <text:p text:style-name="P1">bô sì nî kah pan hōo lí tam-jīm, </text:p>
        <text:p text:style-name="P1"/>
        <text:p text:style-name="P1">兼六年級的音樂課。</text:p>
        <text:p text:style-name="P1">kiam la̍k nî-kip ê im-ga̍k khò.</text:p>
        <text:p text:style-name="P1"/>
        <text:p text:style-name="P1">好。</text:p>
        <text:p text:style-name="P1">Hó.</text:p>
        <text:p text:style-name="P1"/>
        <text:p text:style-name="P1">綴著你的食宿問題，</text:p>
        <text:p text:style-name="P1">Tuè-tio̍h lí ê si̍t siok būn-tê? </text:p>
        <text:p text:style-name="P1"/>
        <text:p text:style-name="P1">侯老師啊，</text:p>
        <text:p text:style-name="P1">Hâu lāu-su --ah, </text:p>
        <text:p text:style-name="P1"/>
        <text:p text:style-name="P1">侯老師！</text:p>
        <text:p text:style-name="P1">Hâu lāu-su!</text:p>
        <text:p text:style-name="P1"/>
        <text:p text:style-name="P1">校長，</text:p>
        <text:p text:style-name="P1">Hāu-tiúnn, </text:p>
        <text:p text:style-name="P1"/>
        <text:p text:style-name="P1">啥物代誌？</text:p>
        <text:p text:style-name="P1">sím-mih tāi-tsì?</text:p>
        <text:p text:style-name="P1"/>
        <text:p text:style-name="P1">前一日你敢毋是講啥物人有一間厝欲租人？</text:p>
        <text:p text:style-name="P1">Tsîng tsi̍t ji̍t lí kám m̄ sī kóng sím-mih-lâng ū tsi̍t king tshù beh tsoo --lâng?</text:p>
        <text:p text:style-name="P1"/>
        <text:p text:style-name="P1">是，</text:p>
        <text:p text:style-name="P1">Sī, </text:p>
        <text:p text:style-name="P1"/>
        <text:p text:style-name="P1">阿章伯。</text:p>
        <text:p text:style-name="P1">A-tsiong-peh.</text:p>
        <text:p text:style-name="P1"/>
        <text:p text:style-name="P1">無你𤆬洪先生去看覓咧。</text:p>
        <text:p text:style-name="P1">Bô lí tshuā Âng --sian-sinn khì khuànn-māi --leh.</text:p>
        <text:p text:style-name="P1"/>
        <text:p text:style-name="P1">好，</text:p>
        <text:p text:style-name="P1">Hó, </text:p>
        <text:p text:style-name="P1"/>
        <text:p text:style-name="P1">請。</text:p>
        <text:p text:style-name="P1">tshiánn.</text:p>
        <text:p text:style-name="P1"/>
        <text:p text:style-name="P1">阿甘仔。 </text:p>
        <text:p text:style-name="P1">A-kam--á。</text:p>
        <text:p text:style-name="P1"/>
        <text:p text:style-name="P1">唅？</text:p>
        <text:p text:style-name="P1">Hannh? </text:p>
        <text:p text:style-name="P1"/>
        <text:p text:style-name="P1">你去佗位？</text:p>
        <text:p text:style-name="P1">Lí khì tó-uī?</text:p>
        <text:p text:style-name="P1"/>
        <text:p text:style-name="P1"><text:soft-page-break/>人我去揣阮爸爸，</text:p>
        <text:p text:style-name="P1">Lâng guá khì tshuē guán pá-pah, </text:p>
        <text:p text:style-name="P1"/>
        <text:p text:style-name="P1">咱轉來去。</text:p>
        <text:p text:style-name="P1">lán tńg--lâi-khì.</text:p>
        <text:p text:style-name="P1"/>
        <text:p text:style-name="P1">好。</text:p>
        <text:p text:style-name="P1">Hó.</text:p>
        <text:p text:style-name="P1"/>
        <text:p text:style-name="P1">老師。</text:p>
        <text:p text:style-name="P1">Lāu-su.</text:p>
        <text:p text:style-name="P1"/>
        <text:p text:style-name="P1">恁做恁𨑨迌，</text:p>
        <text:p text:style-name="P1">Lín tsò lín tshit-thô, </text:p>
        <text:p text:style-name="P1"/>
        <text:p text:style-name="P1">阮遮無啥物貨，</text:p>
        <text:p text:style-name="P1">guán tsia bô sím-mih-huè, </text:p>
        <text:p text:style-name="P1"/>
        <text:p text:style-name="P1">干焦出產檳榔，</text:p>
        <text:p text:style-name="P1">kan-na tshut-sán pun-nn̂g, </text:p>
        <text:p text:style-name="P1"/>
        <text:p text:style-name="P1">遮閣去無偌遠。</text:p>
        <text:p text:style-name="P1">tsia koh khì bô luā hn̄g. <text:s/></text:p>
        <text:p text:style-name="P1"/>
        <text:p text:style-name="P1">喔！</text:p>
        <text:p text:style-name="P1">Ooh! </text:p>
        <text:p text:style-name="P1"/>
        <text:p text:style-name="P1">阿章伯，</text:p>
        <text:p text:style-name="P1">A-tsiong-peh, </text:p>
        <text:p text:style-name="P1"/>
        <text:p text:style-name="P1">小等咧喔！</text:p>
        <text:p text:style-name="P1">sió-tán --leh --ooh! </text:p>
        <text:p text:style-name="P1"/>
        <text:p text:style-name="P1">喔，</text:p>
        <text:p text:style-name="P1">Ooh, </text:p>
        <text:p text:style-name="P1"/>
        <text:p text:style-name="P1">侯老師。</text:p>
        <text:p text:style-name="P1">Hâu lāu-su.</text:p>
        <text:p text:style-name="P1"/>
        <text:p text:style-name="P1">阿章伯，</text:p>
        <text:p text:style-name="P1">A-tiong-peh, </text:p>
        <text:p text:style-name="P1"/>
        <text:p text:style-name="P1">你頂日共我講你有一間房間欲租人是毋？</text:p>
        <text:p text:style-name="P1">lí tíng-ji̍t kā guá kóng lí ū tsi̍t king pâng-king beh tsoo --lâng sī --m̄?</text:p>
        <text:p text:style-name="P1"/>
        <text:p text:style-name="P1">嘿，</text:p>
        <text:p text:style-name="P1">Hennh, </text:p>
        <text:p text:style-name="P1"/>
        <text:p text:style-name="P1">是有人欲租是毋？</text:p>
        <text:p text:style-name="P1">sī ū lâng beh tsoo sī --m̄?</text:p>
        <text:p text:style-name="P1"/>
        <text:p text:style-name="P1">是，</text:p>
        <text:p text:style-name="P1">Sī, </text:p>
        <text:p text:style-name="P1"/>
        <text:p text:style-name="P1">這位洪老師欲租。</text:p>
        <text:p text:style-name="P1">tsit uī Âng lāu-su beh tsoo.</text:p>
        <text:p text:style-name="P1"/>
        <text:p text:style-name="P1">喔，</text:p>
        <text:p text:style-name="P1">Ooh, </text:p>
        <text:p text:style-name="P1"/>
        <text:p text:style-name="P1">蓋好，</text:p>
        <text:p text:style-name="P1">kài hó, </text:p>
        <text:p text:style-name="P1"/>
        <text:p text:style-name="P1">蓋好，</text:p>
        <text:p text:style-name="P1">kài hó, </text:p>
        <text:p text:style-name="P1"/>
        <text:p text:style-name="P1">抑無順紲我載恁來去看。</text:p>
        <text:p text:style-name="P1">ia̍h-bô sūn-suà guá tsài lín lâi-khì khuànn.</text:p>
        <text:p text:style-name="P1"/>
        <text:p text:style-name="P1">多謝、多謝。</text:p>
        <text:p text:style-name="P1">To-siā, to-siā.</text:p>
        <text:p text:style-name="P1"/>
        <text:p text:style-name="P1"/>
        <text:p text:style-name="P5">來，</text:p>
        <text:p text:style-name="P1">Lâi, </text:p>
        <text:p text:style-name="P1"/>
        <text:p text:style-name="P1">請坐，</text:p>
        <text:p text:style-name="P1">tshiánn tsē, </text:p>
        <text:p text:style-name="P1"/>
        <text:p text:style-name="P1">坐予好喔。</text:p>
        <text:p text:style-name="P1">tsē hōo hó --ooh.</text:p>
        <text:p text:style-name="P1"/>
        <text:p text:style-name="P1">好。</text:p>
        <text:p text:style-name="P1">Hó.</text:p>
        <text:p text:style-name="P1"/>
        <text:p text:style-name="P1">小姑娘唱歌採 檳榔 ，</text:p>
        <text:p text:style-name="P1">Sió koo-niû tshiùnn-kua tshái <text:s/>檳榔 , </text:p>
        <text:p text:style-name="P1"/>
        <text:p text:style-name="P1">歡喜笑聲滿樹林。</text:p>
        <text:p text:style-name="P1">huann-hí tshiò-siann muá tshiū-nâ. </text:p>
        <text:p text:style-name="P1"/>
        <text:p text:style-name="P1">阮是正當青春少年時；</text:p>
        <text:p text:style-name="P1">Gún sī tsiànn-tng tshing-tshun siàu-liân sî; </text:p>
        <text:p text:style-name="P1"/>
        <text:p text:style-name="P1">小姑娘採 檳榔 ，</text:p>
        <text:p text:style-name="P1">sió koo-niû tshái <text:s/>檳榔 , </text:p>
        <text:p text:style-name="P1"/>
        <text:p text:style-name="P1">一个採落一个裝，</text:p>
        <text:p text:style-name="P1">tsi̍t ê tshái lo̍h tsi̍t ê tsng, </text:p>
        <text:p text:style-name="P1"/>
        <text:p text:style-name="P1">每日等待夢中人，</text:p>
        <text:p text:style-name="P1">muí ji̍t tán-thāi bāng-tiong-lâng, </text:p>
        <text:p text:style-name="P1"/>
        <text:p text:style-name="P1">真有情，</text:p>
        <text:p text:style-name="P1">tsin ū-tsîng, </text:p>
        <text:p text:style-name="P1"/>
        <text:p text:style-name="P1">英俊又標緻，</text:p>
        <text:p text:style-name="P1">ing-tsùn iū piau-tì, </text:p>
        <text:p text:style-name="P1">大聲來叫伊我的人啊，</text:p>
        <text:p text:style-name="P1">tuā-siann lâi kiò i guá ê lâng --ah, </text:p>
        <text:p text:style-name="P1"/>
        <text:p text:style-name="P1">聲音響亮滿山邊，</text:p>
        <text:p text:style-name="P1">siann-im hiáng-liāng muá suann-pinn, </text:p>
        <text:p text:style-name="P1"/>
        <text:p text:style-name="P1">日頭落西，</text:p>
        <text:p text:style-name="P1">ji̍t-thâu lo̍h sai, </text:p>
        <text:p text:style-name="P1"/>
        <text:p text:style-name="P1">鳥隻聲聲啼，</text:p>
        <text:p text:style-name="P1">tsiáu-tsiah siann siann thî, </text:p>
        <text:p text:style-name="P1"/>
        <text:p text:style-name="P1">親像叫咱緊轉去。</text:p>
        <text:p text:style-name="P1">tshin-tshiūnn kiò lán kín tńg--khì.</text:p>
        <text:p text:style-name="P1"/>
        <text:p text:style-name="P1">哎，</text:p>
        <text:p text:style-name="P1">Ai, </text:p>
        <text:p text:style-name="P1"/>
        <text:p text:style-name="P1">有影乎。</text:p>
        <text:p text:style-name="P1">ū-iánn --honnh.</text:p>
        <text:p text:style-name="P1"/>
        <text:p text:style-name="P1">莫走。</text:p>
        <text:p text:style-name="P1">Mài tsáu. </text:p>
        <text:p text:style-name="P1"/>
        <text:p text:style-name="P1">頂一日，</text:p>
        <text:p text:style-name="P1">Tíng tsi̍t ji̍t,</text:p>
        <text:p text:style-name="P1"/>
        <text:p text:style-name="P1">頂一日予你真多謝。</text:p>
        <text:p text:style-name="P1">Tíng tsi̍t ji̍t hōo lí tsin to-siā.</text:p>
        <text:p text:style-name="P1"/>
        <text:p text:style-name="P1">彼个人嘛咧奇，</text:p>
        <text:p text:style-name="P1">Hit ê lâng mā leh kî, </text:p>
        <text:p text:style-name="P1"/>
        <text:p text:style-name="P1">哪會咧共咱說多謝？</text:p>
        <text:p text:style-name="P3">ná ē leh kā lán seh-to-siā?</text:p>
        <text:p text:style-name="P1"><text:soft-page-break/></text:p>
        <text:p text:style-name="P1">我頂一日共伊𤆬路的啦。</text:p>
        <text:p text:style-name="P1">Guá tíng tsi̍t ji̍t kā i tshuā-lōo --ê --lah. </text:p>
        <text:p text:style-name="P1"/>
        <text:p text:style-name="P1">失禮乎。</text:p>
        <text:p text:style-name="P1">Sit-lé --honnh.</text:p>
        <text:p text:style-name="P1"/>
        <text:p text:style-name="P1">袂。</text:p>
        <text:p text:style-name="P1">Buē.</text:p>
        <text:p text:style-name="P1"/>
        <text:p text:style-name="P1">煞共你抌著。</text:p>
        <text:p text:style-name="P1">Suah kā lí tìm --tio̍h.</text:p>
        <text:p text:style-name="P1"/>
        <text:p text:style-name="P1">袂袂袂。</text:p>
        <text:p text:style-name="P1">Buē buē buē.</text:p>
        <text:p text:style-name="P1"/>
        <text:p text:style-name="P1">欸，</text:p>
        <text:p text:style-name="P1">Eh, </text:p>
        <text:p text:style-name="P1"/>
        <text:p text:style-name="P1">先生你？</text:p>
        <text:p text:style-name="P1">sian-sinn lí?</text:p>
        <text:p text:style-name="P1"/>
        <text:p text:style-name="P1">我這馬踮佇咧阿章伯的厝，</text:p>
        <text:p text:style-name="P1">Guá tsit-má tiàm tī-leh A-tsiong-peh ê tshù, </text:p>
        <text:p text:style-name="P1"/>
        <text:p text:style-name="P1">有閒才來坐啦。</text:p>
        <text:p text:style-name="P1">ū-îng tsiah lâi tsē --lah.</text:p>
        <text:p text:style-name="P1"/>
        <text:p text:style-name="P1">喔，</text:p>
        <text:p text:style-name="P1">Ooh, </text:p>
        <text:p text:style-name="P1"/>
        <text:p text:style-name="P1">阿章伯仔in兜是毋？</text:p>
        <text:p text:style-name="P1">A-tsiong-peh--á in tau sī --m̄?</text:p>
        <text:p text:style-name="P1"/>
        <text:p text:style-name="P1">洪老師、洪老師。</text:p>
        <text:p text:style-name="P1">Âng lāu-su, Âng lāu-su.</text:p>
        <text:p text:style-name="P1"/>
        <text:p text:style-name="P1">李老師。</text:p>
        <text:p text:style-name="P1">Lí lāu-su.</text:p>
        <text:p text:style-name="P1"/>
        <text:p text:style-name="P1">你拄才佮啥物人咧講話？</text:p>
        <text:p text:style-name="P1">Lí tú-tsiah kah siánn-mih lâng leh kóng-uē?</text:p>
        <text:p text:style-name="P1"/>
        <text:p text:style-name="P1">無。</text:p>
        <text:p text:style-name="P1">Bô.</text:p>
        <text:p text:style-name="P1"/>
        <text:p text:style-name="P1">敢是佮一寡採檳榔的小姐咧講話？</text:p>
        <text:p text:style-name="P1">Kám sī kah tsi̍t-kuá tshái pun-nn̂g ê sió-tsiá leh kóng-uē?</text:p>
        <text:p text:style-name="P1"/>
        <text:p text:style-name="P1">我失禮。</text:p>
        <text:p text:style-name="P1">Guá sit-lé.</text:p>
        <text:p text:style-name="P1"/>
        <text:p text:style-name="P1">哼。</text:p>
        <text:p text:style-name="P1">Hngh.</text:p>
        <text:p text:style-name="P1"/>
        <text:p text:style-name="P1">霞的。</text:p>
        <text:p text:style-name="P1">Hâ--ê.</text:p>
        <text:p text:style-name="P1"/>
        <text:p text:style-name="P1">唅？</text:p>
        <text:p text:style-name="P1">Hannh.</text:p>
        <text:p text:style-name="P1"/>
        <text:p text:style-name="P1">來開門咧，</text:p>
        <text:p text:style-name="P1">Lâi khui-mn̂g --leh, </text:p>
        <text:p text:style-name="P1"/>
        <text:p text:style-name="P1">霞的，</text:p>
        <text:p text:style-name="P1">Hâ--ê, </text:p>
        <text:p text:style-name="P1"/>
        <text:p text:style-name="P1">恁爸明仔載欲⿰來去臺北。</text:p>
        <text:p text:style-name="P1">lín pâ bîn-á-tsài beh la̋i Tâi-pak.</text:p>
        <text:p text:style-name="P1"/>
        <text:p text:style-name="P1">欲臺北創啥物？</text:p>
        <text:p text:style-name="P1">Beh Tâi-pak tshòng siánn-mih?</text:p>
        <text:p text:style-name="P1"><text:soft-page-break/></text:p>
        <text:p text:style-name="P1">臺北總公司通知啦，</text:p>
        <text:p text:style-name="P1">Tâi-pak tsóng-kong-si thong-ti --lah, </text:p>
        <text:p text:style-name="P1"/>
        <text:p text:style-name="P1">講董事長太太過身去，</text:p>
        <text:p text:style-name="P1">kóng táng-sū-tiúnn thài-thài kuè-sin --khì, </text:p>
        <text:p text:style-name="P1"/>
        <text:p text:style-name="P1">後日欲出山，</text:p>
        <text:p text:style-name="P1">āu--ji̍t beh tshut-suann, </text:p>
        <text:p text:style-name="P1"/>
        <text:p text:style-name="P1">阮公司派我佮阮主任去，</text:p>
        <text:p text:style-name="P1">gún kong-si phài guá kah guán tsú-jīm khì, </text:p>
        <text:p text:style-name="P1"/>
        <text:p text:style-name="P1">恁爸若無佇咧，</text:p>
        <text:p text:style-name="P1">lín pâ nā-bô tī--leh, </text:p>
        <text:p text:style-name="P1"/>
        <text:p text:style-name="P1">你就毋通拋拋走。</text:p>
        <text:p text:style-name="P1">lí tō m̄-thang pha-pha-tsáu.</text:p>
        <text:p text:style-name="P1"/>
        <text:p text:style-name="P1">好啦。</text:p>
        <text:p text:style-name="P1">Hó --lah.</text:p>
        <text:p text:style-name="P1"/>
        <text:p text:style-name="P1">一言說出就欲放予袂記得，</text:p>
        <text:p text:style-name="P1">It giân sueh tshut tsiū beh pàng hōo buē-kì-lit, </text:p>
        <text:p text:style-name="P1"/>
        <text:p text:style-name="P1">舊情綿綿，</text:p>
        <text:p text:style-name="P1">kū-tsîng mî-mî, </text:p>
        <text:p text:style-name="P1"/>
        <text:p text:style-name="P1">暝日較想也是你，</text:p>
        <text:p text:style-name="P1">mî-ji̍t khah siūnn iā sī lí, </text:p>
        <text:p text:style-name="P1"/>
        <text:p text:style-name="P1">明知你是輕薄無情。</text:p>
        <text:p text:style-name="P1">bîng tsai lí sī khin-po̍h bô-tsîng.</text:p>
        <text:p text:style-name="P1">啥物人咧唱歌？</text:p>
        <text:p text:style-name="P1">Siánn-mih lâng leh tshiùnn-kua? </text:p>
        <text:p text:style-name="P1"/>
        <text:p text:style-name="P1">哪會遐爾好聽。</text:p>
        <text:p text:style-name="P1">Ná ē hiah-nī hó-thiann.</text:p>
        <text:p text:style-name="P1"/>
        <text:p text:style-name="P1">佇彼爿喔。</text:p>
        <text:p text:style-name="P1">Tī hit pîng --ooh.</text:p>
        <text:p text:style-name="P1"/>
        <text:p text:style-name="P1">彼爿？</text:p>
        <text:p text:style-name="P1">Hit pîng? </text:p>
        <text:p text:style-name="P1"/>
        <text:p text:style-name="P1">啊！</text:p>
        <text:p text:style-name="P1">Ah! </text:p>
        <text:p text:style-name="P1"/>
        <text:p text:style-name="P1">遐就阿章伯仔in厝嘛。</text:p>
        <text:p text:style-name="P1">Hia tō A-tsiong-peh-á in tshù --mah.</text:p>
        <text:p text:style-name="P1"/>
        <text:p text:style-name="P1">啊，</text:p>
        <text:p text:style-name="P1">Ah, </text:p>
        <text:p text:style-name="P1"/>
        <text:p text:style-name="P1">毋想你、毋想你、毋想你，</text:p>
        <text:p text:style-name="P1">m̄ siūnn lí, m̄ siūnn lí, m̄ siūnn lí, </text:p>
        <text:p text:style-name="P1"/>
        <text:p text:style-name="P1">怎樣我又閣想起，</text:p>
        <text:p text:style-name="P1">tsuánn-iūnn guá iū-koh siūnn-khí, </text:p>
        <text:p text:style-name="P1"/>
        <text:p text:style-name="P1">早日談戀的窗邊。</text:p>
        <text:p text:style-name="P1">tsá-ji̍t tâm-luân ê thang-pinn.</text:p>
        <text:p text:style-name="P1"/>
        <text:p text:style-name="P1">洪老師，</text:p>
        <text:p text:style-name="P1">Âng lāu-su, </text:p>
        <text:p text:style-name="P1"/>
        <text:p text:style-name="P1">你唱著真好，</text:p>
        <text:p text:style-name="P1">lí tshiùnn tio̍h tsin hó, </text:p>
        <text:p text:style-name="P1"><text:soft-page-break/></text:p>
        <text:p text:style-name="P1">真好聽喔。</text:p>
        <text:p text:style-name="P1">tsin hó-thiann --ooh.</text:p>
        <text:p text:style-name="P1"/>
        <text:p text:style-name="P1">無影啦，</text:p>
        <text:p text:style-name="P1">Bô-iánn --lah, </text:p>
        <text:p text:style-name="P1"/>
        <text:p text:style-name="P1">恁唱著閣較好聽。</text:p>
        <text:p text:style-name="P1">lín tshiùnn tio̍h koh-khah hó-thiann.</text:p>
        <text:p text:style-name="P1"/>
        <text:p text:style-name="P1">Mh，</text:p>
        <text:p text:style-name="P1">Mh, </text:p>
        <text:p text:style-name="P1"/>
        <text:p text:style-name="P1">洪老師，</text:p>
        <text:p text:style-name="P1">Âng lāu-su, </text:p>
        <text:p text:style-name="P1"/>
        <text:p text:style-name="P1">你看了怎樣？</text:p>
        <text:p text:style-name="P1">lí khuànn liáu tsuánn-iūnn?</text:p>
        <text:p text:style-name="P1"/>
        <text:p text:style-name="P1">伊是一个真老實的先生人。</text:p>
        <text:p text:style-name="P1">I sī tsi̍t ê tsin láu-si̍t ê sian-sinn-lâng.</text:p>
        <text:p text:style-name="P1"/>
        <text:p text:style-name="P1">啊以外咧？</text:p>
        <text:p text:style-name="P1">Ah í-guā --leh?</text:p>
        <text:p text:style-name="P1"/>
        <text:p text:style-name="P1">是啥物意思？</text:p>
        <text:p text:style-name="P1">Sī sím-mih ì-sù?</text:p>
        <text:p text:style-name="P1"/>
        <text:p text:style-name="P1">你閣佯生。</text:p>
        <text:p text:style-name="P1">Lí koh tènn-tshinn.</text:p>
        <text:p text:style-name="P1"/>
        <text:p text:style-name="P1">人無愛啦。</text:p>
        <text:p text:style-name="P1">Lâng bô ài --lah. </text:p>
        <text:p text:style-name="P1"/>
        <text:p text:style-name="P1">Uah，</text:p>
        <text:p text:style-name="P1">Uah. </text:p>
        <text:p text:style-name="P1"/>
        <text:p text:style-name="P1">阿甘仔，</text:p>
        <text:p text:style-name="P1">A-kam--á, </text:p>
        <text:p text:style-name="P1"/>
        <text:p text:style-name="P1">落去矣啦。</text:p>
        <text:p text:style-name="P1">lak--khì --ah --lah.</text:p>
        <text:p text:style-name="P1"/>
        <text:p text:style-name="P1">Mh，</text:p>
        <text:p text:style-name="P1">Mh, </text:p>
        <text:p text:style-name="P1"/>
        <text:p text:style-name="P1">啊，</text:p>
        <text:p text:style-name="P1">ah, </text:p>
        <text:p text:style-name="P1"/>
        <text:p text:style-name="P1">我來夯樓梯。</text:p>
        <text:p text:style-name="P1">guá lâi giâ lâu-thui.</text:p>
        <text:p text:style-name="P1"/>
        <text:p text:style-name="P1">好、好。</text:p>
        <text:p text:style-name="P1">Hó, hó. </text:p>
        <text:p text:style-name="P1"/>
        <text:p text:style-name="P1">啊。</text:p>
        <text:p text:style-name="P1">Ah.</text:p>
        <text:p text:style-name="P1"/>
        <text:p text:style-name="P1">阿霞、阿霞！</text:p>
        <text:p text:style-name="P1">A-hâ, A-hâ!</text:p>
        <text:p text:style-name="P1"/>
        <text:p text:style-name="P1">遮有醫生館無？</text:p>
        <text:p text:style-name="P1">Tsia ū i-sing-kuán --bô?</text:p>
        <text:p text:style-name="P1"/>
        <text:p text:style-name="P1">遮無啦，</text:p>
        <text:p text:style-name="P1">Tsia bô --lah, </text:p>
        <text:p text:style-name="P1"/>
        <text:p text:style-name="P1">街仔才有啦，</text:p>
        <text:p text:style-name="P1">ke-á tsiah ū --lah, </text:p>
        <text:p text:style-name="P1"/>
        <text:p text:style-name="P1">緊咧啦。</text:p>
        <text:p text:style-name="P1">kín --leh --lah.</text:p>
        <text:p text:style-name="P1"/>
        <text:p text:style-name="P1">較緊咧、較緊咧。</text:p>
        <text:p text:style-name="P1">Khah kín --leh, khah kín --leh.</text:p>
        <text:p text:style-name="P1"/>
        <text:p text:style-name="P1"><text:soft-page-break/>阿霞、阿霞。</text:p>
        <text:p text:style-name="P1">A-h, A-hâ. </text:p>
        <text:p text:style-name="P1"/>
        <text:p text:style-name="P1">阿章伯仔、阿章伯仔。 </text:p>
        <text:p text:style-name="P1">A-tsiong-peh--á, A-tsiong-peh--á.</text:p>
        <text:p text:style-name="P1"/>
        <text:p text:style-name="P1">啥物代誌？</text:p>
        <text:p text:style-name="P1">Siánn-mi̍h tāi-tsì?</text:p>
        <text:p text:style-name="P1"/>
        <text:p text:style-name="P1">緊咧、緊咧，</text:p>
        <text:p text:style-name="P1">Kín --leh, kín --leh, </text:p>
        <text:p text:style-name="P1"/>
        <text:p text:style-name="P1">阿霞跋落去矣。</text:p>
        <text:p text:style-name="P1">A-hâ pua̍h --lo̍h-khì --ah.</text:p>
        <text:p text:style-name="P1"/>
        <text:p text:style-name="P1">哎喲，</text:p>
        <text:p text:style-name="P1">Ai-iō, </text:p>
        <text:p text:style-name="P1"/>
        <text:p text:style-name="P1">緊咧、緊咧。</text:p>
        <text:p text:style-name="P1">kín --leh, kín --leh.</text:p>
        <text:p text:style-name="P1"/>
        <text:p text:style-name="P1">緊咧啦，</text:p>
        <text:p text:style-name="P1">Kín --leh --lah, </text:p>
        <text:p text:style-name="P1"/>
        <text:p text:style-name="P1">阿霞。</text:p>
        <text:p text:style-name="P1">A-hâ.</text:p>
        <text:p text:style-name="P1"/>
        <text:p text:style-name="P1">哪會跋甲按呢生啦？</text:p>
        <text:p text:style-name="P1">Ná ē pua̍h kah án-ne-sinn --lah? </text:p>
        <text:p text:style-name="P1"/>
        <text:p text:style-name="P1">猶毋佳哉無瘸跤，</text:p>
        <text:p text:style-name="P1">Iá m̄ ka-tsài bô khuê-kha, </text:p>
        <text:p text:style-name="P1"/>
        <text:p text:style-name="P1">才抱伊好、抱伊好。</text:p>
        <text:p text:style-name="P1">tsiah phō i hó, phō i hó.</text:p>
        <text:p text:style-name="P1"/>
        <text:p text:style-name="P1">緊咧啦、緊咧啦，</text:p>
        <text:p text:style-name="P1"><text:span text:style-name="T1">Kín --leh --lah, kín --leh --lah,</text:span> </text:p>
        <text:p text:style-name="P1">阿霞。</text:p>
        <text:p text:style-name="P1">A-hâ.</text:p>
        <text:p text:style-name="P1"/>
        <text:p text:style-name="P1">我緊來開車唅。</text:p>
        <text:p text:style-name="P1">Guá kín lâi khui-tshia --hannh.</text:p>
        <text:p text:style-name="P1"/>
        <text:p text:style-name="P1">喂，</text:p>
        <text:p text:style-name="P1">Eh, </text:p>
        <text:p text:style-name="P1"/>
        <text:p text:style-name="P1">阿林伯仔！</text:p>
        <text:p text:style-name="P1">A-lîm peh--á!</text:p>
        <text:p text:style-name="P1"/>
        <text:p text:style-name="P1">唅？</text:p>
        <text:p text:style-name="P1">Hannh?</text:p>
        <text:p text:style-name="P1"/>
        <text:p text:style-name="P1">阿林伯，</text:p>
        <text:p text:style-name="P1">A-lîm peh, </text:p>
        <text:p text:style-name="P1"/>
        <text:p text:style-name="P1">毋好啦，</text:p>
        <text:p text:style-name="P1">m̄ hó --lah, </text:p>
        <text:p text:style-name="P1"/>
        <text:p text:style-name="P1">恁查某囝對菁仔欉頂跋落來。</text:p>
        <text:p text:style-name="P1">lín tsa-bóo-kiánn tuì tshinn-á-tsâng-tíng pua̍h --lo̍h-lâi.</text:p>
        <text:p text:style-name="P1"/>
        <text:p text:style-name="P1">啊哪會跋落來啦？</text:p>
        <text:p text:style-name="P1">Ah ná ē pua̍h --lo̍h-lâi --lah?</text:p>
        <text:p text:style-name="P1"/>
        <text:p text:style-name="P1">啊就一个姓洪的老師啦。</text:p>
        <text:p text:style-name="P1">Ah tiō tsi̍t ê sìnn Âng ê lāu-su --lah.</text:p>
        <text:p text:style-name="P1"/>
        <text:p text:style-name="P1">姓洪的老師？</text:p>
        <text:p text:style-name="P1">Sìnn âng ê lāu-su? </text:p>
        <text:p text:style-name="P1"/>
        <text:p text:style-name="P1">這馬佇佗位？</text:p>
        <text:p text:style-name="P1">Tsit-má tī tó-uī?</text:p>
        <text:p text:style-name="P1"><text:soft-page-break/>咧病院啊。</text:p>
        <text:p text:style-name="P1">Tih pīnn-īnn --ah.</text:p>
        <text:p text:style-name="P1"/>
        <text:p text:style-name="P1">病院。</text:p>
        <text:p text:style-name="P1">Pīnn-īnn.</text:p>
        <text:p text:style-name="P1"/>
        <text:p text:style-name="P1">阿伯。</text:p>
        <text:p text:style-name="P1">A-peh.</text:p>
        <text:p text:style-name="P1"/>
        <text:p text:style-name="P1">阿甘仔。</text:p>
        <text:p text:style-name="P1">A-kam--á.</text:p>
        <text:p text:style-name="P1"/>
        <text:p text:style-name="P1">唅？</text:p>
        <text:p text:style-name="P1">Hannh?</text:p>
        <text:p text:style-name="P1"/>
        <text:p text:style-name="P1">阮霞仔佇佗位？</text:p>
        <text:p text:style-name="P1">Gún Hâ--á tī tó-uī?</text:p>
        <text:p text:style-name="P1"/>
        <text:p text:style-name="P1">佇內面，</text:p>
        <text:p text:style-name="P1">Tī lāi-bīn, </text:p>
        <text:p text:style-name="P1"/>
        <text:p text:style-name="P1">慢且，</text:p>
        <text:p text:style-name="P1">bān-tshiánn, </text:p>
        <text:p text:style-name="P1"/>
        <text:p text:style-name="P1">先生有交代毋好入去。</text:p>
        <text:p text:style-name="P1">sian-sinn ū kau-tāi m̄ hó ji̍p--khì.</text:p>
        <text:p text:style-name="P1"/>
        <text:p text:style-name="P1">姓洪的教員佗一个？</text:p>
        <text:p text:style-name="P1">Sìnn Âng ê kàu-uân tó tsi̍t ê?</text:p>
        <text:p text:style-name="P1"/>
        <text:p text:style-name="P1">阿伯，</text:p>
        <text:p text:style-name="P1">A-peh, </text:p>
        <text:p text:style-name="P1"/>
        <text:p text:style-name="P1">是我。</text:p>
        <text:p text:style-name="P1">sī guá.</text:p>
        <text:p text:style-name="P1"/>
        <text:p text:style-name="P1">你？</text:p>
        <text:p text:style-name="P1">Lí? </text:p>
        <text:p text:style-name="P1">你怎樣害阮查某囝跋落去？</text:p>
        <text:p text:style-name="P1">Lí tsuánn-iūnn hāi gún tsa-bóo-kiánn pua̍h --lo̍h-khì?</text:p>
        <text:p text:style-name="P1"/>
        <text:p text:style-name="P1">我哪有咧？</text:p>
        <text:p text:style-name="P1">Guá ná ū --leh?</text:p>
        <text:p text:style-name="P1"/>
        <text:p text:style-name="P1">無？</text:p>
        <text:p text:style-name="P1">Bô? </text:p>
        <text:p text:style-name="P1"/>
        <text:p text:style-name="P1">你就共我保領，</text:p>
        <text:p text:style-name="P1">Lí tō kā guá pó-niá, </text:p>
        <text:p text:style-name="P1"/>
        <text:p text:style-name="P1">阮查某囝若有代誌，</text:p>
        <text:p text:style-name="P1">gún tsa-bóo-kiánn nā ū tāi-tsì, </text:p>
        <text:p text:style-name="P1"/>
        <text:p text:style-name="P1">恁爸毋放你煞。</text:p>
        <text:p text:style-name="P1">lín-pē m̄ pàng lí suah.</text:p>
        <text:p text:style-name="P1"/>
        <text:p text:style-name="P1">老兄弟仔，</text:p>
        <text:p text:style-name="P1">Lāu hiann-tī-á, </text:p>
        <text:p text:style-name="P1"/>
        <text:p text:style-name="P1">跋落就跋落去矣，</text:p>
        <text:p text:style-name="P1">pua̍h --lo̍h tō pua̍h --lo̍h-khì --ah, </text:p>
        <text:p text:style-name="P1"/>
        <text:p text:style-name="P1">你毋通大細聲。</text:p>
        <text:p text:style-name="P1">lí m̄-thang tuā-sè-siann.</text:p>
        <text:p text:style-name="P1"/>
        <text:p text:style-name="P1">你佇咧講啥貨？</text:p>
        <text:p text:style-name="P1">Lí tī-leh kóng siánn-hè?</text:p>
        <text:p text:style-name="P1"/>
        <text:p text:style-name="P1">敢有人故意害伊跋落去是毋？</text:p>
        <text:p text:style-name="P1">Kám ū lâng kòo-ì hāi i pua̍h --lo̍h-khì sī --m̄?</text:p>
        <text:p text:style-name="P1"/>
        <text:p text:style-name="P1"/>
        <text:p text:style-name="P5">伊若無佮阮霞的膏膏纏，</text:p>
        <text:p text:style-name="P1">I nā-bô kah gún Hâ--ê ko-ko-tînn, </text:p>
        <text:p text:style-name="P1"/>
        <text:p text:style-name="P1">伊哪會跋落去？</text:p>
        <text:p text:style-name="P1">i ná ē pua̍h --lo̍h-khì?</text:p>
        <text:p text:style-name="P1"/>
        <text:p text:style-name="P1">啥物人講，</text:p>
        <text:p text:style-name="P1">Siánn-mih lâng kóng, </text:p>
        <text:p text:style-name="P1"/>
        <text:p text:style-name="P2">你有親目khuàinn 是毋？</text:p>
        <text:p text:style-name="P4">lír ū tshin-ba̍k khuàinn sī --m̄?</text:p>
        <text:p text:style-name="P1"/>
        <text:p text:style-name="P1">拜託恁較細聲咧，</text:p>
        <text:p text:style-name="P1">Pài-thok lín khah sè-siann --leh, </text:p>
        <text:p text:style-name="P1"/>
        <text:p text:style-name="P1">內面佇咧</text:p>
        <text:p text:style-name="P1">lāi-bīn tī-teh</text:p>
        <text:p text:style-name="P1"/>
        <text:p text:style-name="P1">小姐，</text:p>
        <text:p text:style-name="P1">Sió-tsiá, </text:p>
        <text:p text:style-name="P1"/>
        <text:p text:style-name="P1">毋知有要緊抑無唅？</text:p>
        <text:p text:style-name="P1">m̄ tsai ū iàu-kín ia̍h bô --hannh?</text:p>
        <text:p text:style-name="P1"/>
        <text:p text:style-name="P1">現在是昏迷不醒。</text:p>
        <text:p text:style-name="P4">Hiān-tsāi sī hūn-bê put tshínn.</text:p>
        <text:p text:style-name="P1"/>
        <text:p text:style-name="P1">昏迷不醒。</text:p>
        <text:p text:style-name="P1">Hūn-bê put tshínn. </text:p>
        <text:p text:style-name="P1"/>
        <text:p text:style-name="P1">阮查某囝若有萬一，</text:p>
        <text:p text:style-name="P1">Gún tsa-bóo-kiánn nā ū bān-it, </text:p>
        <text:p text:style-name="P1"/>
        <text:p text:style-name="P1">看你欲用啥物來賠我！</text:p>
        <text:p text:style-name="P1">khuànn lí beh iōng siánn-mih lâi puê --guá!</text:p>
        <text:p text:style-name="P1"/>
        <text:p text:style-name="P1">請恁逐家較肅靜咧。</text:p>
        <text:p text:style-name="P1">Tshiánn lín ta̍k-ke khah siok-tsīng --leh.</text:p>
        <text:p text:style-name="P1"/>
        <text:p text:style-name="P1">先生，</text:p>
        <text:p text:style-name="P1">Sian-sinn, </text:p>
        <text:p text:style-name="P1"/>
        <text:p text:style-name="P1">毋知有要緊抑無乎？</text:p>
        <text:p text:style-name="P1">m̄ tsai ū iàu-kín a̍h bô --honnh?</text:p>
        <text:p text:style-name="P1"/>
        <text:p text:style-name="P1">腦震盪需要安靜。</text:p>
        <text:p text:style-name="P1">Náu-tsìn-tōng su-iàu an-tsīng.</text:p>
        <text:p text:style-name="P1"/>
        <text:p text:style-name="P1">費用偌濟錢啊？</text:p>
        <text:p text:style-name="P4">Huì-iōng luā-tsē tsînn --ah?</text:p>
        <text:p text:style-name="P1"/>
        <text:p text:style-name="P1">阿伯，</text:p>
        <text:p text:style-name="P1">A-peh, </text:p>
        <text:p text:style-name="P1"/>
        <text:p text:style-name="P1">這條醫藥費我來負責，</text:p>
        <text:p text:style-name="P1">tsit tiâu i-io̍h-huì guá lâi hū-tsik, </text:p>
        <text:p text:style-name="P1"/>
        <text:p text:style-name="P1">我會共照顧，</text:p>
        <text:p text:style-name="P1">guá ē kā tsiàu-kòo, </text:p>
        <text:p text:style-name="P1"/>
        <text:p text:style-name="P1">請你放心。</text:p>
        <text:p text:style-name="P1">tshiánn lí hòng-sim.</text:p>
        <text:p text:style-name="P1"/>
        <text:p text:style-name="P1">多謝勞力你！</text:p>
        <text:p text:style-name="P1">To-siā lóo-la̍t --lí! </text:p>
        <text:p text:style-name="P1"/>
        <text:p text:style-name="P1">免你共照顧，</text:p>
        <text:p text:style-name="P1">Bián lí kā tsiàu-kòo, </text:p>
        <text:p text:style-name="P1"/>
        <text:p text:style-name="P1">以後不准你閣佮阮霞的來往。</text:p>
        <text:p text:style-name="P1">í-āu put-tsún lí koh kah gún Hâ--ê lâi-óng.</text:p>
        <text:p text:style-name="P1"/>
        <text:p text:style-name="P1"><text:soft-page-break/>洪老師頂日予恁老爸罵甲，</text:p>
        <text:p text:style-name="P1">Âng lāu-su tíng-ji̍t hōo lín lāu-pē mā kah, </text:p>
        <text:p text:style-name="P1"/>
        <text:p text:style-name="P1">講伊是害你跋落去，</text:p>
        <text:p text:style-name="P1">kóng i sī hāi lí pua̍h --lo̍h-khì, </text:p>
        <text:p text:style-name="P1"/>
        <text:p text:style-name="P1">害伊歹勢甲喔。</text:p>
        <text:p text:style-name="P1">hāi i pháinn-sè kah --ooh.</text:p>
        <text:p text:style-name="P1"/>
        <text:p text:style-name="P1">敢有影是毋？</text:p>
        <text:p text:style-name="P1">Kám ū-iánn sī --m̄?</text:p>
        <text:p text:style-name="P1"/>
        <text:p text:style-name="P1">Mh。</text:p>
        <text:p text:style-name="P1">Mh.</text:p>
        <text:p text:style-name="P1"/>
        <text:p text:style-name="P1">有人佇咧無？</text:p>
        <text:p text:style-name="P1">Ū lâng tī--leh --bô?</text:p>
        <text:p text:style-name="P1"/>
        <text:p text:style-name="P1">啊，</text:p>
        <text:p text:style-name="P1">Ah, </text:p>
        <text:p text:style-name="P1"/>
        <text:p text:style-name="P1">洪老師，</text:p>
        <text:p text:style-name="P1">Âng lāu-su, </text:p>
        <text:p text:style-name="P1"/>
        <text:p text:style-name="P1">來，</text:p>
        <text:p text:style-name="P1">lâi, </text:p>
        <text:p text:style-name="P1"/>
        <text:p text:style-name="P1">緊入來，</text:p>
        <text:p text:style-name="P1">kín ji̍p--lâi, </text:p>
        <text:p text:style-name="P1"/>
        <text:p text:style-name="P1">洪老師，</text:p>
        <text:p text:style-name="P1">Âng lāu-su, </text:p>
        <text:p text:style-name="P1"/>
        <text:p text:style-name="P1">遐坐。</text:p>
        <text:p text:style-name="P1">hia tsē.</text:p>
        <text:p text:style-name="P1"/>
        <text:p text:style-name="P1">免、免，</text:p>
        <text:p text:style-name="P1">Bián, bián, </text:p>
        <text:p text:style-name="P1"/>
        <text:p text:style-name="P1">毋免peh起來，</text:p>
        <text:p text:style-name="P1">m̄-bián peh --khí-lâi, </text:p>
        <text:p text:style-name="P1"/>
        <text:p text:style-name="P1">啊你有較好無？</text:p>
        <text:p text:style-name="P1">ah lí ū khah hó --bô?</text:p>
        <text:p text:style-name="P1"/>
        <text:p text:style-name="P1">洪老師，</text:p>
        <text:p text:style-name="P1">Âng lāu-su, </text:p>
        <text:p text:style-name="P1"/>
        <text:p text:style-name="P1">予你真多謝。</text:p>
        <text:p text:style-name="P1">hōo lí tsin to-siā.</text:p>
        <text:p text:style-name="P1"/>
        <text:p text:style-name="P1">我來泡茶。</text:p>
        <text:p text:style-name="P1">Guá lâi phàu tê.</text:p>
        <text:p text:style-name="P1"/>
        <text:p text:style-name="P1">洪老師，</text:p>
        <text:p text:style-name="P1">Âng lāu-su, </text:p>
        <text:p text:style-name="P1"/>
        <text:p text:style-name="P1">阮爸爸對你真失禮，</text:p>
        <text:p text:style-name="P1">gún pá-pah tuì lí tsin sit-lé, </text:p>
        <text:p text:style-name="P1"/>
        <text:p text:style-name="P1">請你毋通見怪，</text:p>
        <text:p text:style-name="P1">tshiánn lí m̄-thang kiàn-kuài, </text:p>
        <text:p text:style-name="P1"/>
        <text:p text:style-name="P1">伊是一个田庄人，</text:p>
        <text:p text:style-name="P1">i sī tsi̍t ê tshân-tsng-lâng, </text:p>
        <text:p text:style-name="P1"/>
        <text:p text:style-name="P1">較毋捌禮數。</text:p>
        <text:p text:style-name="P1">khah m̄ bat lé-sòo.</text:p>
        <text:p text:style-name="P1"/>
        <text:p text:style-name="P1">啥物恁爸咧毋捌禮數？</text:p>
        <text:p text:style-name="P1">Siánn-mih lín-pē leh m̄ bat lé-sòo?</text:p>
        <text:p text:style-name="P1"/>
        <text:p text:style-name="P1">阿爸，</text:p>
        <text:p text:style-name="P1">A-pah, </text:p>
        <text:p text:style-name="P1"><text:soft-page-break/></text:p>
        <text:p text:style-name="P1">你轉來矣是毋？</text:p>
        <text:p text:style-name="P1">lí tńg--lâi --ah sī --m̄?</text:p>
        <text:p text:style-name="P1"/>
        <text:p text:style-name="P1">阿伯。</text:p>
        <text:p text:style-name="P1">A-peh.</text:p>
        <text:p text:style-name="P1"/>
        <text:p text:style-name="P1">毋免好禮，</text:p>
        <text:p text:style-name="P1">M̄-bián hó-lé, </text:p>
        <text:p text:style-name="P1"/>
        <text:p text:style-name="P1">你來遮創啥貨？</text:p>
        <text:p text:style-name="P1">lí lâi tsia tshòng siánn-hè?</text:p>
        <text:p text:style-name="P1"/>
        <text:p text:style-name="P1">我。</text:p>
        <text:p text:style-name="P1">Guá.</text:p>
        <text:p text:style-name="P1"/>
        <text:p text:style-name="P1">怎樣？</text:p>
        <text:p text:style-name="P1">Tsánn-iūnn? </text:p>
        <text:p text:style-name="P1"/>
        <text:p text:style-name="P1">講袂出來都著毋？</text:p>
        <text:p text:style-name="P1">Kóng bē tshut-lâi to tio̍h --m̄? </text:p>
        <text:p text:style-name="P1"/>
        <text:p text:style-name="P1">你想講捾這兩罐牛奶就欲來交阮查某囝毋？</text:p>
        <text:p text:style-name="P1">Lí siūnn-kóng kuānn tsit nn̄g kuàn gû-ling tō beh lâi kau guán tsa-bóo-kiánn --m̄?</text:p>
        <text:p text:style-name="P1"/>
        <text:p text:style-name="P1">爸爸，</text:p>
        <text:p text:style-name="P1">Pá-pah, </text:p>
        <text:p text:style-name="P1"/>
        <text:p text:style-name="P1">你哪欲按呢啦？</text:p>
        <text:p text:style-name="P1">lí ná beh án-ne --lah?</text:p>
        <text:p text:style-name="P1"/>
        <text:p text:style-name="P1">怎樣？</text:p>
        <text:p text:style-name="P1">Tsuánn-iūnn? </text:p>
        <text:p text:style-name="P1"/>
        <text:p text:style-name="P1">哼！</text:p>
        <text:p text:style-name="P1">Hngh! </text:p>
        <text:p text:style-name="P1"/>
        <text:p text:style-name="P1">做啥物教員啦。</text:p>
        <text:p text:style-name="P1">Tsò sím-mih kàu-uân --lah.</text:p>
        <text:p text:style-name="P1"/>
        <text:p text:style-name="P1">阿伯，</text:p>
        <text:p text:style-name="P1">A-peh, </text:p>
        <text:p text:style-name="P1"/>
        <text:p text:style-name="P1">你哪會按呢？</text:p>
        <text:p text:style-name="P1">lí ná ē án-ni?</text:p>
        <text:p text:style-name="P1"/>
        <text:p text:style-name="P1">我失禮。</text:p>
        <text:p text:style-name="P1">Guá sit-lé.</text:p>
        <text:p text:style-name="P1"/>
        <text:p text:style-name="P1">喂，</text:p>
        <text:p text:style-name="P1">Ueh, </text:p>
        <text:p text:style-name="P1"/>
        <text:p text:style-name="P1">等咧，</text:p>
        <text:p text:style-name="P1">tán --leh, </text:p>
        <text:p text:style-name="P1"/>
        <text:p text:style-name="P1">彼兩罐牛奶才幌轉去。</text:p>
        <text:p text:style-name="P1">hit nn̄g kuàn gû-ling tsiah hàinn --tńg-khì.</text:p>
        <text:p text:style-name="P1"/>
        <text:p text:style-name="P1">喂，</text:p>
        <text:p text:style-name="P1">Uê, </text:p>
        <text:p text:style-name="P1"/>
        <text:p text:style-name="P1">無閒啦，</text:p>
        <text:p text:style-name="P1">bô-îng --lah, </text:p>
        <text:p text:style-name="P1"/>
        <text:p text:style-name="P1">今仔日臺北董事長欲來，</text:p>
        <text:p text:style-name="P1">kin-á-ji̍t Tâi-pak táng-sū-tiúnn beh lâi, </text:p>
        <text:p text:style-name="P1"/>
        <text:p text:style-name="P1">無閒啦。</text:p>
        <text:p text:style-name="P1">bô-îng --lah.</text:p>
        <text:p text:style-name="P1"/>
        <text:p text:style-name="P1">啊？</text:p>
        <text:p text:style-name="P1">Ah? </text:p>
        <text:p text:style-name="P1"><text:soft-page-break/></text:p>
        <text:p text:style-name="P1">董事長來矣，</text:p>
        <text:p text:style-name="P1">Táng-sū-tiúnn lâi --ah, </text:p>
        <text:p text:style-name="P1"/>
        <text:p text:style-name="P1">你緊準備開菜。</text:p>
        <text:p text:style-name="P1">lí kín tsún-pī khui-tshài.</text:p>
        <text:p text:style-name="P1"/>
        <text:p text:style-name="P1">好。</text:p>
        <text:p text:style-name="P1">Hó.</text:p>
        <text:p text:style-name="P1"/>
        <text:p text:style-name="P1">啊你也趕緊咧喔，</text:p>
        <text:p text:style-name="P1">Ah lí iā kuánn-kín --leh --ooh, </text:p>
        <text:p text:style-name="P1"/>
        <text:p text:style-name="P1">我去車頭。</text:p>
        <text:p text:style-name="P1">guá khì tshia-thâu.</text:p>
        <text:p text:style-name="P1"/>
        <text:p text:style-name="P1">董事長、經理，</text:p>
        <text:p text:style-name="P1">Táng-sū-tiúnn, king-lí, </text:p>
        <text:p text:style-name="P1"/>
        <text:p text:style-name="P1">啉一杯。</text:p>
        <text:p text:style-name="P1">lim --tsi̍t-pue.</text:p>
        <text:p text:style-name="P1"/>
        <text:p text:style-name="P1">來，</text:p>
        <text:p text:style-name="P1">Lâi, </text:p>
        <text:p text:style-name="P1"/>
        <text:p text:style-name="P1">予恁真辛苦，</text:p>
        <text:p text:style-name="P1">hōo lín tsin sin-khóo, </text:p>
        <text:p text:style-name="P1"/>
        <text:p text:style-name="P1">乾。</text:p>
        <text:p text:style-name="P1">kan.</text:p>
        <text:p text:style-name="P1"/>
        <text:p text:style-name="P1">嘿嘿嘿嘿嘿，</text:p>
        <text:p text:style-name="P1">Heh heh heh heh heh, </text:p>
        <text:p text:style-name="P1"/>
        <text:p text:style-name="P1">欸，</text:p>
        <text:p text:style-name="P1">eh, </text:p>
        <text:p text:style-name="P1"/>
        <text:p text:style-name="P1">阮阿霞哪會猶未來？</text:p>
        <text:p text:style-name="P1">gún A-hâ ná ē iáu-bē lâi? </text:p>
        <text:p text:style-name="P1"/>
        <text:p text:style-name="P1">啊緊欲愛共董事長說謝咧講，</text:p>
        <text:p text:style-name="P1">Ah kín beh ài kā táng-sū-tiúnn seh-siā --leh kóng, </text:p>
        <text:p text:style-name="P1"/>
        <text:p text:style-name="P1">嘿嘿嘿，</text:p>
        <text:p text:style-name="P1">heh heh heh, </text:p>
        <text:p text:style-name="P1"/>
        <text:p text:style-name="P1">阿頭，</text:p>
        <text:p text:style-name="P1">A-thâu, </text:p>
        <text:p text:style-name="P1"/>
        <text:p text:style-name="P1">你騎車去共我看咧，</text:p>
        <text:p text:style-name="P1">lí khiâ-tshia khì kā guá khuànn --leh, </text:p>
        <text:p text:style-name="P1"/>
        <text:p text:style-name="P1">嘿嘿嘿嘿。</text:p>
        <text:p text:style-name="P1">heh heh heh heh.</text:p>
        <text:p text:style-name="P1"/>
        <text:p text:style-name="P1">毋免按呢，</text:p>
        <text:p text:style-name="P1">M̄-bián án-ne, </text:p>
        <text:p text:style-name="P1"/>
        <text:p text:style-name="P1">我欲去嘉義，</text:p>
        <text:p text:style-name="P1">guá berh khìr Ka-gī, </text:p>
        <text:p text:style-name="P1"/>
        <text:p text:style-name="P1">轉來嘛猶看會著，</text:p>
        <text:p text:style-name="P1">tńg--lâi mā iá khuànn ē tio̍h, </text:p>
        <text:p text:style-name="P1"/>
        <text:p text:style-name="P1">哈哈哈哈哈。</text:p>
        <text:p text:style-name="P1">ha ha ha ha ha.</text:p>
        <text:p text:style-name="P1"/>
        <text:p text:style-name="P1">阮霞仔嘛誠愛見董事長你一个面咧，</text:p>
        <text:p text:style-name="P1">Gún Hâ--á mā tsiânn ài kìnn táng-sū-tiúnn lí tsi̍t ê bīn --leh, </text:p>
        <text:p text:style-name="P1"/>
        <text:p text:style-name="P1">嘿嘿嘿。</text:p>
        <text:p text:style-name="P1">heh heh heh.</text:p>
        <text:p text:style-name="P1"/>
        <text:p text:style-name="P1">啊！</text:p>
        <text:p text:style-name="P1"><text:soft-page-break/>Ah! </text:p>
        <text:p text:style-name="P1"/>
        <text:p text:style-name="P1">來矣，</text:p>
        <text:p text:style-name="P1">Lâi --ah, </text:p>
        <text:p text:style-name="P1"/>
        <text:p text:style-name="P1">阿霞來矣。</text:p>
        <text:p text:style-name="P1">A-hâ lâi --ah.</text:p>
        <text:p text:style-name="P1"/>
        <text:p text:style-name="P1">哪會予我等遮久按呢生唅？</text:p>
        <text:p text:style-name="P1">Ná ē hōo guá tán tsiah kú án-ne-sinn --hannh? </text:p>
        <text:p text:style-name="P1"/>
        <text:p text:style-name="P1">來來來來來，</text:p>
        <text:p text:style-name="P1">Lâi lâi lâi lâi lâi, </text:p>
        <text:p text:style-name="P1"/>
        <text:p text:style-name="P1">嘿嘿嘿，</text:p>
        <text:p text:style-name="P1">heh heh heh, </text:p>
        <text:p text:style-name="P1"/>
        <text:p text:style-name="P1">這个董事長，</text:p>
        <text:p text:style-name="P1">tsit ê táng-sū-tiúnn, </text:p>
        <text:p text:style-name="P1"/>
        <text:p text:style-name="P1">這个阮查某囝霞的啦。</text:p>
        <text:p text:style-name="P1">tsit ê gún tsa-bóo-kiánn hâ--ê --lah.</text:p>
        <text:p text:style-name="P1"/>
        <text:p text:style-name="P1">月霞小姐是毋，</text:p>
        <text:p text:style-name="P1">Gua̍t-hâ sió-tsiá sī --m̄, </text:p>
        <text:p text:style-name="P1"/>
        <text:p text:style-name="P1">請坐。</text:p>
        <text:p text:style-name="P1">tshiánn tsēr.</text:p>
        <text:p text:style-name="P1"/>
        <text:p text:style-name="P1">坐坐坐，</text:p>
        <text:p text:style-name="P1">Tsē tsē tsē, </text:p>
        <text:p text:style-name="P1"/>
        <text:p text:style-name="P1">來，</text:p>
        <text:p text:style-name="P1">lâi, </text:p>
        <text:p text:style-name="P1"/>
        <text:p text:style-name="P1">敬董事長一杯，</text:p>
        <text:p text:style-name="P1">kìng táng-sū-tiúnn --tsi̍t-pue, </text:p>
        <text:p text:style-name="P1"/>
        <text:p text:style-name="P1">敬一杯，</text:p>
        <text:p text:style-name="P1">kìng --tsi̍t-pue, </text:p>
        <text:p text:style-name="P1"/>
        <text:p text:style-name="P1">緊，</text:p>
        <text:p text:style-name="P1">kín, </text:p>
        <text:p text:style-name="P1"/>
        <text:p text:style-name="P1">毋就啉，</text:p>
        <text:p text:style-name="P1">m̄ tō lim, </text:p>
        <text:p text:style-name="P1"/>
        <text:p text:style-name="P1">敬落講，</text:p>
        <text:p text:style-name="P1">kìng --lo̍h kóng, </text:p>
        <text:p text:style-name="P1"/>
        <text:p text:style-name="P1">誠頇顢，</text:p>
        <text:p text:style-name="P1">tsiânn hân-bān, </text:p>
        <text:p text:style-name="P1"/>
        <text:p text:style-name="P1">抑無共董事長斟一杯仔，</text:p>
        <text:p text:style-name="P1">ia̍h-bô kā táng-sū-tiúnn thîn --tsi̍t-pue-á, </text:p>
        <text:p text:style-name="P1"/>
        <text:p text:style-name="P1">斟一杯，</text:p>
        <text:p text:style-name="P1">thîn --tsi̍t-pue, </text:p>
        <text:p text:style-name="P1"/>
        <text:p text:style-name="P1">嘿嘿嘿。</text:p>
        <text:p text:style-name="P1">heh heh heh.</text:p>
        <text:p text:style-name="P1"/>
        <text:p text:style-name="P1">啊！</text:p>
        <text:p text:style-name="P1">Ah! </text:p>
        <text:p text:style-name="P1"/>
        <text:p text:style-name="P1">失禮乎。</text:p>
        <text:p text:style-name="P1">Sit-lé --honnh.</text:p>
        <text:p text:style-name="P1"/>
        <text:p text:style-name="P1">霞的啊、霞的！</text:p>
        <text:p text:style-name="P1">Hâ--ê --ah, Hâ--ê!</text:p>
        <text:p text:style-name="P1"/>
        <text:p text:style-name="P1">哈哈哈。</text:p>
        <text:p text:style-name="P1">Ha ha ha.</text:p>
        <text:p text:style-name="P1"/>
        <text:p text:style-name="P1">查某囡仔誠害。</text:p>
        <text:p text:style-name="P1">Tsa-bóo gín-á tsiânn hāi.</text:p>
        <text:p text:style-name="P1"><text:soft-page-break/></text:p>
        <text:p text:style-name="P1">袂要緊、袂要緊，</text:p>
        <text:p text:style-name="P1">Buē iàu-kín, buē iàu-kín, </text:p>
        <text:p text:style-name="P1"/>
        <text:p text:style-name="P1">哈哈哈哈哈！</text:p>
        <text:p text:style-name="P1">ha ha ha ha ha!</text:p>
        <text:p text:style-name="P1"/>
        <text:p text:style-name="P1">洪老師。</text:p>
        <text:p text:style-name="P1">Âng lāu-su.</text:p>
        <text:p text:style-name="P1"/>
        <text:p text:style-name="P1">喔！</text:p>
        <text:p text:style-name="P1">Ooh! </text:p>
        <text:p text:style-name="P1"/>
        <text:p text:style-name="P1">是欲去佗位是毋？</text:p>
        <text:p text:style-name="P1">Sī beh khì tó-uī sī --m̄? </text:p>
        <text:p text:style-name="P1"/>
        <text:p text:style-name="P1">你哪會穿遐媠。</text:p>
        <text:p text:style-name="P1">Lí ná ē tshīng hiah suí.</text:p>
        <text:p text:style-name="P1"/>
        <text:p text:style-name="P1">活欲氣死。</text:p>
        <text:p text:style-name="P1">Ua̍h-beh khì--sí.</text:p>
        <text:p text:style-name="P1"/>
        <text:p text:style-name="P1">是怎樣是毋？</text:p>
        <text:p text:style-name="P1">Sī-tsánn-iūnn sī --m̄?</text:p>
        <text:p text:style-name="P1"/>
        <text:p text:style-name="P1">阮爸爸in董事長佇咧臺北來，</text:p>
        <text:p text:style-name="P1">Gún pá-pah in táng-sū-tiúnn tī-leh Tâi-pak lâi, </text:p>
        <text:p text:style-name="P1"/>
        <text:p text:style-name="P1">叫人就陪伴伊食酒，</text:p>
        <text:p text:style-name="P1">kiò lâng tō puê-phuānn i tsia̍h-tsiú, </text:p>
        <text:p text:style-name="P1"/>
        <text:p text:style-name="P1">害人見笑甲欲死。</text:p>
        <text:p text:style-name="P1">hāi lâng kiàn-siàu kah beh sí.</text:p>
        <text:p text:style-name="P1"/>
        <text:p text:style-name="P1">喔。</text:p>
        <text:p text:style-name="P1">Ooh.</text:p>
        <text:p text:style-name="P1"/>
        <text:p text:style-name="P1">彼个董事長乎，</text:p>
        <text:p text:style-name="P1">Hit ê táng-sū-tiúnn --honnh, </text:p>
        <text:p text:style-name="P1"/>
        <text:p text:style-name="P1">啊都我活欲驚死呢，</text:p>
        <text:p text:style-name="P1">ah to guá ua̍h-beh kiann--sí --neh, </text:p>
        <text:p text:style-name="P1"/>
        <text:p text:style-name="P1">目睭看人金金相，</text:p>
        <text:p text:style-name="P1">ba̍k-tsiu khuànn lâng kim-kim-siòng, </text:p>
        <text:p text:style-name="P1"/>
        <text:p text:style-name="P1">伊若親像洪老師你這款的人，</text:p>
        <text:p text:style-name="P1">i nā tshin-tshiūnn Âng lāu-su lí tsit khuán ê lâng, </text:p>
        <text:p text:style-name="P1"/>
        <text:p text:style-name="P1">人阮就袂驚矣啦。</text:p>
        <text:p text:style-name="P1">lâng gún tō bē kiann --ah--lah. </text:p>
        <text:p text:style-name="P1"/>
        <text:p text:style-name="P1">Eh，</text:p>
        <text:p text:style-name="P1">Eh, </text:p>
        <text:p text:style-name="P1"/>
        <text:p text:style-name="P1">洪老師。</text:p>
        <text:p text:style-name="P1">Âng lāu-su. </text:p>
        <text:p text:style-name="P1"/>
        <text:p text:style-name="P1">Mh？</text:p>
        <text:p text:style-name="P1">Mh?</text:p>
        <text:p text:style-name="P1"/>
        <text:p text:style-name="P1">人我</text:p>
        <text:p text:style-name="P1">Lâng guá</text:p>
        <text:p text:style-name="P1"/>
        <text:p text:style-name="P1">霞仔若做董事長太太，</text:p>
        <text:p text:style-name="P1">Hâ--á nā tsò táng-sū-tiúnn thài-thài, </text:p>
        <text:p text:style-name="P1"/>
        <text:p text:style-name="P1">抑我毋就做頭家公矣，</text:p>
        <text:p text:style-name="P1">iah guá m̄ tō tsò thâu-ke-kong --ah, </text:p>
        <text:p text:style-name="P1"><text:soft-page-break/></text:p>
        <text:p text:style-name="P1">嘿嘿嘿嘿嘿。</text:p>
        <text:p text:style-name="P1">heh heh heh heh heh.</text:p>
        <text:p text:style-name="P1"/>
        <text:p text:style-name="P1">阿爹，</text:p>
        <text:p text:style-name="P1">A-tia, </text:p>
        <text:p text:style-name="P1"/>
        <text:p text:style-name="P1">我轉來矣。</text:p>
        <text:p text:style-name="P1">guá tńg--lâi --ah.</text:p>
        <text:p text:style-name="P1"/>
        <text:p text:style-name="P1">你走去佗位去？</text:p>
        <text:p text:style-name="P1">Lí tsáu khì tó-uī khì? </text:p>
        <text:p text:style-name="P1"/>
        <text:p text:style-name="P1">予我揣遮久，</text:p>
        <text:p text:style-name="P1">Hōo guá tshuē tsiah kú, </text:p>
        <text:p text:style-name="P1"/>
        <text:p text:style-name="P1">霞仔。</text:p>
        <text:p text:style-name="P1">Hâ--á.</text:p>
        <text:p text:style-name="P1"/>
        <text:p text:style-name="P1">Mh？</text:p>
        <text:p text:style-name="P1">Mh?</text:p>
        <text:p text:style-name="P1"/>
        <text:p text:style-name="P1">歡喜喔，</text:p>
        <text:p text:style-name="P1">Huann-hí --ooh, </text:p>
        <text:p text:style-name="P1"/>
        <text:p text:style-name="P1">你咧欲好命矣囉。</text:p>
        <text:p text:style-name="P1">lí teh-beh hó-miā --ah --looh.</text:p>
        <text:p text:style-name="P1"/>
        <text:p text:style-name="P1">是怎樣是毋？</text:p>
        <text:p text:style-name="P1">Sī-tsánn-iūnn sī --m̄?</text:p>
        <text:p text:style-name="P1"/>
        <text:p text:style-name="P1">你咧欲做董事長太太。</text:p>
        <text:p text:style-name="P1">Lí tih-beh tsò táng-sū-tiúnn thài-thài.</text:p>
        <text:p text:style-name="P1"/>
        <text:p text:style-name="P1">唅？</text:p>
        <text:p text:style-name="P1">Hannh? </text:p>
        <text:p text:style-name="P1"/>
        <text:p text:style-name="P1">阿爹，</text:p>
        <text:p text:style-name="P1">A-tia, </text:p>
        <text:p text:style-name="P1"/>
        <text:p text:style-name="P1">你毋就真正欲叫我嫁伊做後岫是毋？</text:p>
        <text:p text:style-name="P1">lí m̄ tiō tsin-tsiànn beh kiò guá kè i tsuē āu-siū sī --m̄?</text:p>
        <text:p text:style-name="P1"/>
        <text:p text:style-name="P1">閣揣無這个機會矣，</text:p>
        <text:p text:style-name="P1">Koh tshuē bô tsit ê ki-huē --ah, </text:p>
        <text:p text:style-name="P1"/>
        <text:p text:style-name="P1">袂用得予你講毋的，</text:p>
        <text:p text:style-name="P1">bē-īng-eh hōo lí kóng m̄ --ê, </text:p>
        <text:p text:style-name="P1"/>
        <text:p text:style-name="P1">雖然你是我養的，</text:p>
        <text:p text:style-name="P1">sui-jiân lí sī guá iúnn--ê, </text:p>
        <text:p text:style-name="P1"/>
        <text:p text:style-name="P1">自恁母仔死了後，</text:p>
        <text:p text:style-name="P1">tsū lín bú--á sí liáu-āu, </text:p>
        <text:p text:style-name="P1"/>
        <text:p text:style-name="P1">是我苦心共你晟大漢的，</text:p>
        <text:p text:style-name="P1">sī guá khóo-sim kā lí tshiânn tuā-hàn --ê, </text:p>
        <text:p text:style-name="P1"/>
        <text:p text:style-name="P1">你嘛就予我快活一下。</text:p>
        <text:p text:style-name="P1">lí mā tō hōo guá khuìnn-ua̍h --tsi̍t-ē.</text:p>
        <text:p text:style-name="P1"/>
        <text:p text:style-name="P1">洪老師，</text:p>
        <text:p text:style-name="P1">Âng lāu-su, </text:p>
        <text:p text:style-name="P1"/>
        <text:p text:style-name="P1">你哪會猶未欲轉去？</text:p>
        <text:p text:style-name="P1">lí ná ē á-bē beh tńg--khì?</text:p>
        <text:p text:style-name="P1"/>
        <text:p text:style-name="P1">李老師。</text:p>
        <text:p text:style-name="P1">Lí lāu-su.</text:p>
        <text:p text:style-name="P1"/>
        <text:p text:style-name="P1">我想講下暗欲來拜候你。</text:p>
        <text:p text:style-name="P1"><text:soft-page-break/>Guá siūnn-kóng e-àm beh lâi pài-hāu --lí.</text:p>
        <text:p text:style-name="P1"/>
        <text:p text:style-name="P1">啥物代誌？</text:p>
        <text:p text:style-name="P1">Siánn-mih tāi-tsì?</text:p>
        <text:p text:style-name="P1"/>
        <text:p text:style-name="P1">拜託你共我教一寡工譜。</text:p>
        <text:p text:style-name="P1">Pài-thok lí kā guá kà tsi̍t-kuá kang-phóo.</text:p>
        <text:p text:style-name="P1"/>
        <text:p text:style-name="P1">猶毋過。</text:p>
        <text:p text:style-name="P1">Iáu-m̄-koh.</text:p>
        <text:p text:style-name="P1"/>
        <text:p text:style-name="P1">莫按呢啦，</text:p>
        <text:p text:style-name="P1">Mài án-ni --lah, </text:p>
        <text:p text:style-name="P1"/>
        <text:p text:style-name="P1">我下暗一定欲去，</text:p>
        <text:p text:style-name="P1">guá e-àm it-tīng beh khì, </text:p>
        <text:p text:style-name="P1"/>
        <text:p text:style-name="P1">你毋通走喔。</text:p>
        <text:p text:style-name="P1">lí m̄-thang tsáu --ooh.</text:p>
        <text:p text:style-name="P1"/>
        <text:p text:style-name="P1">你希望趁著青春，</text:p>
        <text:p text:style-name="P1">Lí hi-bāng thàn-tio̍h tshing-tshun, </text:p>
        <text:p text:style-name="P1"/>
        <text:p text:style-name="P1">陪伴著一位男性，</text:p>
        <text:p text:style-name="P1">puê-phuānn tio̍h tsi̍t uī lâm-sìng, </text:p>
        <text:p text:style-name="P1"/>
        <text:p text:style-name="P1">應該就明白花枝，</text:p>
        <text:p text:style-name="P1">ing-kai tiō bîng-pi̍k hue-ki, </text:p>
        <text:p text:style-name="P1"/>
        <text:p text:style-name="P1">青春的薄命，</text:p>
        <text:p text:style-name="P1">tshing-tshun ê po̍k bīng, </text:p>
        <text:p text:style-name="P1"/>
        <text:p text:style-name="P1">可愛春天若過去，</text:p>
        <text:p text:style-name="P1">khó-ài tshun-thinn nā kè-khì, </text:p>
        <text:p text:style-name="P1"/>
        <text:p text:style-name="P1">秋風冷像冰，</text:p>
        <text:p text:style-name="P1">tshiu-hong líng tshiūnn ping, </text:p>
        <text:p text:style-name="P1"/>
        <text:p text:style-name="P1">容易來耽誤著你，</text:p>
        <text:p text:style-name="P1">iông-ī lâi tam-gōo tio̍h lí, </text:p>
        <text:p text:style-name="P1"/>
        <text:p text:style-name="P1">滿腹的熱情。</text:p>
        <text:p text:style-name="P1">muá-pak ê jia̍t-tsîng.</text:p>
        <text:p text:style-name="P1"/>
        <text:p text:style-name="P1">洪老師，</text:p>
        <text:p text:style-name="P1">Âng lāu-su, </text:p>
        <text:p text:style-name="P1"/>
        <text:p text:style-name="P1">你敢毋知影我的心情，</text:p>
        <text:p text:style-name="P1">lí kám m̄ tsai-iánn guá ê sim-tsîng, </text:p>
        <text:p text:style-name="P1"/>
        <text:p text:style-name="P1">人我真愛你，</text:p>
        <text:p text:style-name="P1">lâng guá tsin ài --lí, </text:p>
        <text:p text:style-name="P1"/>
        <text:p text:style-name="P1">洪老師。</text:p>
        <text:p text:style-name="P1">Âng lāu-su.</text:p>
        <text:p text:style-name="P1"/>
        <text:p text:style-name="P1">Mh、mh，</text:p>
        <text:p text:style-name="P1">Mh, mh, </text:p>
        <text:p text:style-name="P1"/>
        <text:p text:style-name="P1">李老師啊，</text:p>
        <text:p text:style-name="P1">Lí lāu-su --ah, </text:p>
        <text:p text:style-name="P1"/>
        <text:p text:style-name="P1">真暗矣呢，</text:p>
        <text:p text:style-name="P1">tsin àm --ah --neh, </text:p>
        <text:p text:style-name="P1"/>
        <text:p text:style-name="P1">我想⿰下昏暗無轉來睏喔。</text:p>
        <text:p text:style-name="P1">guá siūnn i̋ng-àm bô tńg--lâi khùn --ooh.</text:p>
        <text:p text:style-name="P1"/>
        <text:p text:style-name="P1">哼，</text:p>
        <text:p text:style-name="P1">Hngh, </text:p>
        <text:p text:style-name="P1"><text:soft-page-break/></text:p>
        <text:p text:style-name="P1">這个人足無守約束，</text:p>
        <text:p text:style-name="P1">tsit ê lâng tsiok bô siú iok-sok, </text:p>
        <text:p text:style-name="P1"/>
        <text:p text:style-name="P1">我欲等甲天光。</text:p>
        <text:p text:style-name="P1">guá beh tán kah thinn-kng.</text:p>
        <text:p text:style-name="P1"/>
        <text:p text:style-name="P1">袂用得，</text:p>
        <text:p text:style-name="P1">Bē-īng-eh, </text:p>
        <text:p text:style-name="P1"/>
        <text:p text:style-name="P1">我欲關門矣。</text:p>
        <text:p text:style-name="P1">guá beh kuinn-mn̂g --ah.</text:p>
        <text:p text:style-name="P1"/>
        <text:p text:style-name="P1">哼！</text:p>
        <text:p text:style-name="P1">Hngh!</text:p>
        <text:p text:style-name="P1"/>
        <text:p text:style-name="P1">哼，</text:p>
        <text:p text:style-name="P1">Hngh, </text:p>
        <text:p text:style-name="P1"/>
        <text:p text:style-name="P1">誠實有忍耐性。</text:p>
        <text:p text:style-name="P1">tsiânn-si̍t ū jím-nāi-sìng.</text:p>
        <text:p text:style-name="P1"/>
        <text:p text:style-name="P1">霞的，</text:p>
        <text:p text:style-name="P1">Hâ--ê, </text:p>
        <text:p text:style-name="P1"/>
        <text:p text:style-name="P1">霞的啊，</text:p>
        <text:p text:style-name="P1">Hâ--ê --ah, </text:p>
        <text:p text:style-name="P1"/>
        <text:p text:style-name="P1">共我捾一罐酒，</text:p>
        <text:p text:style-name="P1">kā guá kuānn tsi̍t kuàn tsiú, </text:p>
        <text:p text:style-name="P1"/>
        <text:p text:style-name="P1">無聽見是毋？</text:p>
        <text:p text:style-name="P1">bô thiann--kìnn sī --m̄? </text:p>
        <text:p text:style-name="P1"/>
        <text:p text:style-name="P1">霞的？</text:p>
        <text:p text:style-name="P1">Hâ--ê? </text:p>
        <text:p text:style-name="P1"/>
        <text:p text:style-name="P1">遮早就咧睏矣，</text:p>
        <text:p text:style-name="P1">Tsiah tsá tō leh khùn --ah, </text:p>
        <text:p text:style-name="P1"/>
        <text:p text:style-name="P1">mh，</text:p>
        <text:p text:style-name="P1">mh, </text:p>
        <text:p text:style-name="P1"/>
        <text:p text:style-name="P1">我知喔，</text:p>
        <text:p text:style-name="P1">guá tsai --ooh, </text:p>
        <text:p text:style-name="P1"/>
        <text:p text:style-name="P1">穩是佮彼个。</text:p>
        <text:p text:style-name="P1">ún sī kah hit ê. </text:p>
        <text:p text:style-name="P1"/>
        <text:p text:style-name="P1">喂，</text:p>
        <text:p text:style-name="P1">Ueh, </text:p>
        <text:p text:style-name="P1"/>
        <text:p text:style-name="P1">來，</text:p>
        <text:p text:style-name="P1">lâi, </text:p>
        <text:p text:style-name="P1"/>
        <text:p text:style-name="P1">共伊圍起來，</text:p>
        <text:p text:style-name="P1">kā i uî --khí-lâi, </text:p>
        <text:p text:style-name="P1"/>
        <text:p text:style-name="P1">共搝去，</text:p>
        <text:p text:style-name="P1">kā giú --khì, </text:p>
        <text:p text:style-name="P1"/>
        <text:p text:style-name="P1">行！</text:p>
        <text:p text:style-name="P1">kiânn!</text:p>
        <text:p text:style-name="P1"/>
        <text:p text:style-name="P1">好！</text:p>
        <text:p text:style-name="P1">Hó!</text:p>
        <text:p text:style-name="P1"/>
        <text:p text:style-name="P1">洪老師，</text:p>
        <text:p text:style-name="P1">Âng lāu-su, </text:p>
        <text:p text:style-name="P1"/>
        <text:p text:style-name="P1">遮坐啦。</text:p>
        <text:p text:style-name="P1">tsia tsē --lah.</text:p>
        <text:p text:style-name="P1"/>
        <text:p text:style-name="P1">好。</text:p>
        <text:p text:style-name="P1">Hó.</text:p>
        <text:p text:style-name="P1"/>
        <text:p text:style-name="P1">洪老師，</text:p>
        <text:p text:style-name="P1"><text:soft-page-break/>Âng lāu-su, </text:p>
        <text:p text:style-name="P1"/>
        <text:p text:style-name="P1">人我乎，</text:p>
        <text:p text:style-name="P1">lâng guá --honnh, </text:p>
        <text:p text:style-name="P1"/>
        <text:p text:style-name="P1">足愛聽你唱歌呢。</text:p>
        <text:p text:style-name="P1">tsiok ài thiann lí tshiùnn-kua --neh.</text:p>
        <text:p text:style-name="P1"/>
        <text:p text:style-name="P1">我的歌聲你敢愛聽？</text:p>
        <text:p text:style-name="P1">Guá ê kua-siann lí kám ài thiann?</text:p>
        <text:p text:style-name="P1"/>
        <text:p text:style-name="P1">Mh，</text:p>
        <text:p text:style-name="P1">Mh, </text:p>
        <text:p text:style-name="P1"/>
        <text:p text:style-name="P1">我若永遠會當踮你的身邊。</text:p>
        <text:p text:style-name="P1">guá nā íng-uán ē-tàng tiàm lí ê sin-pinn.</text:p>
        <text:p text:style-name="P1"/>
        <text:p text:style-name="P1">月霞，</text:p>
        <text:p text:style-name="P1">Gua̍t-hâ, </text:p>
        <text:p text:style-name="P1"/>
        <text:p text:style-name="P1">我、我也是。</text:p>
        <text:p text:style-name="P1">guá, guá iā sī.</text:p>
        <text:p text:style-name="P1"/>
        <text:p text:style-name="P1">創啥貨？</text:p>
        <text:p text:style-name="P1">Tshòng siánn-hè? </text:p>
        <text:p text:style-name="P1"/>
        <text:p text:style-name="P1">行！</text:p>
        <text:p text:style-name="P1">Kiânn! </text:p>
        <text:p text:style-name="P1"/>
        <text:p text:style-name="P1">轉來！</text:p>
        <text:p text:style-name="P1">Tńg--lâi! </text:p>
        <text:p text:style-name="P1"/>
        <text:p text:style-name="P1">行！</text:p>
        <text:p text:style-name="P1">Kiânn! </text:p>
        <text:p text:style-name="P1"/>
        <text:p text:style-name="P1">Gîng ⿰落去！</text:p>
        <text:p text:style-name="P1">Gîng --lueh!</text:p>
        <text:p text:style-name="P1"/>
        <text:p text:style-name="P1">予死、予死、予死！</text:p>
        <text:p text:style-name="P1">Hōo sí, hōo sí, hōo sí! </text:p>
        <text:p text:style-name="P1"/>
        <text:p text:style-name="P1">你創啥物啦？</text:p>
        <text:p text:style-name="P1">Lí tshòng siánn-mih --lah?</text:p>
        <text:p text:style-name="P1"/>
        <text:p text:style-name="P1">哎啊。</text:p>
        <text:p text:style-name="P1">Aih-ah.</text:p>
        <text:p text:style-name="P1"/>
        <text:p text:style-name="P1">共恁爸借膽，</text:p>
        <text:p text:style-name="P1">Kā lín-pē tsioh tánn, </text:p>
        <text:p text:style-name="P1"/>
        <text:p text:style-name="P1">飼你大漢矣乎，</text:p>
        <text:p text:style-name="P1">tshī lí tuā-hàn --ah --honnh, </text:p>
        <text:p text:style-name="P1"/>
        <text:p text:style-name="P1">明仔載才來去學校佮伊算數。</text:p>
        <text:p text:style-name="P1">bîn-á-tsài tsiah lâi-khì ha̍k-hāu kah i sǹg-siàu.</text:p>
        <text:p text:style-name="P1"/>
        <text:p text:style-name="P1">啊？</text:p>
        <text:p text:style-name="P1">Ah? </text:p>
        <text:p text:style-name="P1"/>
        <text:p text:style-name="P1">阿爹、阿爹，</text:p>
        <text:p text:style-name="P1">A-tia, a-tia, </text:p>
        <text:p text:style-name="P1"/>
        <text:p text:style-name="P1">拜託你，</text:p>
        <text:p text:style-name="P1">pài-thok lí, </text:p>
        <text:p text:style-name="P1"/>
        <text:p text:style-name="P1">你、你毋通去學校揣伊。</text:p>
        <text:p text:style-name="P1">lí, lí m̄-thang khì ha̍k-hāu tshuē --i.</text:p>
        <text:p text:style-name="P1"/>
        <text:p text:style-name="P1">講啥物痟話？</text:p>
        <text:p text:style-name="P1">Kóng siánn-mih siáu-uē? </text:p>
        <text:p text:style-name="P1"/>
        <text:p text:style-name="P1">這馬若閣佮伊做伙行，</text:p>
        <text:p text:style-name="P1">Tsit-má nā koh kah i tsò-hué kiânn, </text:p>
        <text:p text:style-name="P1"><text:soft-page-break/></text:p>
        <text:p text:style-name="P1">恁爸才共你扷斷跤骨，</text:p>
        <text:p text:style-name="P1">lín-pē tsiah kā lí ió-tn̄g kha-kut, <text:s/></text:p>
        <text:p text:style-name="P1"/>
        <text:p text:style-name="P1">你誠實就共我拍算喔，</text:p>
        <text:p text:style-name="P1">lí tsiânn-si̍t tō kā guá phah-sǹg --ooh, </text:p>
        <text:p text:style-name="P1"/>
        <text:p text:style-name="P1">抑若無，</text:p>
        <text:p text:style-name="P1">ia̍h-nā-bô, </text:p>
        <text:p text:style-name="P1"/>
        <text:p text:style-name="P1">哼！</text:p>
        <text:p text:style-name="P1">hngh!</text:p>
        <text:p text:style-name="P1"/>
        <text:p text:style-name="P1">好啦、好啦，</text:p>
        <text:p text:style-name="P1">Hó --lah, hó --lah, </text:p>
        <text:p text:style-name="P1"/>
        <text:p text:style-name="P1">我才共你解決。</text:p>
        <text:p text:style-name="P1">guá tsiah kā lí kái-kuat.</text:p>
        <text:p text:style-name="P1"/>
        <text:p text:style-name="P1">好。</text:p>
        <text:p text:style-name="P1">Hó. </text:p>
        <text:p text:style-name="P1"/>
        <text:p text:style-name="P1">你閣共忠告一下，</text:p>
        <text:p text:style-name="P1">Lí koh kā tiōng-kò --tsi̍t-ē, </text:p>
        <text:p text:style-name="P1"/>
        <text:p text:style-name="P1">我的查某囝已經做人好勢矣，</text:p>
        <text:p text:style-name="P1">guá ê tsa-bóo-kiánn í-king tsò--lâng hó-sè --ah, </text:p>
        <text:p text:style-name="P1"/>
        <text:p text:style-name="P1">伊猶咧。</text:p>
        <text:p text:style-name="P1">i iá leh.</text:p>
        <text:p text:style-name="P1"/>
        <text:p text:style-name="P1">我知、我知影。</text:p>
        <text:p text:style-name="P1">Guá tsai, guá tsai-iánn.</text:p>
        <text:p text:style-name="P1"/>
        <text:p text:style-name="P1">是，</text:p>
        <text:p text:style-name="P1">Sī, </text:p>
        <text:p text:style-name="P1"/>
        <text:p text:style-name="P1">多謝。</text:p>
        <text:p text:style-name="P1">to-siā.</text:p>
        <text:p text:style-name="P1"/>
        <text:p text:style-name="P1">校長先生。</text:p>
        <text:p text:style-name="P1">Hāu-tiúnn sian-sinn.</text:p>
        <text:p text:style-name="P1"/>
        <text:p text:style-name="P1">洪老師。</text:p>
        <text:p text:style-name="P1">Âng lāu-su.</text:p>
        <text:p text:style-name="P1"/>
        <text:p text:style-name="P1">拄才伊咧講的話我攏有聽見，</text:p>
        <text:p text:style-name="P1">Tú-tsiah i leh kóng ê uē guá lóng ū thiann-kìnn, </text:p>
        <text:p text:style-name="P1"/>
        <text:p text:style-name="P1">我感覺對校長真歹勢。</text:p>
        <text:p text:style-name="P1">guá kám-kak tuì hāu-tiúnn tsin pháinn-sè.</text:p>
        <text:p text:style-name="P1"/>
        <text:p text:style-name="P1">唉！</text:p>
        <text:p text:style-name="P1">Haih! </text:p>
        <text:p text:style-name="P1"/>
        <text:p text:style-name="P1">這款的人真歹對付伊。</text:p>
        <text:p text:style-name="P1">Tsit khuán ê lâng tsin pháinn tuì-hù --i.</text:p>
        <text:p text:style-name="P1"/>
        <text:p text:style-name="P1">我想欲來離開這个所在。</text:p>
        <text:p text:style-name="P1">Guá siūnn-beh lâi lī-khui tsit ê sóo-tsāi.</text:p>
        <text:p text:style-name="P1"/>
        <text:p text:style-name="P1">洪老師，</text:p>
        <text:p text:style-name="P1">Âng lāu-su, </text:p>
        <text:p text:style-name="P1"/>
        <text:p text:style-name="P1">我真了解你的做人，</text:p>
        <text:p text:style-name="P1">guá tsin liáu-kái lí ê tsuè-lâng, </text:p>
        <text:p text:style-name="P1"/>
        <text:p text:style-name="P1">你毋免著急，</text:p>
        <text:p text:style-name="P1">lí m̄-bián tio̍h-kip, </text:p>
        <text:p text:style-name="P1"/>
        <text:p text:style-name="P1">慢慢我才講予伊理解。</text:p>
        <text:p text:style-name="P1"><text:soft-page-break/>bān-bān guá tsiah kóng hōo i lí-kái.</text:p>
        <text:p text:style-name="P1"/>
        <text:p text:style-name="P1">多謝校長你的好意，</text:p>
        <text:p text:style-name="P1">To-siā hāu-tiúnn lí ê hó-ì, </text:p>
        <text:p text:style-name="P1"/>
        <text:p text:style-name="P1">毋過我袂用得拖累校長，</text:p>
        <text:p text:style-name="P1">m̄-kù guá bē-īng-eh thua-luī hāu-tiúnn, </text:p>
        <text:p text:style-name="P1"/>
        <text:p text:style-name="P1">我決定明仔載欲出發。</text:p>
        <text:p text:style-name="P1">guá kuat-tīng bîn-á-tsài beh tshut-huat.</text:p>
        <text:p text:style-name="P1"/>
        <text:p text:style-name="P1">唅，</text:p>
        <text:p text:style-name="P1">Hannh, </text:p>
        <text:p text:style-name="P1"/>
        <text:p text:style-name="P1">明仔載欲離開？</text:p>
        <text:p text:style-name="P1">bîn-á-tsài beh lī-khui?</text:p>
        <text:p text:style-name="P1"/>
        <text:p text:style-name="P1">洪老師。</text:p>
        <text:p text:style-name="P1">Âng lāu-su.</text:p>
        <text:p text:style-name="P1"/>
        <text:p text:style-name="P1">你明仔載誠實欲離開學校是毋？</text:p>
        <text:p text:style-name="P1">Lí bîn-á-tsài tsiânn-si̍t beh lī-khui ha̍k-hāu sī --m̄?</text:p>
        <text:p text:style-name="P1"/>
        <text:p text:style-name="P1">無法度。</text:p>
        <text:p text:style-name="P1">Bô-huat-tōo.</text:p>
        <text:p text:style-name="P1"/>
        <text:p text:style-name="P1">好，</text:p>
        <text:p text:style-name="P1">Hó, </text:p>
        <text:p text:style-name="P1"/>
        <text:p text:style-name="P1">我來共校長計較。</text:p>
        <text:p text:style-name="P1">guá lâi kā hāu-tiúnn kè-kàu.</text:p>
        <text:p text:style-name="P1"/>
        <text:p text:style-name="P1">毋免。</text:p>
        <text:p text:style-name="P1">M̄-bián.</text:p>
        <text:p text:style-name="P1"/>
        <text:p text:style-name="P1">洪老師，</text:p>
        <text:p text:style-name="P1">Âng lāu-su, </text:p>
        <text:p text:style-name="P1"/>
        <text:p text:style-name="P1">你誠實欲去矣是毋？</text:p>
        <text:p text:style-name="P1">lí tsiânn-si̍t beh khìr --ah sī --m̄?</text:p>
        <text:p text:style-name="P1"/>
        <text:p text:style-name="P1">阿章伯，</text:p>
        <text:p text:style-name="P1">A-tsiong-peh, </text:p>
        <text:p text:style-name="P1"/>
        <text:p text:style-name="P1">這幾个中間受你的照顧，</text:p>
        <text:p text:style-name="P1">tsit kuí ê tiong-kan siū lí ê tsiàu-kòo, </text:p>
        <text:p text:style-name="P1"/>
        <text:p text:style-name="P1">真多謝。</text:p>
        <text:p text:style-name="P1">tsin to-siā.</text:p>
        <text:p text:style-name="P1"/>
        <text:p text:style-name="P1">啊毋通按呢講，</text:p>
        <text:p text:style-name="P1">Ah m̄-thang án-ne kóng, </text:p>
        <text:p text:style-name="P1"/>
        <text:p text:style-name="P1">啊！</text:p>
        <text:p text:style-name="P1">ah! </text:p>
        <text:p text:style-name="P1"/>
        <text:p text:style-name="P1">有影，</text:p>
        <text:p text:style-name="P1">Ū-iánn, </text:p>
        <text:p text:style-name="P1"/>
        <text:p text:style-name="P1">拄才有人寄一張批欲予你。</text:p>
        <text:p text:style-name="P1">tú-tsiah ū lâng kià tsi̍t tiunn phue beh hōo --lí.</text:p>
        <text:p text:style-name="P1"/>
        <text:p text:style-name="P1">洪老師，</text:p>
        <text:p text:style-name="P1">Âng lāu-su, </text:p>
        <text:p text:style-name="P1"/>
        <text:p text:style-name="P1">⿰下昏暗八點請你來去咱頂日去的彼欉的樹邊，</text:p>
        <text:p text:style-name="P1">i̋ng-àm peh tiám tshiánn lí lâi-khì lán tíng-ji̍t khì ê hit tsâng ê tshiū-pinn, </text:p>
        <text:p text:style-name="P1"><text:soft-page-break/></text:p>
        <text:p text:style-name="P1">我有真濟話欲對你講，</text:p>
        <text:p text:style-name="P1">guá ū tsin tsē uē beh tuì lí kóng, </text:p>
        <text:p text:style-name="P1"/>
        <text:p text:style-name="P1">月霞。</text:p>
        <text:p text:style-name="P1">Gua̍t-hâ.</text:p>
        <text:p text:style-name="P1"/>
        <text:p text:style-name="P1">欸？</text:p>
        <text:p text:style-name="P1">Eh? </text:p>
        <text:p text:style-name="P1"/>
        <text:p text:style-name="P1">啥物代誌是毋？</text:p>
        <text:p text:style-name="P1">Siánn-mih tāi-tsì sī --m̄?</text:p>
        <text:p text:style-name="P1"/>
        <text:p text:style-name="P1">無。</text:p>
        <text:p text:style-name="P1">Bô.</text:p>
        <text:p text:style-name="P1"/>
        <text:p text:style-name="P1">今仔日洪老師你會來離開這个所在，</text:p>
        <text:p text:style-name="P1">Kin-á-ji̍t Âng lāu-su lí ē lâi lī-khui tsit ê sóo-tsāi, </text:p>
        <text:p text:style-name="P1"/>
        <text:p text:style-name="P1">攏是彼个酒鬼啦，</text:p>
        <text:p text:style-name="P1">lóng sī hit ê tsiú-kuí --lah, </text:p>
        <text:p text:style-name="P1"/>
        <text:p text:style-name="P1">遮好的老師欲佗揣啦。</text:p>
        <text:p text:style-name="P1">tsiah hó ê lāu-su beh tó tshuē --lah.</text:p>
        <text:p text:style-name="P1"/>
        <text:p text:style-name="P1">予恁真多謝。</text:p>
        <text:p text:style-name="P1">Hōo lín tsin to-siā.</text:p>
        <text:p text:style-name="P1"/>
        <text:p text:style-name="P1">啊你的身體也就較保重咧。</text:p>
        <text:p text:style-name="P1">Ah lí ê sin-thé iā tō khah pó-tiōng --eh.</text:p>
        <text:p text:style-name="P1"/>
        <text:p text:style-name="P1">你若到位，</text:p>
        <text:p text:style-name="P1">Lí nā kàu-uī, </text:p>
        <text:p text:style-name="P1"/>
        <text:p text:style-name="P1">隨時寫批共我通知。</text:p>
        <text:p text:style-name="P1">suî-sî siá phe kā guá thong-ti.</text:p>
        <text:p text:style-name="P1"/>
        <text:p text:style-name="P1">好。</text:p>
        <text:p text:style-name="P1">Hó.</text:p>
        <text:p text:style-name="P1"/>
        <text:p text:style-name="P1">祝你成功。</text:p>
        <text:p text:style-name="P1">Tsiok lí sîng-kong.</text:p>
        <text:p text:style-name="P1"/>
        <text:p text:style-name="P1">抑若有時間就閣來𨑨迌喔。</text:p>
        <text:p text:style-name="P1">Ia̍h nā ū sî-kan tō koh lâi tshit-thô --ooh. </text:p>
        <text:p text:style-name="P1"/>
        <text:p text:style-name="P1">身體保重。</text:p>
        <text:p text:style-name="P1">Sin-thé pó-tiōng.</text:p>
        <text:p text:style-name="P1"/>
        <text:p text:style-name="P1">阿章伯、阿章伯。</text:p>
        <text:p text:style-name="P1">A-tsiong-peh, A-tsiong-peh.</text:p>
        <text:p text:style-name="P1"/>
        <text:p text:style-name="P1">阿霞。</text:p>
        <text:p text:style-name="P1">A-hâ.</text:p>
        <text:p text:style-name="P1"/>
        <text:p text:style-name="P1">阿章伯。</text:p>
        <text:p text:style-name="P1">A-tsiong-peh.</text:p>
        <text:p text:style-name="P1"/>
        <text:p text:style-name="P1">啊你是走佗去啦？</text:p>
        <text:p text:style-name="P1">Ah lír sī tsáu tó khìr --lah? </text:p>
        <text:p text:style-name="P1"/>
        <text:p text:style-name="P1">害我厝前厝後揣攏無。</text:p>
        <text:p text:style-name="P1">Hāi guá tshù-tsîng tshù-āu tshē lóng bô.</text:p>
        <text:p text:style-name="P1"/>
        <text:p text:style-name="P1">是啥物代誌？</text:p>
        <text:p text:style-name="P1">Sī siánn-mih tāi-tsì?</text:p>
        <text:p text:style-name="P1"/>
        <text:p text:style-name="P1">倒去矣啦！</text:p>
        <text:p text:style-name="P1">Tò--khìr --ah --lah! </text:p>
        <text:p text:style-name="P1"><text:soft-page-break/></text:p>
        <text:p text:style-name="P1">去矣啦！</text:p>
        <text:p text:style-name="P1">Khìr --ah --lah!</text:p>
        <text:p text:style-name="P1"/>
        <text:p text:style-name="P1">是啥物去矣啦？</text:p>
        <text:p text:style-name="P1">Sī siánn-mih khì --ah --lah?</text:p>
        <text:p text:style-name="P1"/>
        <text:p text:style-name="P1">哎！</text:p>
        <text:p text:style-name="P1">Aih! </text:p>
        <text:p text:style-name="P1"/>
        <text:p text:style-name="P1">洪老師去矣啦！</text:p>
        <text:p text:style-name="P1">Âng lāu-su khìr --ah --lah!</text:p>
        <text:p text:style-name="P1"/>
        <text:p text:style-name="P1">啊！</text:p>
        <text:p text:style-name="P1">Ah! </text:p>
        <text:p text:style-name="P1"/>
        <text:p text:style-name="P1">洪老師，</text:p>
        <text:p text:style-name="P1">Âng lāu-su, </text:p>
        <text:p text:style-name="P1"/>
        <text:p text:style-name="P1">伊、伊是去佗位？</text:p>
        <text:p text:style-name="P1">i, i sī khì tó-uī?</text:p>
        <text:p text:style-name="P1"/>
        <text:p text:style-name="P1">我嘛毋知影，</text:p>
        <text:p text:style-name="P1">Guá mā m̄ tsai-iánn, </text:p>
        <text:p text:style-name="P1"/>
        <text:p text:style-name="P1">一寡物件款款咧，</text:p>
        <text:p text:style-name="P1">tsi̍t-kuá mn̍gh-kiānn khuán-khuán--leh, </text:p>
        <text:p text:style-name="P1"/>
        <text:p text:style-name="P1">氣怫怫越咧做伊去矣啦。</text:p>
        <text:p text:style-name="P1">khì-phut-phut ua̍t --leh tsuè i khìr --ah --lah.</text:p>
        <text:p text:style-name="P1"/>
        <text:p text:style-name="P1">啊！</text:p>
        <text:p text:style-name="P1">Ah!</text:p>
        <text:p text:style-name="P1"/>
        <text:p text:style-name="P1">唉。</text:p>
        <text:p text:style-name="P1">Haih.</text:p>
        <text:p text:style-name="P1"/>
        <text:p text:style-name="P1">有人佇咧無？</text:p>
        <text:p text:style-name="P1">Ū lâng tī--leh --bô? </text:p>
        <text:p text:style-name="P1"/>
        <text:p text:style-name="P1">有人佇咧無？</text:p>
        <text:p text:style-name="P1">Ū lâng tī--leh --bô?</text:p>
        <text:p text:style-name="P1"/>
        <text:p text:style-name="P1">欲揣啥物人？</text:p>
        <text:p text:style-name="P1">Beh tshē siánn-mih lâng?</text:p>
        <text:p text:style-name="P1"/>
        <text:p text:style-name="P1">拜託咧借問一下，</text:p>
        <text:p text:style-name="P1">Pài-thok --eh tsioh-mn̄g --tsi̍t-ē, </text:p>
        <text:p text:style-name="P1"/>
        <text:p text:style-name="P1">遮毋知有一个姓柯，</text:p>
        <text:p text:style-name="P1">tsia m̄ tsai ū tsi̍t ê sìnn Kua, </text:p>
        <text:p text:style-name="P1"/>
        <text:p text:style-name="P1">叫做柯友銘先生抑無？</text:p>
        <text:p text:style-name="P1">kiò-tsò Kua Iú-bîng sian-sinn ia̍h bô?</text:p>
        <text:p text:style-name="P1"/>
        <text:p text:style-name="P1">柯課長是毋？</text:p>
        <text:p text:style-name="P1">Kua khò-tiúnn sī --m̄? </text:p>
        <text:p text:style-name="P1"/>
        <text:p text:style-name="P1">有啦，</text:p>
        <text:p text:style-name="P1">Ū --lah, </text:p>
        <text:p text:style-name="P1"/>
        <text:p text:style-name="P1">伊現在佇咧現場啦，</text:p>
        <text:p text:style-name="P1">i hiān-tsāi tī-leh hiān-tiûnn --lah, </text:p>
        <text:p text:style-name="P1"/>
        <text:p text:style-name="P1">抑無請你入來坐，</text:p>
        <text:p text:style-name="P1">iah-bô tshiánn lí ji̍p-lâi tsē, </text:p>
        <text:p text:style-name="P1"/>
        <text:p text:style-name="P1">請遐坐，</text:p>
        <text:p text:style-name="P1">tshiánn hia tsē, </text:p>
        <text:p text:style-name="P1"/>
        <text:p text:style-name="P1">請你用茶，</text:p>
        <text:p text:style-name="P1"><text:soft-page-break/>tshiánn lí iōng-tê, </text:p>
        <text:p text:style-name="P1"/>
        <text:p text:style-name="P1">你請坐一下，</text:p>
        <text:p text:style-name="P1">lí tshiánn tsē --tsi̍t-ē, </text:p>
        <text:p text:style-name="P1"/>
        <text:p text:style-name="P1">伊連鞭就會倒轉來。</text:p>
        <text:p text:style-name="P1">i liâm-mi tiō ē tò-tńg--lâi. </text:p>
        <text:p text:style-name="P1"/>
        <text:p text:style-name="P1">柯先生，</text:p>
        <text:p text:style-name="P1">Kua --sian-sinn, </text:p>
        <text:p text:style-name="P1"/>
        <text:p text:style-name="P1">有人咧欲揣你喔！</text:p>
        <text:p text:style-name="P1">ū lâng tih-beh tshē --lí --ooh!</text:p>
        <text:p text:style-name="P1"/>
        <text:p text:style-name="P1">喔，</text:p>
        <text:p text:style-name="P1">Ooh, </text:p>
        <text:p text:style-name="P1"/>
        <text:p text:style-name="P1">啥物人是毋？</text:p>
        <text:p text:style-name="P1">siánn-mih lâng sī --m̄? </text:p>
        <text:p text:style-name="P1"/>
        <text:p text:style-name="P1">唷，</text:p>
        <text:p text:style-name="P1">Ioh, </text:p>
        <text:p text:style-name="P1"/>
        <text:p text:style-name="P1">同窗的，</text:p>
        <text:p text:style-name="P1">tông-tshong--ê, </text:p>
        <text:p text:style-name="P1"/>
        <text:p text:style-name="P1">想無到你會來這个所在，</text:p>
        <text:p text:style-name="P1">siūnn bô kàu lí ē lâi tsit ê sóo-tsāi, </text:p>
        <text:p text:style-name="P1"/>
        <text:p text:style-name="P1">來坐，</text:p>
        <text:p text:style-name="P1">lâi tsē, </text:p>
        <text:p text:style-name="P1"/>
        <text:p text:style-name="P1">坐坐坐，</text:p>
        <text:p text:style-name="P1">tsē tsē tsē, </text:p>
        <text:p text:style-name="P1"/>
        <text:p text:style-name="P1">今仔日是啥物風共你吹來啊？</text:p>
        <text:p text:style-name="P1">kin-á-ji̍t sī sím-mih hong kā lí tshue--lâi --ah?</text:p>
        <text:p text:style-name="P1"/>
        <text:p text:style-name="P1">本來是想欲寫批共你通知。</text:p>
        <text:p text:style-name="P1">Pún-lâi sī siūnn-beh siá phue kā lí thong-ti.</text:p>
        <text:p text:style-name="P1"/>
        <text:p text:style-name="P1">Mh，</text:p>
        <text:p text:style-name="P1">Mh, </text:p>
        <text:p text:style-name="P1"/>
        <text:p text:style-name="P1">你近來好抑䆀啊？</text:p>
        <text:p text:style-name="P1">lí kīn-lâi hó ia̍h bái --ah?</text:p>
        <text:p text:style-name="P1"/>
        <text:p text:style-name="P1">教員，</text:p>
        <text:p text:style-name="P1">Kàu-uân, </text:p>
        <text:p text:style-name="P1"/>
        <text:p text:style-name="P1">我已經無做矣。</text:p>
        <text:p text:style-name="P1">guá í-king bô tsuè --ah.</text:p>
        <text:p text:style-name="P1"/>
        <text:p text:style-name="P1">老洪的啊，</text:p>
        <text:p text:style-name="P1">Láu Âng--ê --ah, </text:p>
        <text:p text:style-name="P1"/>
        <text:p text:style-name="P1">咱來啉一杯嘛！</text:p>
        <text:p text:style-name="P1">lán lâi lim --tsi̍t-pue --mah! </text:p>
        <text:p text:style-name="P1"/>
        <text:p text:style-name="P1">哈哈哈。</text:p>
        <text:p text:style-name="P1">Ha ha ha.</text:p>
        <text:p text:style-name="P1"/>
        <text:p text:style-name="P1">乾一杯！</text:p>
        <text:p text:style-name="P1">Kan --tsi̍t-pue! </text:p>
        <text:p text:style-name="P1"/>
        <text:p text:style-name="P1">你敢誠實有決心欲踮這个山場是毋？</text:p>
        <text:p text:style-name="P1">Lí kám tsiânn-si̍t ū kuat-sim beh tiàm tsit ê suann-tiûnn sī --m̄?</text:p>
        <text:p text:style-name="P1"/>
        <text:p text:style-name="P1">Mh。</text:p>
        <text:p text:style-name="P1">Mh.</text:p>
        <text:p text:style-name="P1"/>
        <text:p text:style-name="P1"><text:soft-page-break/>Mh，</text:p>
        <text:p text:style-name="P1">Mh, </text:p>
        <text:p text:style-name="P1"/>
        <text:p text:style-name="P1">誠拄好公司拄仔欠兩个現場監督，</text:p>
        <text:p text:style-name="P1">tsiânn tú-hó kong-si tú-á khiàm nn̄g ê hiān-tiûnn kàm-tok, </text:p>
        <text:p text:style-name="P1"/>
        <text:p text:style-name="P1">明仔載我才共你引薦。</text:p>
        <text:p text:style-name="P1">bîn-á-tsài guá tsiah kā lí ín-tsiàn.</text:p>
        <text:p text:style-name="P1"/>
        <text:p text:style-name="P1">多謝。</text:p>
        <text:p text:style-name="P1">To-siā.</text:p>
        <text:p text:style-name="P1"/>
        <text:p text:style-name="P1">來來來，</text:p>
        <text:p text:style-name="P1">Lâi lâi lâi, </text:p>
        <text:p text:style-name="P1"/>
        <text:p text:style-name="P1">閣來啉一杯。</text:p>
        <text:p text:style-name="P1">koh lâi lim --tsi̍t-pue.</text:p>
        <text:p text:style-name="P1"/>
        <text:p text:style-name="P1">哈哈哈哈哈哈哈，</text:p>
        <text:p text:style-name="P1">Ha ha ha ha ha ha ha, </text:p>
        <text:p text:style-name="P1"/>
        <text:p text:style-name="P1">阮霞仔聽著董事長你欲娶伊真歡喜，</text:p>
        <text:p text:style-name="P1">gún Hâ--á thiann-tio̍h táng-sū-tiúnn lí beh tshuā --i tsin huann-hí, </text:p>
        <text:p text:style-name="P1"/>
        <text:p text:style-name="P1">就是我嘛感覺非常的光榮，</text:p>
        <text:p text:style-name="P1">tō sī guá mā kám-kak hui-siông ê kong-îng, </text:p>
        <text:p text:style-name="P1"/>
        <text:p text:style-name="P1">嘿嘿。</text:p>
        <text:p text:style-name="P1">heh heh.</text:p>
        <text:p text:style-name="P1"/>
        <text:p text:style-name="P1">哈哈，</text:p>
        <text:p text:style-name="P1">Ha ha, </text:p>
        <text:p text:style-name="P1"/>
        <text:p text:style-name="P1">抑無看一个好日才來舉行婚禮。</text:p>
        <text:p text:style-name="P1">ia̍h-bô khuànn tsi̍t ê hó-ji̍t tsiah lâi kí-hîng hun-lé.</text:p>
        <text:p text:style-name="P1"/>
        <text:p text:style-name="P1">好好好好好。</text:p>
        <text:p text:style-name="P1">Hó hó hó hó hó.</text:p>
        <text:p text:style-name="P1"/>
        <text:p text:style-name="P1">這張十萬你收起來。</text:p>
        <text:p text:style-name="P1">Tsit tiunn tsa̍p-bān lí siu --khí-lâi.</text:p>
        <text:p text:style-name="P1"/>
        <text:p text:style-name="P1">唅？</text:p>
        <text:p text:style-name="P1">Hannh? </text:p>
        <text:p text:style-name="P1"/>
        <text:p text:style-name="P1">十萬！</text:p>
        <text:p text:style-name="P1">Tsa̍p-bān! </text:p>
        <text:p text:style-name="P1"/>
        <text:p text:style-name="P1">多謝、多謝、多謝，</text:p>
        <text:p text:style-name="P1">To-siā, to-siā, to-siā, </text:p>
        <text:p text:style-name="P1"/>
        <text:p text:style-name="P1">十萬。</text:p>
        <text:p text:style-name="P1">tsa̍p-bān.</text:p>
        <text:p text:style-name="P1"/>
        <text:p text:style-name="P1">後禮拜起阮公司的經理報予你接任。</text:p>
        <text:p text:style-name="P1">Āu lé-pài khí gún kong-si ê king-lí pò hōo lí tsiap-jīm.</text:p>
        <text:p text:style-name="P1"/>
        <text:p text:style-name="P1">唅！</text:p>
        <text:p text:style-name="P1">Hannh! </text:p>
        <text:p text:style-name="P1"/>
        <text:p text:style-name="P1">經理？</text:p>
        <text:p text:style-name="P1">King-lí? </text:p>
        <text:p text:style-name="P1"/>
        <text:p text:style-name="P1">嘿嘿嘿嘿，</text:p>
        <text:p text:style-name="P1">Heh heh heh heh, </text:p>
        <text:p text:style-name="P1"/>
        <text:p text:style-name="P1">多謝、多謝，</text:p>
        <text:p text:style-name="P1">to-siā, to-siā, </text:p>
        <text:p text:style-name="P1"/>
        <text:p text:style-name="P1"><text:soft-page-break/>嘿嘿嘿嘿嘿。</text:p>
        <text:p text:style-name="P1">heh heh heh heh heh.</text:p>
        <text:p text:style-name="P1"/>
        <text:p text:style-name="P1">哈哈哈哈哈哈哈。</text:p>
        <text:p text:style-name="P1">Ha ha ha ha ha ha ha.</text:p>
        <text:p text:style-name="P1"/>
        <text:p text:style-name="P1">霞的，</text:p>
        <text:p text:style-name="P1">Hâ--ê, </text:p>
        <text:p text:style-name="P1"/>
        <text:p text:style-name="P1">今恁爸就傍你的福氣來去臺北快活一下，</text:p>
        <text:p text:style-name="P1">tann lín pâ tō pn̄g lí ê hok-khì lâi-khì Tâi-pak khuìnn-ua̍h --tsi̍t-ē, </text:p>
        <text:p text:style-name="P1"/>
        <text:p text:style-name="P1">嘿嘿嘿嘿，</text:p>
        <text:p text:style-name="P1">heh heh heh heh, </text:p>
        <text:p text:style-name="P1"/>
        <text:p text:style-name="P1">你實在真乖，</text:p>
        <text:p text:style-name="P1">lí si̍t-tsāi tsin kuai, </text:p>
        <text:p text:style-name="P1"/>
        <text:p text:style-name="P1">真有孝，</text:p>
        <text:p text:style-name="P1">tsin iú-hàu, </text:p>
        <text:p text:style-name="P1"/>
        <text:p text:style-name="P1">爸飼你真有價值，</text:p>
        <text:p text:style-name="P1">pâ tshī lí tsin ū kè-ta̍t, </text:p>
        <text:p text:style-name="P1"/>
        <text:p text:style-name="P1">嘿嘿嘿，</text:p>
        <text:p text:style-name="P1">heh heh heh, </text:p>
        <text:p text:style-name="P1"/>
        <text:p text:style-name="P1">來、來佮爸啉一杯，</text:p>
        <text:p text:style-name="P1">lâi, lâi kah pâ lim --tsi̍t-pue, </text:p>
        <text:p text:style-name="P1"/>
        <text:p text:style-name="P1">啉啊！</text:p>
        <text:p text:style-name="P1">lim --ah! </text:p>
        <text:p text:style-name="P1"/>
        <text:p text:style-name="P1">哈哈哈。</text:p>
        <text:p text:style-name="P1">Ha ha ha.</text:p>
        <text:p text:style-name="P1"/>
        <text:p text:style-name="P1">阿爹，</text:p>
        <text:p text:style-name="P1">A-tia, </text:p>
        <text:p text:style-name="P1"/>
        <text:p text:style-name="P1">臺北我無愛去，</text:p>
        <text:p text:style-name="P1">Tâi-pak guá bô ài khì, </text:p>
        <text:p text:style-name="P1"/>
        <text:p text:style-name="P1">我無愛去。</text:p>
        <text:p text:style-name="P1">guá bô ài khì.</text:p>
        <text:p text:style-name="P1"/>
        <text:p text:style-name="P1">唅，</text:p>
        <text:p text:style-name="P1">Hannh, </text:p>
        <text:p text:style-name="P1"/>
        <text:p text:style-name="P1">啥物？</text:p>
        <text:p text:style-name="P1">siánn-mih? </text:p>
        <text:p text:style-name="P1"/>
        <text:p text:style-name="P1">毋去！</text:p>
        <text:p text:style-name="P1">M̄ khì! </text:p>
        <text:p text:style-name="P1"/>
        <text:p text:style-name="P1">袂用得予你毋去的，</text:p>
        <text:p text:style-name="P1">Buē-īng-eh hōo lí m̄ khì --ê, </text:p>
        <text:p text:style-name="P1"/>
        <text:p text:style-name="P1">我已經答應人矣，</text:p>
        <text:p text:style-name="P1">guá í-king tah-ìng --lâng --ah, </text:p>
        <text:p text:style-name="P1"/>
        <text:p text:style-name="P1">你是欲共我買命是毋？</text:p>
        <text:p text:style-name="P1">lí sī beh kā guá bé-miā sī --m̄? </text:p>
        <text:p text:style-name="P1"/>
        <text:p text:style-name="P1">衫褲去款款咧，</text:p>
        <text:p text:style-name="P1">Sann-khòo khì khuán-khuán--leh, </text:p>
        <text:p text:style-name="P1"/>
        <text:p text:style-name="P1">明仔載欲坐頭幫車，</text:p>
        <text:p text:style-name="P1">bîn-á-tsài beh tsē thâu-pang-tshia, </text:p>
        <text:p text:style-name="P1"/>
        <text:p text:style-name="P1">去！</text:p>
        <text:p text:style-name="P1">khì! </text:p>
        <text:p text:style-name="P1"><text:soft-page-break/></text:p>
        <text:p text:style-name="P1">霞的、霞仔、霞的，</text:p>
        <text:p text:style-name="P1">Hâ--ê, Hâ--á, Hâ--ê, </text:p>
        <text:p text:style-name="P1"/>
        <text:p text:style-name="P1">mh？</text:p>
        <text:p text:style-name="P1">mh? </text:p>
        <text:p text:style-name="P1"/>
        <text:p text:style-name="P1">霞的、霞仔、霞的喔、霞的啊、霞的喔、霞的喔，</text:p>
        <text:p text:style-name="P1">Hâ--ê, Hâ--á, Hâ--ê --ooh, Hâ--ê --ah, Hâ--ê --ooh, Hâ--ê --ooh, </text:p>
        <text:p text:style-name="P1"/>
        <text:p text:style-name="P1">哎，</text:p>
        <text:p text:style-name="P1">ai, </text:p>
        <text:p text:style-name="P1"/>
        <text:p text:style-name="P1">這个死查某鬼仔，</text:p>
        <text:p text:style-name="P1">tsit ê sí-tsa-bóo-kuí-á, </text:p>
        <text:p text:style-name="P1"/>
        <text:p text:style-name="P1">存範欲共我氣死，</text:p>
        <text:p text:style-name="P1">tshûn-pān beh kā guá khì--sí, </text:p>
        <text:p text:style-name="P1"/>
        <text:p text:style-name="P1">霞的喔，</text:p>
        <text:p text:style-name="P1">Hâ--ê --ooh, </text:p>
        <text:p text:style-name="P1"/>
        <text:p text:style-name="P1">哎喲，</text:p>
        <text:p text:style-name="P1">ai-iō, </text:p>
        <text:p text:style-name="P1"/>
        <text:p text:style-name="P1">霞的喔、霞的喔、霞的啊！</text:p>
        <text:p text:style-name="P1">Hâ--ê --ooh, Hâ--ê --ooh, Hâ--ê --ah!</text:p>
        <text:p text:style-name="P1"/>
        <text:p text:style-name="P1">阿章伯，</text:p>
        <text:p text:style-name="P1">A-tsiong-peh, </text:p>
        <text:p text:style-name="P1"/>
        <text:p text:style-name="P1">好心咧，</text:p>
        <text:p text:style-name="P1">hó-sim --eh, </text:p>
        <text:p text:style-name="P1"/>
        <text:p text:style-name="P1">緊救我咧，</text:p>
        <text:p text:style-name="P1">kín kiù --guá --leh, </text:p>
        <text:p text:style-name="P1"/>
        <text:p text:style-name="P1">有人綴佇後壁欲綴我啦。</text:p>
        <text:p text:style-name="P1">ū lâng tè tī āu-piah beh tè --guá --lah.</text:p>
        <text:p text:style-name="P1"/>
        <text:p text:style-name="P1">喔！</text:p>
        <text:p text:style-name="P1">Ooh! </text:p>
        <text:p text:style-name="P1"/>
        <text:p text:style-name="P1">緊、緊、緊起來！</text:p>
        <text:p text:style-name="P1">Kín, kín, kín khí-lâi!</text:p>
        <text:p text:style-name="P1"/>
        <text:p text:style-name="P1">較緊咧。</text:p>
        <text:p text:style-name="P1">Khah kín --leh.</text:p>
        <text:p text:style-name="P1"/>
        <text:p text:style-name="P1">較細膩的喔。</text:p>
        <text:p text:style-name="P1">Khah sè-jī --ê --ooh.</text:p>
        <text:p text:style-name="P1"/>
        <text:p text:style-name="P1">較緊咧、較緊咧啦！</text:p>
        <text:p text:style-name="P1">Khah kín --leh, khah kín --leh --lah!</text:p>
        <text:p text:style-name="P1"/>
        <text:p text:style-name="P1">好。</text:p>
        <text:p text:style-name="P1">Hó.</text:p>
        <text:p text:style-name="P1"/>
        <text:p text:style-name="P1">霞的喔！</text:p>
        <text:p text:style-name="P1">Hâ--ê --ooh! </text:p>
        <text:p text:style-name="P1"/>
        <text:p text:style-name="P1">死查某鬼仔，</text:p>
        <text:p text:style-name="P1">Sí-tsa-bóo-kuí-á, </text:p>
        <text:p text:style-name="P1"/>
        <text:p text:style-name="P1">遮好跤手，</text:p>
        <text:p text:style-name="P1">tsiah hó kha-tshiú, </text:p>
        <text:p text:style-name="P1"/>
        <text:p text:style-name="P1">走落去佗位仔去矣？</text:p>
        <text:p text:style-name="P1">tsáu lo̍h-khì tó-uī-á --khì --ah? </text:p>
        <text:p text:style-name="P1"/>
        <text:p text:style-name="P1">霞的喔！</text:p>
        <text:p text:style-name="P1">Hâ--ê --ooh!</text:p>
        <text:p text:style-name="P1"><text:soft-page-break/></text:p>
        <text:p text:style-name="P1">霞的，</text:p>
        <text:p text:style-name="P1">Hâ--ê, </text:p>
        <text:p text:style-name="P1"/>
        <text:p text:style-name="P1">啊你是欲去佗位啦？</text:p>
        <text:p text:style-name="P1">ah lí sī beh khì tó-uī --lah?</text:p>
        <text:p text:style-name="P1"/>
        <text:p text:style-name="P1">阿章伯，</text:p>
        <text:p text:style-name="P1">A-tsiong-peh, </text:p>
        <text:p text:style-name="P1"/>
        <text:p text:style-name="P1">我嘛毋知欲去⿰佗位較好。</text:p>
        <text:p text:style-name="P1">guá mā m̄ tsai beh khì tueh khah hó.</text:p>
        <text:p text:style-name="P1"/>
        <text:p text:style-name="P1">欲去⿰佗位你也毋知？</text:p>
        <text:p text:style-name="P1">Beh khìr tueh lí iā m̄ tsai?</text:p>
        <text:p text:style-name="P1"/>
        <text:p text:style-name="P1">我想欲來揣洪老師。</text:p>
        <text:p text:style-name="P1">Guá siūnn-beh lâi tshuē Âng lāu-su.</text:p>
        <text:p text:style-name="P1"/>
        <text:p text:style-name="P1">啊！</text:p>
        <text:p text:style-name="P1">Ah! </text:p>
        <text:p text:style-name="P1"/>
        <text:p text:style-name="P1">有影，</text:p>
        <text:p text:style-name="P1">Ū-iánn, </text:p>
        <text:p text:style-name="P1"/>
        <text:p text:style-name="P1">我險咧攏袂記得，</text:p>
        <text:p text:style-name="P1">guá hiám --eh lóng buē-kì-eh, </text:p>
        <text:p text:style-name="P1"/>
        <text:p text:style-name="P1">今仔日洪先生寫一張批予侯老師講伊咧阿里山。</text:p>
        <text:p text:style-name="P1">kin-á-ji̍t Âng --sian-sinn siá tsi̍t tiunn phue hōo Hâu lāu-su kóng i leh A-lí-san.</text:p>
        <text:p text:style-name="P1"/>
        <text:p text:style-name="P1">啊？</text:p>
        <text:p text:style-name="P1">Ah? </text:p>
        <text:p text:style-name="P1"/>
        <text:p text:style-name="P1">阿里山，</text:p>
        <text:p text:style-name="P1">A-lí-san, </text:p>
        <text:p text:style-name="P1"/>
        <text:p text:style-name="P1">我欲來去揣伊。</text:p>
        <text:p text:style-name="P1">guá beh lâi-khì tshuē --i.</text:p>
        <text:p text:style-name="P1"/>
        <text:p text:style-name="P1">尾幫車，</text:p>
        <text:p text:style-name="P1">Bé-pang-tshia, </text:p>
        <text:p text:style-name="P1"/>
        <text:p text:style-name="P1">趕緊。</text:p>
        <text:p text:style-name="P1">kuánn-kín.</text:p>
        <text:p text:style-name="P1"/>
        <text:p text:style-name="P1">小姐，</text:p>
        <text:p text:style-name="P1">Sió-tsiá, </text:p>
        <text:p text:style-name="P1"/>
        <text:p text:style-name="P1">徛遐危險，</text:p>
        <text:p text:style-name="P1">khiā hia huî-hiám, </text:p>
        <text:p text:style-name="P1"/>
        <text:p text:style-name="P1">請你入來內面坐。</text:p>
        <text:p text:style-name="P1">tshiánn lí ji̍p-lâi lāi-bīn tsē.</text:p>
        <text:p text:style-name="P1"/>
        <text:p text:style-name="P1">洪先生，</text:p>
        <text:p text:style-name="P1">Âng --sian-sinn, </text:p>
        <text:p text:style-name="P1"/>
        <text:p text:style-name="P1">一个查某囡仔誠媠，</text:p>
        <text:p text:style-name="P1">tsi̍t ê tsa-bóo gín-á tsiânn suí, </text:p>
        <text:p text:style-name="P1"/>
        <text:p text:style-name="P1">來揣你。</text:p>
        <text:p text:style-name="P1">lâi tshē --lí.</text:p>
        <text:p text:style-name="P1"/>
        <text:p text:style-name="P1">查某囡仔？</text:p>
        <text:p text:style-name="P1">Tsa-bóo gín-á?</text:p>
        <text:p text:style-name="P1"/>
        <text:p text:style-name="P1">Hannh，</text:p>
        <text:p text:style-name="P1">Hannh, </text:p>
        <text:p text:style-name="P1"><text:soft-page-break/></text:p>
        <text:p text:style-name="P1">緊喔，</text:p>
        <text:p text:style-name="P1">kín --ooh, </text:p>
        <text:p text:style-name="P1"/>
        <text:p text:style-name="P1">緊去喔！</text:p>
        <text:p text:style-name="P1">kín khì --ooh!</text:p>
        <text:p text:style-name="P1"/>
        <text:p text:style-name="P1">洪老師。</text:p>
        <text:p text:style-name="P1">Âng lāu-su.</text:p>
        <text:p text:style-name="P1"/>
        <text:p text:style-name="P1">你、你哪會來遮？</text:p>
        <text:p text:style-name="P1">Lí, lí ná ē lâi tsia? </text:p>
        <text:p text:style-name="P1"/>
        <text:p text:style-name="P1">月霞，</text:p>
        <text:p text:style-name="P1">Gua̍t-hâ, </text:p>
        <text:p text:style-name="P1"/>
        <text:p text:style-name="P1">是怎樣啦？</text:p>
        <text:p text:style-name="P1">sī-tsánn-iūnn --lah? </text:p>
        <text:p text:style-name="P1"/>
        <text:p text:style-name="P1">怎樣是毋？</text:p>
        <text:p text:style-name="P1">Tsánn-iūnn sī --m̄?</text:p>
        <text:p text:style-name="P1"/>
        <text:p text:style-name="P1">阮阿爹一直逼我就嫁董事長做後岫，</text:p>
        <text:p text:style-name="P1">Gún a-tia it-ti̍t pik guá tō kè táng-sū-tiúnn tsuè āu-siū, </text:p>
        <text:p text:style-name="P1"/>
        <text:p text:style-name="P1">我、我才走出來。</text:p>
        <text:p text:style-name="P1">guá, guá tsiah tsáu --tshut-lâi.</text:p>
        <text:p text:style-name="P1"/>
        <text:p text:style-name="P1">偷走出來？</text:p>
        <text:p text:style-name="P1">Thau tsáu --tshut-lâi?</text:p>
        <text:p text:style-name="P1"/>
        <text:p text:style-name="P1">我決心毋轉去。</text:p>
        <text:p text:style-name="P1">Guá kuat-sim m̄ tńg--khì.</text:p>
        <text:p text:style-name="P1"/>
        <text:p text:style-name="P1">毋轉去？</text:p>
        <text:p text:style-name="P1">M̄ tńg--khì?</text:p>
        <text:p text:style-name="P1"/>
        <text:p text:style-name="P1">我永遠欲佮你踮遮。</text:p>
        <text:p text:style-name="P1">Guá íng-uán beh kah lí tiàm tsia.</text:p>
        <text:p text:style-name="P1"/>
        <text:p text:style-name="P1">袂用得，</text:p>
        <text:p text:style-name="P1">Buē-īng-lit, </text:p>
        <text:p text:style-name="P1"/>
        <text:p text:style-name="P1">人會講我誘拐你，</text:p>
        <text:p text:style-name="P1">lâng ē kóng guá iú-kuái --lí, </text:p>
        <text:p text:style-name="P1"/>
        <text:p text:style-name="P1">最好你明仔載隨時轉去。</text:p>
        <text:p text:style-name="P1">tsuè hó lí bîn-á-tsài suî-sî tńg--khì.</text:p>
        <text:p text:style-name="P1"/>
        <text:p text:style-name="P1">啊？</text:p>
        <text:p text:style-name="P1">Ah? </text:p>
        <text:p text:style-name="P1"/>
        <text:p text:style-name="P1">你欲趕我轉去，</text:p>
        <text:p text:style-name="P1">Lí beh kuánn guá tńg--khì, </text:p>
        <text:p text:style-name="P1"/>
        <text:p text:style-name="P1">好，</text:p>
        <text:p text:style-name="P1">hó, </text:p>
        <text:p text:style-name="P1"/>
        <text:p text:style-name="P1">毋免明仔載，</text:p>
        <text:p text:style-name="P1">m̄-bián bîn-á-tsài, </text:p>
        <text:p text:style-name="P1"/>
        <text:p text:style-name="P1">我這馬隨時欲離開。</text:p>
        <text:p text:style-name="P1">guá tsit-má suî-sî beh lī-khui.</text:p>
        <text:p text:style-name="P1"/>
        <text:p text:style-name="P1">月霞、月霞，</text:p>
        <text:p text:style-name="P1">Gua̍t-hâ, Gua̍t-hâ, </text:p>
        <text:p text:style-name="P1"/>
        <text:p text:style-name="P1">你、你哪會行這條路？</text:p>
        <text:p text:style-name="P1">lí, lí ná ē kiânn tsit tiâu lōo?</text:p>
        <text:p text:style-name="P1"/>
        <text:p text:style-name="P1">抑無你都欲趕人轉去。</text:p>
        <text:p text:style-name="P1">Ia̍h bô lí to beh kuánn <text:soft-page-break/>lâng tńg--khì.</text:p>
        <text:p text:style-name="P1"/>
        <text:p text:style-name="P1">是我一時想無夠，</text:p>
        <text:p text:style-name="P1">Sī guá tsi̍t-sî siūnn bô-kàu, </text:p>
        <text:p text:style-name="P1"/>
        <text:p text:style-name="P1">赦免我，</text:p>
        <text:p text:style-name="P1">sià-bián --guá, </text:p>
        <text:p text:style-name="P1"/>
        <text:p text:style-name="P1">來，</text:p>
        <text:p text:style-name="P1">lâi, </text:p>
        <text:p text:style-name="P1"/>
        <text:p text:style-name="P1">天氣遮寒冷，</text:p>
        <text:p text:style-name="P1">thinn-khì tsiah hân-líng, </text:p>
        <text:p text:style-name="P1"/>
        <text:p text:style-name="P1">咱緊轉來去乎。</text:p>
        <text:p text:style-name="P1">lán kín tńg--lâi-khì --honnh.</text:p>
        <text:p text:style-name="P1"/>
        <text:p text:style-name="P1">溪谷的水聲，</text:p>
        <text:p text:style-name="P1">Khe-kok ê tsuí-siann, </text:p>
        <text:p text:style-name="P1"/>
        <text:p text:style-name="P1">含情帶意，</text:p>
        <text:p text:style-name="P1">hâm-tsîng-tài-ì, </text:p>
        <text:p text:style-name="P1"/>
        <text:p text:style-name="P1">黃昏的日頭紅記記，</text:p>
        <text:p text:style-name="P1">hông-hun ê ji̍t-thâu âng-kì-kì, </text:p>
        <text:p text:style-name="P1"/>
        <text:p text:style-name="P1">一陣的小羊真稀奇，</text:p>
        <text:p text:style-name="P1">tsi̍t-tīn ê sió-iûnn tsin hi-kî, </text:p>
        <text:p text:style-name="P1"/>
        <text:p text:style-name="P1">顯著閃爍的色緻，</text:p>
        <text:p text:style-name="P1">hián-tio̍h siám-sih ê sik-tì, </text:p>
        <text:p text:style-name="P1"/>
        <text:p text:style-name="P1">活潑可愛的小姑娘，</text:p>
        <text:p text:style-name="P1">ua̍h-phuat khó-ài ê sió koo-niû, </text:p>
        <text:p text:style-name="P1"/>
        <text:p text:style-name="P1">順著草埔墘，</text:p>
        <text:p text:style-name="P1">sūn-tio̍h tsháu-poo-kînn, </text:p>
        <text:p text:style-name="P1"/>
        <text:p text:style-name="P1"><text:s/>iu lē i thî ，</text:p>
        <text:p text:style-name="P1"><text:s/>iu lē i thî , </text:p>
        <text:p text:style-name="P1"/>
        <text:p text:style-name="P1"><text:s/>iu lē i thî ，</text:p>
        <text:p text:style-name="P1"><text:s/>iu lē i thî , </text:p>
        <text:p text:style-name="P1"/>
        <text:p text:style-name="P1">陪伴小羊欲轉去，</text:p>
        <text:p text:style-name="P1">puê-phuānn sió-iûnn beh tńg--khì, </text:p>
        <text:p text:style-name="P1"/>
        <text:p text:style-name="P1"><text:s/>iu lē i thî ，</text:p>
        <text:p text:style-name="P1"><text:s/>iu lē i thî , </text:p>
        <text:p text:style-name="P1"/>
        <text:p text:style-name="P1"><text:s/>iu lē i thî ，</text:p>
        <text:p text:style-name="P1"><text:s/>iu lē i thî , </text:p>
        <text:p text:style-name="P1"/>
        <text:p text:style-name="P1">沿路來點歌笑微微</text:p>
        <text:p text:style-name="P1">iân-lōo lâi tiám kua tshiò-bî-bî</text:p>
        <text:p text:style-name="P1"/>
        <text:p text:style-name="P1">免講，</text:p>
        <text:p text:style-name="P1">Bián kóng, </text:p>
        <text:p text:style-name="P1"/>
        <text:p text:style-name="P1">錢共我提去矣，</text:p>
        <text:p text:style-name="P1">tsînn kā guá the̍h--khìr --ah, </text:p>
        <text:p text:style-name="P1"/>
        <text:p text:style-name="P1">人猶閣毋𤆬來予我。</text:p>
        <text:p text:style-name="P1">lâng iáu-koh m̄ tshuā lâi hōo --guá.</text:p>
        <text:p text:style-name="P1"/>
        <text:p text:style-name="P1">實在是</text:p>
        <text:p text:style-name="P1">Si̍t-tsāi sī</text:p>
        <text:p text:style-name="P1"/>
        <text:p text:style-name="P1">實在是怎樣？</text:p>
        <text:p text:style-name="P1">Si̍t-tsāi sī-tsánn-iūnn? </text:p>
        <text:p text:style-name="P1"><text:soft-page-break/></text:p>
        <text:p text:style-name="P1">無閣共我話矣是毋？</text:p>
        <text:p text:style-name="P1">Bô koh kā guá uē --ah sī --m̄? </text:p>
        <text:p text:style-name="P1"/>
        <text:p text:style-name="P1">連鞭講破病，</text:p>
        <text:p text:style-name="P1">liâm-mi kóng phuà-pīnn, </text:p>
        <text:p text:style-name="P1"/>
        <text:p text:style-name="P1">連鞭講去旅行，</text:p>
        <text:p text:style-name="P1">liâm-mi kóng khì lí-hîng, </text:p>
        <text:p text:style-name="P1"/>
        <text:p text:style-name="P1">你若毋甘嫁我，</text:p>
        <text:p text:style-name="P1">lí nā m̄-kam kè --guá, </text:p>
        <text:p text:style-name="P1"/>
        <text:p text:style-name="P1">十萬箍還我嘛。</text:p>
        <text:p text:style-name="P1">tsa̍p-bān khoo hîng --guá --mah.</text:p>
        <text:p text:style-name="P1"/>
        <text:p text:style-name="P1">實在是，</text:p>
        <text:p text:style-name="P1">Si̍t-tsāi sī, </text:p>
        <text:p text:style-name="P1"/>
        <text:p text:style-name="P1">月霞毋是我的親生囝，</text:p>
        <text:p text:style-name="P1">Gua̍t-hâ m̄ sī guá ê tshin-sinn-kiánn, </text:p>
        <text:p text:style-name="P1"/>
        <text:p text:style-name="P1">伊的生母佇咧高雄，</text:p>
        <text:p text:style-name="P1">i ê sinn-bú tī-leh Ko-hiông, </text:p>
        <text:p text:style-name="P1"/>
        <text:p text:style-name="P1">我想伊一定是去揣伊，</text:p>
        <text:p text:style-name="P1">guá siūnn i it-tīng sī khì tshuē --i, </text:p>
        <text:p text:style-name="P1"/>
        <text:p text:style-name="P1">抑無我</text:p>
        <text:p text:style-name="P1">ia̍h-bô guá</text:p>
        <text:p text:style-name="P1"/>
        <text:p text:style-name="P1">不管你啦，</text:p>
        <text:p text:style-name="P1">Put-kuán lí --lah, </text:p>
        <text:p text:style-name="P1"/>
        <text:p text:style-name="P1">我欲轉來臺北，</text:p>
        <text:p text:style-name="P1">guá beh tńg--lâi Tâi-pak, </text:p>
        <text:p text:style-name="P1"/>
        <text:p text:style-name="P1">月中人若無𤆬來，</text:p>
        <text:p text:style-name="P1">gue̍h tiong lâng nā-bô tshuā --lâi, </text:p>
        <text:p text:style-name="P1"/>
        <text:p text:style-name="P1">錢愛還我，</text:p>
        <text:p text:style-name="P1">tsînn ài hîng --guá, </text:p>
        <text:p text:style-name="P1"/>
        <text:p text:style-name="P1">順紲刣頭。</text:p>
        <text:p text:style-name="P1">sīn-suà thâi-thâu.</text:p>
        <text:p text:style-name="P1"/>
        <text:p text:style-name="P1">免考慮啦，</text:p>
        <text:p text:style-name="P1">Bián khó-lū --lah, </text:p>
        <text:p text:style-name="P1"/>
        <text:p text:style-name="P1">這馬這个新主任乎，</text:p>
        <text:p text:style-name="P1">tsit-má tsit ê sin tsú-jīm --honnh, </text:p>
        <text:p text:style-name="P1"/>
        <text:p text:style-name="P1">較早佇咧做教員你知毋，</text:p>
        <text:p text:style-name="P1">khah-tsá tī-leh tsò kàu-uân lí tsai --m̄, </text:p>
        <text:p text:style-name="P1"/>
        <text:p text:style-name="P1">人偌好咧，</text:p>
        <text:p text:style-name="P1">lâng luā hó --leh, </text:p>
        <text:p text:style-name="P1"/>
        <text:p text:style-name="P1">閣是一个歌手，</text:p>
        <text:p text:style-name="P1">koh sī tsi̍t ê kua-tshiú, </text:p>
        <text:p text:style-name="P1"/>
        <text:p text:style-name="P1">我暗時若去伊的宿舍乎，</text:p>
        <text:p text:style-name="P1">guá àm-sî nā khì i ê sok-sià --honnh, </text:p>
        <text:p text:style-name="P1"/>
        <text:p text:style-name="P1">唱歌予阮聽，</text:p>
        <text:p text:style-name="P1">tshiùnn-kua hōo guán thiann, </text:p>
        <text:p text:style-name="P1"/>
        <text:p text:style-name="P1">啊in牽手嘛誠媠誠親切，</text:p>
        <text:p text:style-name="P1">ah in khan-tshiú mā tsiânn suí tsiânn tshin-tshiat, </text:p>
        <text:p text:style-name="P1"><text:soft-page-break/></text:p>
        <text:p text:style-name="P1">逐个工人真滿足你知毋。</text:p>
        <text:p text:style-name="P1">ta̍k ê kang-lâng tsin buán-tsiok lí tsai --m̄.</text:p>
        <text:p text:style-name="P1"/>
        <text:p text:style-name="P1">朋友啊，</text:p>
        <text:p text:style-name="P1">Pîng-iú --ah, </text:p>
        <text:p text:style-name="P1"/>
        <text:p text:style-name="P1">啉一杯啦。</text:p>
        <text:p text:style-name="P1">lim --tsi̍t-pue --lah.</text:p>
        <text:p text:style-name="P1"/>
        <text:p text:style-name="P1">失禮，</text:p>
        <text:p text:style-name="P1">Sit-lé, </text:p>
        <text:p text:style-name="P1"/>
        <text:p text:style-name="P1">我感冒。</text:p>
        <text:p text:style-name="P1">guá kám-mōo.</text:p>
        <text:p text:style-name="P1"/>
        <text:p text:style-name="P1">借問咧乎，</text:p>
        <text:p text:style-name="P1">Tsioh-mn̄g --leh --honnh, </text:p>
        <text:p text:style-name="P1"/>
        <text:p text:style-name="P1">你拄才咧講彼个新主任毋知是叫做啥物名？ </text:p>
        <text:p text:style-name="P1">lí tú-tsiah teh kóng hit ê sin tsú-jīm m̄ tsai sī kiò-tsò siánn-mih miâ? </text:p>
        <text:p text:style-name="P1"/>
        <text:p text:style-name="P1">姓洪，</text:p>
        <text:p text:style-name="P1">Sìnn Âng, </text:p>
        <text:p text:style-name="P1"/>
        <text:p text:style-name="P1">名一峰啦。</text:p>
        <text:p text:style-name="P1">miâ It-hong --lah.</text:p>
        <text:p text:style-name="P1"/>
        <text:p text:style-name="P1">洪一峰。</text:p>
        <text:p text:style-name="P1">Âng It-hong.</text:p>
        <text:p text:style-name="P1"/>
        <text:p text:style-name="P1">怎樣是毋？</text:p>
        <text:p text:style-name="P1">Tsánn-iūnn sī --m̄?</text:p>
        <text:p text:style-name="P1"/>
        <text:p text:style-name="P1">伊的太太毋知是號做月霞？</text:p>
        <text:p text:style-name="P1">I ê thài-thài m̄ tsai sī hō-tsò Gua̍t-hâ?</text:p>
        <text:p text:style-name="P1"/>
        <text:p text:style-name="P1">你哪會捌in？</text:p>
        <text:p text:style-name="P1">Lí ná ē bat --in?</text:p>
        <text:p text:style-name="P1"/>
        <text:p text:style-name="P1">無啦。</text:p>
        <text:p text:style-name="P1">Bô --lah. </text:p>
        <text:p text:style-name="P1"/>
        <text:p text:style-name="P1">喂，</text:p>
        <text:p text:style-name="P1">Uê, </text:p>
        <text:p text:style-name="P1"/>
        <text:p text:style-name="P1">電信局喔？</text:p>
        <text:p text:style-name="P1">tiān-sìn-kio̍k --ooh? </text:p>
        <text:p text:style-name="P1"/>
        <text:p text:style-name="P1">共我接臺北40126，</text:p>
        <text:p text:style-name="P1">Kā guá tsiap Tâi-pak 40126, </text:p>
        <text:p text:style-name="P1"/>
        <text:p text:style-name="P1">我遮264，</text:p>
        <text:p text:style-name="P1">guá tsia 264, </text:p>
        <text:p text:style-name="P1"/>
        <text:p text:style-name="P1">唅，</text:p>
        <text:p text:style-name="P1">hannh, </text:p>
        <text:p text:style-name="P1"/>
        <text:p text:style-name="P1">咱遐是臺北本公司是毋唅？</text:p>
        <text:p text:style-name="P1">lán hia sī Tâi-pak pún-kong-si sī --m̄ --hannh? </text:p>
        <text:p text:style-name="P1"/>
        <text:p text:style-name="P1">咱請董事長來聽，</text:p>
        <text:p text:style-name="P1">Lán tshiánn táng-sū-tiúnn lâi thiann, </text:p>
        <text:p text:style-name="P1"/>
        <text:p text:style-name="P1">唅你董事長？</text:p>
        <text:p text:style-name="P1">hannh lí táng-sū-tiúnn? </text:p>
        <text:p text:style-name="P1"/>
        <text:p text:style-name="P1">我分公司姓張的啦，</text:p>
        <text:p text:style-name="P1">Guá hun-kong-si sìnn Tiunn--ê --lah, </text:p>
        <text:p text:style-name="P1"/>
        <text:p text:style-name="P1">阮查某囝的去處我已經知影，</text:p>
        <text:p text:style-name="P1"><text:soft-page-break/>gún tsa-bóo-kiánn ê khì-tshù guá í-king tsai-iánn, </text:p>
        <text:p text:style-name="P1"/>
        <text:p text:style-name="P1">我明仔載馬上𤆬去予你，</text:p>
        <text:p text:style-name="P1">guá bîn-á-tsài má-siōng tshuā khì hōo --lí, </text:p>
        <text:p text:style-name="P1"/>
        <text:p text:style-name="P1">拜託咧啊我的頭路共我小留咧乎。</text:p>
        <text:p text:style-name="P1">pài-thok --eh ah guá ê thâu-lōo kā guá sió lâu --leh --honnh.</text:p>
        <text:p text:style-name="P1"/>
        <text:p text:style-name="P1">啊，</text:p>
        <text:p text:style-name="P1">Ah, </text:p>
        <text:p text:style-name="P1"/>
        <text:p text:style-name="P1">誠緊喔，</text:p>
        <text:p text:style-name="P1">tsiânn kín --ooh, </text:p>
        <text:p text:style-name="P1"/>
        <text:p text:style-name="P1">今仔日滿月矣啦，</text:p>
        <text:p text:style-name="P1">kin-á-ji̍t muá-ge̍h --ah --lah, </text:p>
        <text:p text:style-name="P1"/>
        <text:p text:style-name="P1">予我看咧，</text:p>
        <text:p text:style-name="P1">hōo guá khuànn --leh, </text:p>
        <text:p text:style-name="P1"/>
        <text:p text:style-name="P1">哎喲，</text:p>
        <text:p text:style-name="P1">ai-iō, </text:p>
        <text:p text:style-name="P1"/>
        <text:p text:style-name="P1">誠媠閣誠古錐喔，</text:p>
        <text:p text:style-name="P1">tsiânn suí koh tsiânn kóo-tsui --ooh, </text:p>
        <text:p text:style-name="P1"/>
        <text:p text:style-name="P1">啊共號啥物名？</text:p>
        <text:p text:style-name="P1">ah kā hō siánn-mih miâ?</text:p>
        <text:p text:style-name="P1"/>
        <text:p text:style-name="P1">In爸爸共號做慧珠。</text:p>
        <text:p text:style-name="P1">In pá-pah kā hō-tsò Huī-tsu. </text:p>
        <text:p text:style-name="P1"/>
        <text:p text:style-name="P1">慧珠。</text:p>
        <text:p text:style-name="P1">Huī-tsu. </text:p>
        <text:p text:style-name="P1"/>
        <text:p text:style-name="P1">嘿。</text:p>
        <text:p text:style-name="P1">Hennh.</text:p>
        <text:p text:style-name="P1"/>
        <text:p text:style-name="P1">哎喲誠好聽閣誠好名喔，</text:p>
        <text:p text:style-name="P1">Ai-iō tsiânn hó-thiann koh tsiânn hó miâ --ooh, </text:p>
        <text:p text:style-name="P1"/>
        <text:p text:style-name="P1">遐有一隻雞，</text:p>
        <text:p text:style-name="P1">hia ū tsi̍t tsiah kue, </text:p>
        <text:p text:style-name="P1"/>
        <text:p text:style-name="P1">我來去炒麻油通予你食。</text:p>
        <text:p text:style-name="P1">guá lâi-khì tshá muâ-iû thang hōo lí tsia̍h.</text:p>
        <text:p text:style-name="P1"/>
        <text:p text:style-name="P1">多謝乎。</text:p>
        <text:p text:style-name="P1">To-siā --honnh.</text:p>
        <text:p text:style-name="P1"/>
        <text:p text:style-name="P1">洪先生，</text:p>
        <text:p text:style-name="P1">Âng --sian-sinn, </text:p>
        <text:p text:style-name="P1"/>
        <text:p text:style-name="P1">時間就也欲到矣，</text:p>
        <text:p text:style-name="P1">sî-kan tō ā beh kàu --ah, </text:p>
        <text:p text:style-name="P1"/>
        <text:p text:style-name="P1">你就好連鞭去喔。</text:p>
        <text:p text:style-name="P1">lí tō hó liâm-mi khì --ooh.</text:p>
        <text:p text:style-name="P1"/>
        <text:p text:style-name="P1">好好。</text:p>
        <text:p text:style-name="P1">Hó hó.</text:p>
        <text:p text:style-name="P1"/>
        <text:p text:style-name="P1">哎喲今你哪共幔甲這領遮薄啦，</text:p>
        <text:p text:style-name="P1">Ai-iō tann lí ná kā mua kah tsit niá tsiah po̍h --lah, </text:p>
        <text:p text:style-name="P1"/>
        <text:p text:style-name="P1">遐有一領四角花仔，</text:p>
        <text:p text:style-name="P1">hia ū tsi̍t niá sì-kak hue--á, </text:p>
        <text:p text:style-name="P1"><text:soft-page-break/></text:p>
        <text:p text:style-name="P1">彼領紲共幔落，</text:p>
        <text:p text:style-name="P1">hit niá suà kā mua --lo̍h, </text:p>
        <text:p text:style-name="P1"/>
        <text:p text:style-name="P1">山頂喔天氣真冷喔，</text:p>
        <text:p text:style-name="P1">suann-tíng --ooh thinn-khì tsin líng --ooh, </text:p>
        <text:p text:style-name="P1"/>
        <text:p text:style-name="P1">毋通按呢喔。</text:p>
        <text:p text:style-name="P1">m̄-thang án-ni --ooh.</text:p>
        <text:p text:style-name="P1"/>
        <text:p text:style-name="P1">我欲來去矣喔。</text:p>
        <text:p text:style-name="P1">Guá beh lâi-khì --ah --ooh.</text:p>
        <text:p text:style-name="P1"/>
        <text:p text:style-name="P1">好，</text:p>
        <text:p text:style-name="P1">Hó, </text:p>
        <text:p text:style-name="P1"/>
        <text:p text:style-name="P1">你就緊轉來乎。</text:p>
        <text:p text:style-name="P1">lí tō kín tńg--lâi --honnh.</text:p>
        <text:p text:style-name="P1"/>
        <text:p text:style-name="P1">啊今借問咧，</text:p>
        <text:p text:style-name="P1">Ah tann tsioh-mn̄g --leh, </text:p>
        <text:p text:style-name="P1"/>
        <text:p text:style-name="P1">林場的宿舍對佗位仔去？</text:p>
        <text:p text:style-name="P1">lîm-tiûnn ê sok-sià tuì tó-uī-á khì?</text:p>
        <text:p text:style-name="P1"/>
        <text:p text:style-name="P1">就這間啦。</text:p>
        <text:p text:style-name="P1">Tō tsit king --lah.</text:p>
        <text:p text:style-name="P1"/>
        <text:p text:style-name="P1">Mh？</text:p>
        <text:p text:style-name="P1">Mh? </text:p>
        <text:p text:style-name="P1"/>
        <text:p text:style-name="P1">多謝喔。</text:p>
        <text:p text:style-name="P1">To-siā --ooh.</text:p>
        <text:p text:style-name="P1"/>
        <text:p text:style-name="P1">袂。</text:p>
        <text:p text:style-name="P1">Buē.</text:p>
        <text:p text:style-name="P1"/>
        <text:p text:style-name="P1">有人佇咧無？</text:p>
        <text:p text:style-name="P1">Ū lâng tī--leh --bô? </text:p>
        <text:p text:style-name="P1"/>
        <text:p text:style-name="P1">有人佇咧無啊？</text:p>
        <text:p text:style-name="P1">Ū lâng tī--leh --bô --ah?</text:p>
        <text:p text:style-name="P1"/>
        <text:p text:style-name="P1">阿霞、阿霞。</text:p>
        <text:p text:style-name="P1">A-hâ, A-hâ.</text:p>
        <text:p text:style-name="P1"/>
        <text:p text:style-name="P1">唅？</text:p>
        <text:p text:style-name="P1">Hannh?</text:p>
        <text:p text:style-name="P1"/>
        <text:p text:style-name="P1">外面啥物人來，</text:p>
        <text:p text:style-name="P1">Guā-bīn siánn-mih lâng lâi, </text:p>
        <text:p text:style-name="P1"/>
        <text:p text:style-name="P1">拜託咧你去共看覓咧。</text:p>
        <text:p text:style-name="P1">pài-thok --leh lí khì kā khuànn-māi --leh.</text:p>
        <text:p text:style-name="P1"/>
        <text:p text:style-name="P1">好。</text:p>
        <text:p text:style-name="P1">Hó. </text:p>
        <text:p text:style-name="P1"/>
        <text:p text:style-name="P1">啊！</text:p>
        <text:p text:style-name="P1">Ah!</text:p>
        <text:p text:style-name="P1"/>
        <text:p text:style-name="P1">等咧，</text:p>
        <text:p text:style-name="P1">Tán --leh, </text:p>
        <text:p text:style-name="P1"/>
        <text:p text:style-name="P1">莫走！</text:p>
        <text:p text:style-name="P1">mài tsáu! </text:p>
        <text:p text:style-name="P1"/>
        <text:p text:style-name="P1">喂，</text:p>
        <text:p text:style-name="P1">Eh, </text:p>
        <text:p text:style-name="P1"/>
        <text:p text:style-name="P1">恁爸等你真久矣，</text:p>
        <text:p text:style-name="P1">lín-pē tán lí tsin kú --ah, </text:p>
        <text:p text:style-name="P1"/>
        <text:p text:style-name="P1"><text:soft-page-break/>馬上佮我做伙轉來去。</text:p>
        <text:p text:style-name="P1">má-siōng kah guá tsò-hué tńg--lâi-khì.</text:p>
        <text:p text:style-name="P1"/>
        <text:p text:style-name="P1">毋啦，</text:p>
        <text:p text:style-name="P1">M̄ --lah, </text:p>
        <text:p text:style-name="P1"/>
        <text:p text:style-name="P1">我毋轉去。</text:p>
        <text:p text:style-name="P1">guá m̄ tńg--khì.</text:p>
        <text:p text:style-name="P1"/>
        <text:p text:style-name="P1">你若毋轉去，</text:p>
        <text:p text:style-name="P1">Lí nā m̄ tńg--khì, </text:p>
        <text:p text:style-name="P1"/>
        <text:p text:style-name="P1">彼个姓洪的是會無性命喔。</text:p>
        <text:p text:style-name="P1">hit ê sìnn Âng--ê sī ē bô sìnn-miā --ooh.</text:p>
        <text:p text:style-name="P1"/>
        <text:p text:style-name="P1">唅？</text:p>
        <text:p text:style-name="P1">Hannh? </text:p>
        <text:p text:style-name="P1"/>
        <text:p text:style-name="P1">伊佮我已經有這个囡仔，</text:p>
        <text:p text:style-name="P1">I kah guá í-king ū tsit ê gín-á, </text:p>
        <text:p text:style-name="P1"/>
        <text:p text:style-name="P1">阿爹，</text:p>
        <text:p text:style-name="P1">a-tia, </text:p>
        <text:p text:style-name="P1"/>
        <text:p text:style-name="P1">拜託你，</text:p>
        <text:p text:style-name="P1">pài-thok --lí, </text:p>
        <text:p text:style-name="P1"/>
        <text:p text:style-name="P1">你嘛毋通按呢做。</text:p>
        <text:p text:style-name="P1">lí mā m̄-thang án-ne tsuè.</text:p>
        <text:p text:style-name="P1"/>
        <text:p text:style-name="P1">講啥物痟話，</text:p>
        <text:p text:style-name="P1">Kóng siánn-mih siáu-uē, </text:p>
        <text:p text:style-name="P1"/>
        <text:p text:style-name="P1">伊毋驚我死，</text:p>
        <text:p text:style-name="P1">i m̄-kiann guá sí, </text:p>
        <text:p text:style-name="P1"/>
        <text:p text:style-name="P1">我閣驚伊無命，</text:p>
        <text:p text:style-name="P1">guá koh kiann i bô-miā, </text:p>
        <text:p text:style-name="P1"/>
        <text:p text:style-name="P1">看是欲佮我轉來，</text:p>
        <text:p text:style-name="P1">khuànn sī beh kah guá tńg--lâi, </text:p>
        <text:p text:style-name="P1"/>
        <text:p text:style-name="P1">抑是欲予我報官廳。</text:p>
        <text:p text:style-name="P1">ia̍h-sī beh hōo guá pò kuann-thiann. </text:p>
        <text:p text:style-name="P1"/>
        <text:p text:style-name="P1">愛知喔，</text:p>
        <text:p text:style-name="P1">Ài tsai --ooh, </text:p>
        <text:p text:style-name="P1"/>
        <text:p text:style-name="P1">若是報官廳伊是拐誘罪，</text:p>
        <text:p text:style-name="P1">nā-sī pò kuann-thiann i sī kuái-iú-tsuē, </text:p>
        <text:p text:style-name="P1"/>
        <text:p text:style-name="P1">愛關喔，</text:p>
        <text:p text:style-name="P1">ài kuainn --ooh, </text:p>
        <text:p text:style-name="P1"/>
        <text:p text:style-name="P1">囡仔抱來。</text:p>
        <text:p text:style-name="P1">gín-á phō --lâi.</text:p>
        <text:p text:style-name="P1"/>
        <text:p text:style-name="P1">毋啦，</text:p>
        <text:p text:style-name="P1">M̄ --lah, </text:p>
        <text:p text:style-name="P1"/>
        <text:p text:style-name="P1">你嘛就可憐這个囡仔。</text:p>
        <text:p text:style-name="P1">lí mā tō khó-liân tsit ê gín-á.</text:p>
        <text:p text:style-name="P1"/>
        <text:p text:style-name="P1">這位先生，</text:p>
        <text:p text:style-name="P1">Tsit uī sian-sinn, </text:p>
        <text:p text:style-name="P1"/>
        <text:p text:style-name="P1">是啥物代誌？</text:p>
        <text:p text:style-name="P1">sī sím-mih tāi-tsì?</text:p>
        <text:p text:style-name="P1"/>
        <text:p text:style-name="P1">恬去？</text:p>
        <text:p text:style-name="P1">Tiām --khì? </text:p>
        <text:p text:style-name="P1"/>
        <text:p text:style-name="P1">無你的代誌，</text:p>
        <text:p text:style-name="P1"><text:soft-page-break/>Bô lí ê tāi-tsì, </text:p>
        <text:p text:style-name="P1"/>
        <text:p text:style-name="P1">我的查某囝清廉，</text:p>
        <text:p text:style-name="P1">guá ê tsa-bóo-kiánn tshing-liâm, </text:p>
        <text:p text:style-name="P1"/>
        <text:p text:style-name="P1">予人拐來遮偷生囝，</text:p>
        <text:p text:style-name="P1">hōo lâng kuái lâi tsia thau sinn-kiánn, </text:p>
        <text:p text:style-name="P1"/>
        <text:p text:style-name="P1">你若愛欲干涉，</text:p>
        <text:p text:style-name="P1">lí nā ài beh kan-sia̍p, </text:p>
        <text:p text:style-name="P1"/>
        <text:p text:style-name="P1">連你也有代誌。</text:p>
        <text:p text:style-name="P1">liân lí iā ū tāi-tsì.</text:p>
        <text:p text:style-name="P1"/>
        <text:p text:style-name="P1">拜託你啦，</text:p>
        <text:p text:style-name="P1">Pài-thok --lí --lah, </text:p>
        <text:p text:style-name="P1"/>
        <text:p text:style-name="P1">伊本人若倒轉來，</text:p>
        <text:p text:style-name="P1">i pún-lâng nā tó-tńg-lâi, </text:p>
        <text:p text:style-name="P1"/>
        <text:p text:style-name="P1">看伊欲坐你啥物理，</text:p>
        <text:p text:style-name="P1">khuànn i beh tsē lí siánn-mih lí, </text:p>
        <text:p text:style-name="P1"/>
        <text:p text:style-name="P1">你嘛予我拜託一下，</text:p>
        <text:p text:style-name="P1">lí mā hōo guá pài-thok --tsi̍t-ē, </text:p>
        <text:p text:style-name="P1"/>
        <text:p text:style-name="P1">拜託你啦乎。</text:p>
        <text:p text:style-name="P1">pài-thok --lí --lah --honnh.</text:p>
        <text:p text:style-name="P1"/>
        <text:p text:style-name="P1">閃啦！</text:p>
        <text:p text:style-name="P1">Siám --lah! </text:p>
        <text:p text:style-name="P1"/>
        <text:p text:style-name="P1">坐袂到啦。</text:p>
        <text:p text:style-name="P1">Tsē bē kàu --lah. </text:p>
        <text:p text:style-name="P1"/>
        <text:p text:style-name="P1">抱來。</text:p>
        <text:p text:style-name="P1">Phō --lâi.</text:p>
        <text:p text:style-name="P1"/>
        <text:p text:style-name="P1">無愛啦，</text:p>
        <text:p text:style-name="P1">Bô ài --lah, </text:p>
        <text:p text:style-name="P1"/>
        <text:p text:style-name="P1">阿爹，</text:p>
        <text:p text:style-name="P1">a-tia, </text:p>
        <text:p text:style-name="P1"/>
        <text:p text:style-name="P1">囝啊，</text:p>
        <text:p text:style-name="P1">kiánn --ah, </text:p>
        <text:p text:style-name="P1"/>
        <text:p text:style-name="P1">我的囝哪遐可憐啦，</text:p>
        <text:p text:style-name="P1">guá ê kiánn ná hiah khó-liân --lah, </text:p>
        <text:p text:style-name="P1"/>
        <text:p text:style-name="P1">慧珠，</text:p>
        <text:p text:style-name="P1">Huī-tsu, </text:p>
        <text:p text:style-name="P1"/>
        <text:p text:style-name="P1">無愛啦。</text:p>
        <text:p text:style-name="P1">bô ài --lah.</text:p>
        <text:p text:style-name="P1"/>
        <text:p text:style-name="P1">拜託咧。</text:p>
        <text:p text:style-name="P1">Pài-thok --leh.</text:p>
        <text:p text:style-name="P1"/>
        <text:p text:style-name="P1">行！</text:p>
        <text:p text:style-name="P1">Kiânn!</text:p>
        <text:p text:style-name="P1"/>
        <text:p text:style-name="P1">拜託咧啦。</text:p>
        <text:p text:style-name="P1">Pài-thok --leh --lah.</text:p>
        <text:p text:style-name="P1"/>
        <text:p text:style-name="P1">行啦！</text:p>
        <text:p text:style-name="P1">Kiânn --lah!</text:p>
        <text:p text:style-name="P1"/>
        <text:p text:style-name="P1">阿爹，</text:p>
        <text:p text:style-name="P1">A-tia, </text:p>
        <text:p text:style-name="P1"/>
        <text:p text:style-name="P1">好心咧啦。</text:p>
        <text:p text:style-name="P1">hó-sim --leh --lah.</text:p>
        <text:p text:style-name="P1"/>
        <text:p text:style-name="P1"><text:soft-page-break/>洪先生，</text:p>
        <text:p text:style-name="P1">Âng --sian-sinn, </text:p>
        <text:p text:style-name="P1"/>
        <text:p text:style-name="P1">恁太太予in老爸𤆬轉去矣。</text:p>
        <text:p text:style-name="P1">lín thài-thài hōo in lāu-pē tshuā --tńg-khì --ah.</text:p>
        <text:p text:style-name="P1"/>
        <text:p text:style-name="P1">對佗位去？</text:p>
        <text:p text:style-name="P1">Tuì tó-uī khì?</text:p>
        <text:p text:style-name="P1"/>
        <text:p text:style-name="P1">對車頭去矣。</text:p>
        <text:p text:style-name="P1">Tuì tshia-thâu khì --ah.</text:p>
        <text:p text:style-name="P1"/>
        <text:p text:style-name="P1">對車頭？</text:p>
        <text:p text:style-name="P1">Tuì tshia-thâu?</text:p>
        <text:p text:style-name="P1"/>
        <text:p text:style-name="P1">莫啦。</text:p>
        <text:p text:style-name="P1">Mài --lah.</text:p>
        <text:p text:style-name="P1"/>
        <text:p text:style-name="P1">月霞。</text:p>
        <text:p text:style-name="P1">Gua̍t-hâ.</text:p>
        <text:p text:style-name="P1"/>
        <text:p text:style-name="P1">喔！</text:p>
        <text:p text:style-name="P1">Ooh! </text:p>
        <text:p text:style-name="P1"/>
        <text:p text:style-name="P1">一峰、一峰。</text:p>
        <text:p text:style-name="P1">It-hong, It-hong.</text:p>
        <text:p text:style-name="P1"/>
        <text:p text:style-name="P1">啊欲怎樣？</text:p>
        <text:p text:style-name="P1">Ah beh tsuánn-iūnn?</text:p>
        <text:p text:style-name="P1"/>
        <text:p text:style-name="P1">啊恁</text:p>
        <text:p text:style-name="P1">Ah lín</text:p>
        <text:p text:style-name="P1"/>
        <text:p text:style-name="P1">你欲怎樣？</text:p>
        <text:p text:style-name="P1">Lí beh tsuánn-iūnn? </text:p>
        <text:p text:style-name="P1"/>
        <text:p text:style-name="P1">十萬箍啦，</text:p>
        <text:p text:style-name="P1">Tsa̍p-bān khoo --lah, </text:p>
        <text:p text:style-name="P1"/>
        <text:p text:style-name="P1">做會到袂？</text:p>
        <text:p text:style-name="P1">tsuè ē kàu --buē? </text:p>
        <text:p text:style-name="P1"/>
        <text:p text:style-name="P1">十萬箍若做會到，</text:p>
        <text:p text:style-name="P1">Tsa̍p-bān khoo nā tsuè ē kàu, </text:p>
        <text:p text:style-name="P1"/>
        <text:p text:style-name="P1">人馬上𤆬去。</text:p>
        <text:p text:style-name="P1">lâng má-siōng tshuā --khì.</text:p>
        <text:p text:style-name="P1"/>
        <text:p text:style-name="P1">一峰。</text:p>
        <text:p text:style-name="P1">It-hong.</text:p>
        <text:p text:style-name="P1"/>
        <text:p text:style-name="P1">無情的火車開去，</text:p>
        <text:p text:style-name="P1">Bô-tsîng ê hé-tshia khui khì, </text:p>
        <text:p text:style-name="P1"/>
        <text:p text:style-name="P1">引阮心酸悲，</text:p>
        <text:p text:style-name="P1">ín gún sim sng-pi, </text:p>
        <text:p text:style-name="P1"/>
        <text:p text:style-name="P1">懷抱著無聊的男性的意志，</text:p>
        <text:p text:style-name="P1">huâi-phāu tio̍h bô-liâu ê lâm-sìng ê ì-tsì, </text:p>
        <text:p text:style-name="P1"/>
        <text:p text:style-name="P1">一切變成空虛，</text:p>
        <text:p text:style-name="P1">it-tshè piàn-sîng khang-hi, </text:p>
        <text:p text:style-name="P1"/>
        <text:p text:style-name="P1">毋想伊，</text:p>
        <text:p text:style-name="P1">m̄ siūnn --i, </text:p>
        <text:p text:style-name="P1"/>
        <text:p text:style-name="P1">毋想伊，</text:p>
        <text:p text:style-name="P1">m̄ siūnn --i, </text:p>
        <text:p text:style-name="P1"/>
        <text:p text:style-name="P1">珠淚親像雨滴，</text:p>
        <text:p text:style-name="P1">tsu-luī tshin-tshiūnn hōo-tih, </text:p>
        <text:p text:style-name="P1"/>
        <text:p text:style-name="P1">無疑今仔日斷腸時，</text:p>
        <text:p text:style-name="P1">bô-gî kin-á-ji̍t tuān tn̂g <text:soft-page-break/>sî, </text:p>
        <text:p text:style-name="P1"/>
        <text:p text:style-name="P1">愛人啊！</text:p>
        <text:p text:style-name="P1">ài-jîn --ah! </text:p>
        <text:p text:style-name="P1"/>
        <text:p text:style-name="P1">佗位去！</text:p>
        <text:p text:style-name="P1">Tó-uī khì!</text:p>
        <text:p text:style-name="P1"/>
        <text:p text:style-name="P1">明仔載起你就是本公司的總經理，</text:p>
        <text:p text:style-name="P1">Bîn-á-tsài khí lí tō sī pún-kong-si ê tsóng-king-lí, </text:p>
        <text:p text:style-name="P1"/>
        <text:p text:style-name="P1">哈哈哈哈。</text:p>
        <text:p text:style-name="P1">ha ha ha ha.</text:p>
        <text:p text:style-name="P1"/>
        <text:p text:style-name="P1">啊？</text:p>
        <text:p text:style-name="P1">Ah? </text:p>
        <text:p text:style-name="P1"/>
        <text:p text:style-name="P1">欲予我做總經理，</text:p>
        <text:p text:style-name="P1">Beh hōo guá tsò tsóng-king-lí, </text:p>
        <text:p text:style-name="P1"/>
        <text:p text:style-name="P1">哈哈哈，</text:p>
        <text:p text:style-name="P1">ha ha ha, </text:p>
        <text:p text:style-name="P1"/>
        <text:p text:style-name="P1">多謝。</text:p>
        <text:p text:style-name="P1">to-siā. </text:p>
        <text:p text:style-name="P1"/>
        <text:p text:style-name="P1">我失禮、失禮喔。</text:p>
        <text:p text:style-name="P1">Guá sit-lé, sit-lé --ooh.</text:p>
        <text:p text:style-name="P1"/>
        <text:p text:style-name="P1">哈哈哈哈哈。</text:p>
        <text:p text:style-name="P1">Ha ha ha ha ha. </text:p>
        <text:p text:style-name="P1"/>
        <text:p text:style-name="P1">來啦，</text:p>
        <text:p text:style-name="P1">Lâi --lah, </text:p>
        <text:p text:style-name="P1"/>
        <text:p text:style-name="P1">哈哈，</text:p>
        <text:p text:style-name="P1">ha ha, </text:p>
        <text:p text:style-name="P1"/>
        <text:p text:style-name="P1">欲佗位？</text:p>
        <text:p text:style-name="P1">beh tó-uī? </text:p>
        <text:p text:style-name="P1"/>
        <text:p text:style-name="P1">來，</text:p>
        <text:p text:style-name="P1">Lâi, </text:p>
        <text:p text:style-name="P1"/>
        <text:p text:style-name="P1">我真想你，</text:p>
        <text:p text:style-name="P1">guá tsin siūnn --lí, </text:p>
        <text:p text:style-name="P1"/>
        <text:p text:style-name="P1">我唚一下，</text:p>
        <text:p text:style-name="P1">guá tsim --tsi̍t-ē, </text:p>
        <text:p text:style-name="P1"/>
        <text:p text:style-name="P1">唚一下啦，</text:p>
        <text:p text:style-name="P1">tsim --tsi̍t-ē --lah, </text:p>
        <text:p text:style-name="P1"/>
        <text:p text:style-name="P1">走、閣走去佗位？</text:p>
        <text:p text:style-name="P1">tsáu, koh tsáu khì tó-uī? </text:p>
        <text:p text:style-name="P1"/>
        <text:p text:style-name="P1">哈哈哈哈，</text:p>
        <text:p text:style-name="P1">Ha ha ha ha, </text:p>
        <text:p text:style-name="P1"/>
        <text:p text:style-name="P1">哎喲。</text:p>
        <text:p text:style-name="P1">ai-iō.</text:p>
        <text:p text:style-name="P1"/>
        <text:p text:style-name="P1">啊！</text:p>
        <text:p text:style-name="P1">Ah!</text:p>
        <text:p text:style-name="P1"/>
        <text:p text:style-name="P1">可憐的月霞予車挵無死，</text:p>
        <text:p text:style-name="P1">Khó-liân ê Gua̍t-hâ hōo tshia lòng bô sí, </text:p>
        <text:p text:style-name="P1"/>
        <text:p text:style-name="P1">閣再被伊的養父𤆬倒轉去董事長的厝內。</text:p>
        <text:p text:style-name="P1">koh-tsài pī i ê ióng-hū tshuā tò-tńg-khì táng-sū-tiúnn ê tshù-lāi.</text:p>
        <text:p text:style-name="P1"/>
        <text:p text:style-name="P1">嘿嘿嘿，</text:p>
        <text:p text:style-name="P1">Heh heh heh, </text:p>
        <text:p text:style-name="P1"><text:soft-page-break/></text:p>
        <text:p text:style-name="P1">抑無我失禮，</text:p>
        <text:p text:style-name="P1">ia̍h-bô guá sit-lé, </text:p>
        <text:p text:style-name="P1"/>
        <text:p text:style-name="P1">嘿嘿！</text:p>
        <text:p text:style-name="P1">heh heh!</text:p>
        <text:p text:style-name="P1"/>
        <text:p text:style-name="P1">月霞、月霞、月霞！</text:p>
        <text:p text:style-name="P1">Gua̍t-hâ, Gua̍t-hâ, Gua̍t-hâ!</text:p>
        <text:p text:style-name="P1"/>
        <text:p text:style-name="P1">好，</text:p>
        <text:p text:style-name="P1">Hó, </text:p>
        <text:p text:style-name="P1"/>
        <text:p text:style-name="P1">搖搖。</text:p>
        <text:p text:style-name="P1">iô iô.</text:p>
        <text:p text:style-name="P1"/>
        <text:p text:style-name="P1">搖啊搖，</text:p>
        <text:p text:style-name="P1">Iô --ah iô, </text:p>
        <text:p text:style-name="P1"/>
        <text:p text:style-name="P1">惜啊惜，</text:p>
        <text:p text:style-name="P1">sioh --ah sioh, </text:p>
        <text:p text:style-name="P1"/>
        <text:p text:style-name="P1">乖囝你就緊睏，</text:p>
        <text:p text:style-name="P1">kuai kiánn lí tiō kín khùn, </text:p>
        <text:p text:style-name="P1"/>
        <text:p text:style-name="P1">阿爹搖你到黃昏，</text:p>
        <text:p text:style-name="P1">a-tia iô lí kàu hông-hun, </text:p>
        <text:p text:style-name="P1"/>
        <text:p text:style-name="P1">嚶嚶睏，</text:p>
        <text:p text:style-name="P1">inn-inn-khùn, </text:p>
        <text:p text:style-name="P1"/>
        <text:p text:style-name="P1">一暝大一寸。</text:p>
        <text:p text:style-name="P1">tsi̍t mî tuā tsi̍t tshùn.</text:p>
        <text:p text:style-name="P1"/>
        <text:p text:style-name="P1">我昨暗交代你的代誌你辦了怎樣？</text:p>
        <text:p text:style-name="P1">Guá tsa-àm kau-tài lí ê tāi-tsì lí pān liáu tsánn-iūnn?</text:p>
        <text:p text:style-name="P1"/>
        <text:p text:style-name="P1">遐的兄弟我已經聯絡好勢矣。</text:p>
        <text:p text:style-name="P1">Hia-ê hiann-tī guá í-king liân-lo̍k hó-sè --ah.</text:p>
        <text:p text:style-name="P1"/>
        <text:p text:style-name="P1">遮的先提去做所費，</text:p>
        <text:p text:style-name="P1">Tsia-ê sing the̍h-khì tsò sóo-huì, </text:p>
        <text:p text:style-name="P1"/>
        <text:p text:style-name="P1">明仔載隨去阿里山將彼个姓洪的小囝共收收起來。</text:p>
        <text:p text:style-name="P1">bîn-á-tsài suî khì A-lí-san tsiong hit ê sìnn Âng--ê sió-kiánn kā siu-siu --khí-lâi.</text:p>
        <text:p text:style-name="P1"/>
        <text:p text:style-name="P1">好。</text:p>
        <text:p text:style-name="P1">Hó.</text:p>
        <text:p text:style-name="P1"/>
        <text:p text:style-name="P1">洪先生，</text:p>
        <text:p text:style-name="P1">Âng --sian-sinn, </text:p>
        <text:p text:style-name="P1"/>
        <text:p text:style-name="P1">臺北一張批來講阮小弟佇咧破病，</text:p>
        <text:p text:style-name="P1">Tâi-pak tsi̍t tiunn phue lâi kóng gún sió-tī tī-leh phuà-pīnn, </text:p>
        <text:p text:style-name="P1"/>
        <text:p text:style-name="P1">我無來去煞袂用得，</text:p>
        <text:p text:style-name="P1">guá bô lâi-khì suah buē-īng-eh, </text:p>
        <text:p text:style-name="P1"/>
        <text:p text:style-name="P1">今仔日煞無通共你育囡仔。</text:p>
        <text:p text:style-name="P1">kin-á-ji̍t suah bô thang kā lí io gín-á.</text:p>
        <text:p text:style-name="P1"/>
        <text:p text:style-name="P1">無要緊，</text:p>
        <text:p text:style-name="P1">Bô iàu-kín, </text:p>
        <text:p text:style-name="P1"/>
        <text:p text:style-name="P1">我今仔日才來共請假，</text:p>
        <text:p text:style-name="P1">guá kin-á-ji̍t tsiah lâi kā tshíng-ká, </text:p>
        <text:p text:style-name="P1"><text:soft-page-break/></text:p>
        <text:p text:style-name="P1">慢且，</text:p>
        <text:p text:style-name="P1">bān-tshiánn, </text:p>
        <text:p text:style-name="P1"/>
        <text:p text:style-name="P1">遮、遮有三百箍你提去做所費。</text:p>
        <text:p text:style-name="P1">tsia, tsia ū sann-pah khoo lí the̍h khì tsò sóo-huì.</text:p>
        <text:p text:style-name="P1"/>
        <text:p text:style-name="P1">毋通按呢啦。</text:p>
        <text:p text:style-name="P1">M̄-thang án-ne --lah.</text:p>
        <text:p text:style-name="P1"/>
        <text:p text:style-name="P1">無要緊，</text:p>
        <text:p text:style-name="P1">Bô iàu-kín, </text:p>
        <text:p text:style-name="P1"/>
        <text:p text:style-name="P1">你緊提去。</text:p>
        <text:p text:style-name="P1">lí kín the̍h--khì.</text:p>
        <text:p text:style-name="P1"/>
        <text:p text:style-name="P1">真多謝乎。</text:p>
        <text:p text:style-name="P1">Tsin to-siā --honnh.</text:p>
        <text:p text:style-name="P1"/>
        <text:p text:style-name="P1">洪主任，</text:p>
        <text:p text:style-name="P1">Âng tsú-jīm, </text:p>
        <text:p text:style-name="P1"/>
        <text:p text:style-name="P1">趕緊咧，</text:p>
        <text:p text:style-name="P1">kuánn-kín --leh, </text:p>
        <text:p text:style-name="P1"/>
        <text:p text:style-name="P1">現場有發生代誌，</text:p>
        <text:p text:style-name="P1">hiān-tiûnn ū huat-sing tāi-tsì, </text:p>
        <text:p text:style-name="P1"/>
        <text:p text:style-name="P1">你緊來看。</text:p>
        <text:p text:style-name="P1">lí kín lâi khuànn.</text:p>
        <text:p text:style-name="P1"/>
        <text:p text:style-name="P1">好，</text:p>
        <text:p text:style-name="P1">Hó, </text:p>
        <text:p text:style-name="P1"/>
        <text:p text:style-name="P1">我連鞭來去。</text:p>
        <text:p text:style-name="P1">guá liâm-mi lâi-khì.</text:p>
        <text:p text:style-name="P1"/>
        <text:p text:style-name="P1">乖囝免哭，</text:p>
        <text:p text:style-name="P1">Kuai kiánn bián khàu, </text:p>
        <text:p text:style-name="P1"/>
        <text:p text:style-name="P1">阿爹搖你睏，</text:p>
        <text:p text:style-name="P1">a-tia iô lí khùn, </text:p>
        <text:p text:style-name="P1"/>
        <text:p text:style-name="P1">阿母無轉，</text:p>
        <text:p text:style-name="P1">a-bú bô tńg, </text:p>
        <text:p text:style-name="P1"/>
        <text:p text:style-name="P1">我嘛真憂悶，</text:p>
        <text:p text:style-name="P1">guá mā tsin iu-būn, </text:p>
        <text:p text:style-name="P1"/>
        <text:p text:style-name="P1">暝日思慕，</text:p>
        <text:p text:style-name="P1">mî-ji̍t su-bōo, </text:p>
        <text:p text:style-name="P1"/>
        <text:p text:style-name="P1">等待阿母轉，</text:p>
        <text:p text:style-name="P1">tán-thāi a-bú tńg, </text:p>
        <text:p text:style-name="P1"/>
        <text:p text:style-name="P1">搖啊搖，</text:p>
        <text:p text:style-name="P1">iô --ah iô, </text:p>
        <text:p text:style-name="P1"/>
        <text:p text:style-name="P1">乖囝啊，</text:p>
        <text:p text:style-name="P1">kuai kiánn --ah, </text:p>
        <text:p text:style-name="P1"/>
        <text:p text:style-name="P1">你就恬恬睏。</text:p>
        <text:p text:style-name="P1">lí tiō tiām-tiām khùn.</text:p>
        <text:p text:style-name="P1"/>
        <text:p text:style-name="P1">來矣，</text:p>
        <text:p text:style-name="P1">Lâi --ah, </text:p>
        <text:p text:style-name="P1"/>
        <text:p text:style-name="P1">小覕咧，</text:p>
        <text:p text:style-name="P1">sió bih --eh, </text:p>
        <text:p text:style-name="P1"/>
        <text:p text:style-name="P1">動手。</text:p>
        <text:p text:style-name="P1">tāng-tshiú.</text:p>
        <text:p text:style-name="P1"/>
        <text:p text:style-name="P1">阿婆，</text:p>
        <text:p text:style-name="P1">A-pô, </text:p>
        <text:p text:style-name="P1"/>
        <text:p text:style-name="P1">我欲來去，</text:p>
        <text:p text:style-name="P1">guá beh lâi-khì, </text:p>
        <text:p text:style-name="P1"><text:soft-page-break/></text:p>
        <text:p text:style-name="P1">無才拜託你。</text:p>
        <text:p text:style-name="P1">bô tsiah pài-thok --lí.</text:p>
        <text:p text:style-name="P1"/>
        <text:p text:style-name="P1">你做你去啦，</text:p>
        <text:p text:style-name="P1">Lí tsò lí khì --lah, </text:p>
        <text:p text:style-name="P1"/>
        <text:p text:style-name="P1">衫囥咧我才共你洗乎。</text:p>
        <text:p text:style-name="P1">sann khǹg --leh guá tsiah kā lí sé --honnh. </text:p>
        <text:p text:style-name="P1"/>
        <text:p text:style-name="P1">哎喲，</text:p>
        <text:p text:style-name="P1">Ai-iō, </text:p>
        <text:p text:style-name="P1"/>
        <text:p text:style-name="P1">慧珠的，</text:p>
        <text:p text:style-name="P1">Huī-tsu--ê, </text:p>
        <text:p text:style-name="P1"/>
        <text:p text:style-name="P1">哎喲今你哪會踮咧遮睏啦？</text:p>
        <text:p text:style-name="P1">ai-iō tann lí ná ē tiàm leh tsia khùn --lah? </text:p>
        <text:p text:style-name="P1"/>
        <text:p text:style-name="P1">阿珠的啊，</text:p>
        <text:p text:style-name="P1">A-tsu--ê --ah, </text:p>
        <text:p text:style-name="P1"/>
        <text:p text:style-name="P1">阿婆抱你來睏乎。</text:p>
        <text:p text:style-name="P1">a-pô phō lí lâi khùn --honnh. </text:p>
        <text:p text:style-name="P1"/>
        <text:p text:style-name="P1">慧珠的，</text:p>
        <text:p text:style-name="P1">Huī-tsu--ê, </text:p>
        <text:p text:style-name="P1"/>
        <text:p text:style-name="P1">啊你哪會毋睏啦？</text:p>
        <text:p text:style-name="P1">ah lí ná ē m̄ khùn --lah?</text:p>
        <text:p text:style-name="P1"/>
        <text:p text:style-name="P1">阿婆。</text:p>
        <text:p text:style-name="P1">A-pô.</text:p>
        <text:p text:style-name="P1"/>
        <text:p text:style-name="P1">唅？</text:p>
        <text:p text:style-name="P1">Hannh?</text:p>
        <text:p text:style-name="P1"/>
        <text:p text:style-name="P1">這个阮爸爸，</text:p>
        <text:p text:style-name="P1">Tsit ê gún pá-pah, </text:p>
        <text:p text:style-name="P1"/>
        <text:p text:style-name="P1">這个啥人？</text:p>
        <text:p text:style-name="P1">tsit ê siánn-lâng?</text:p>
        <text:p text:style-name="P1"/>
        <text:p text:style-name="P1">欸，</text:p>
        <text:p text:style-name="P1">Eh, </text:p>
        <text:p text:style-name="P1"/>
        <text:p text:style-name="P1">啊就</text:p>
        <text:p text:style-name="P1">ah tō</text:p>
        <text:p text:style-name="P1"/>
        <text:p text:style-name="P1">阿婆，</text:p>
        <text:p text:style-name="P1">A-pô, </text:p>
        <text:p text:style-name="P1"/>
        <text:p text:style-name="P1">啥人啦？</text:p>
        <text:p text:style-name="P1">siánn-lâng --lah?</text:p>
        <text:p text:style-name="P1"/>
        <text:p text:style-name="P1">恁媽媽啦。</text:p>
        <text:p text:style-name="P1">Lín má-mah --lah.</text:p>
        <text:p text:style-name="P1"/>
        <text:p text:style-name="P1">阮媽媽？</text:p>
        <text:p text:style-name="P1">Gún má-mah? </text:p>
        <text:p text:style-name="P1"/>
        <text:p text:style-name="P1">阮媽媽去佗位？</text:p>
        <text:p text:style-name="P1">Gún má-mah khì tó-uī?</text:p>
        <text:p text:style-name="P1"/>
        <text:p text:style-name="P1">欸，</text:p>
        <text:p text:style-name="P1">Eh, </text:p>
        <text:p text:style-name="P1"/>
        <text:p text:style-name="P1">去臺北啦。</text:p>
        <text:p text:style-name="P1">khì Tâi-pak --lah.</text:p>
        <text:p text:style-name="P1"/>
        <text:p text:style-name="P1">阿婆，</text:p>
        <text:p text:style-name="P1">A-pô, </text:p>
        <text:p text:style-name="P1"/>
        <text:p text:style-name="P1">你𤆬我來臺北揣阮媽媽好毋？</text:p>
        <text:p text:style-name="P1">lí tshuā guá lâi Tâi-pak tshuē gún má-mah hó --m̄?</text:p>
        <text:p text:style-name="P1"/>
        <text:p text:style-name="P1"><text:soft-page-break/>啥物？</text:p>
        <text:p text:style-name="P1">Siánn-mih? </text:p>
        <text:p text:style-name="P1"/>
        <text:p text:style-name="P1">好好，</text:p>
        <text:p text:style-name="P1">Hó hó, </text:p>
        <text:p text:style-name="P1"/>
        <text:p text:style-name="P1">咱來去睏。</text:p>
        <text:p text:style-name="P1">lán lâi-khì khùn.</text:p>
        <text:p text:style-name="P1"/>
        <text:p text:style-name="P1">阿婆，</text:p>
        <text:p text:style-name="P1">A-pô, </text:p>
        <text:p text:style-name="P1"/>
        <text:p text:style-name="P1">你的電報。</text:p>
        <text:p text:style-name="P1">lí ê tiān-pò.</text:p>
        <text:p text:style-name="P1"/>
        <text:p text:style-name="P1">電報？</text:p>
        <text:p text:style-name="P1">Tiān-pò?</text:p>
        <text:p text:style-name="P1"/>
        <text:p text:style-name="P1">慧珠。</text:p>
        <text:p text:style-name="P1">Huī-tsu.</text:p>
        <text:p text:style-name="P1"/>
        <text:p text:style-name="P1">洪先生，</text:p>
        <text:p text:style-name="P1">Âng --sian-sinn, </text:p>
        <text:p text:style-name="P1"/>
        <text:p text:style-name="P1">你共我看覓咧，</text:p>
        <text:p text:style-name="P1">lí kā guá khuànn-māi --leh, </text:p>
        <text:p text:style-name="P1"/>
        <text:p text:style-name="P1">是按怎樣是毋？</text:p>
        <text:p text:style-name="P1">sī án-tsuánn-iūnn sī --m̄?</text:p>
        <text:p text:style-name="P1"/>
        <text:p text:style-name="P1">你的小弟去予過身去。</text:p>
        <text:p text:style-name="P1">Lí ê sió-tī khì hōo kè-sin --khì.</text:p>
        <text:p text:style-name="P1"/>
        <text:p text:style-name="P1">唅？</text:p>
        <text:p text:style-name="P1">Hannh? </text:p>
        <text:p text:style-name="P1"/>
        <text:p text:style-name="P1">阮小弟，</text:p>
        <text:p text:style-name="P1">Gún sió-tī, </text:p>
        <text:p text:style-name="P1"/>
        <text:p text:style-name="P1">我明仔載頭幫車欲來去臺北。 </text:p>
        <text:p text:style-name="P1">guá bîn-á-tsài thâu-pang-tshia beh lâi-khì Tâi-pak. <text:s/></text:p>
        <text:p text:style-name="P1"/>
        <text:p text:style-name="P1">Mh。</text:p>
        <text:p text:style-name="P1">Mh.</text:p>
        <text:p text:style-name="P1"/>
        <text:p text:style-name="P1">是啥貨？</text:p>
        <text:p text:style-name="P1">Sī siánn-hè? </text:p>
        <text:p text:style-name="P1"/>
        <text:p text:style-name="P1">哎喲，</text:p>
        <text:p text:style-name="P1">Ai-iō, </text:p>
        <text:p text:style-name="P1"/>
        <text:p text:style-name="P1">慧珠的啊你當時來覕踮咧遮？</text:p>
        <text:p text:style-name="P1">Huī-tsu--ê ah lí tang-sî lâi bih tiàm leh tsia?</text:p>
        <text:p text:style-name="P1"/>
        <text:p text:style-name="P1">阿婆，</text:p>
        <text:p text:style-name="P1">A-pô, </text:p>
        <text:p text:style-name="P1"/>
        <text:p text:style-name="P1">我欲⿰來去臺北揣阮媽媽。</text:p>
        <text:p text:style-name="P1">guá beh la̋i Tâi-pak tshuē gún má-mah.</text:p>
        <text:p text:style-name="P1"/>
        <text:p text:style-name="P1">按呢欲哪會用得啦？</text:p>
        <text:p text:style-name="P1">Án-ne beh ná ē-īng-eh --lah? </text:p>
        <text:p text:style-name="P1"/>
        <text:p text:style-name="P1">哎喲！</text:p>
        <text:p text:style-name="P1">Ai-iō!</text:p>
        <text:p text:style-name="P1"/>
        <text:p text:style-name="P1">無要緊啦。</text:p>
        <text:p text:style-name="P1">Bô iàu-kín --lah.</text:p>
        <text:p text:style-name="P1"/>
        <text:p text:style-name="P1">你若去喔，</text:p>
        <text:p text:style-name="P1">Lí nā khì --ooh, </text:p>
        <text:p text:style-name="P1"/>
        <text:p text:style-name="P1">恁爸爸就煩惱死喔！</text:p>
        <text:p text:style-name="P1">lín pá-pah tō huân-ló --sí <text:soft-page-break/>--ooh!</text:p>
        <text:p text:style-name="P1"/>
        <text:p text:style-name="P1">袂啦，</text:p>
        <text:p text:style-name="P1">Bē --lah, </text:p>
        <text:p text:style-name="P1"/>
        <text:p text:style-name="P1">阮爸爸大人袂吼呢。</text:p>
        <text:p text:style-name="P1">gún pá-pah tuā-lâng bē háu --neh.</text:p>
        <text:p text:style-name="P1"/>
        <text:p text:style-name="P1">唉，</text:p>
        <text:p text:style-name="P1">Haih, </text:p>
        <text:p text:style-name="P1"/>
        <text:p text:style-name="P1">講按呢啦。</text:p>
        <text:p text:style-name="P1">kóng án-ne --lah.</text:p>
        <text:p text:style-name="P1"/>
        <text:p text:style-name="P1">慧珠、慧珠仔、慧珠、慧珠仔、慧珠、慧珠仔。</text:p>
        <text:p text:style-name="P1">Huī-tsu, Huī-tsu-á, Huī-tsu, Huī-tsu-á, Huī-tsu, Huī-tsu-á.</text:p>
        <text:p text:style-name="P1"/>
        <text:p text:style-name="P1">慧珠是怎樣是毋？</text:p>
        <text:p text:style-name="P1">Huī-tsu sī-tsánn-iūnn sī --m̄?</text:p>
        <text:p text:style-name="P1"/>
        <text:p text:style-name="P1">慧珠，</text:p>
        <text:p text:style-name="P1">Huī-tsu, </text:p>
        <text:p text:style-name="P1"/>
        <text:p text:style-name="P1">從透早就毋知去佗位，</text:p>
        <text:p text:style-name="P1">tsîng thàu-tsá tō m̄ tsai khì tó-uī, </text:p>
        <text:p text:style-name="P1"/>
        <text:p text:style-name="P1">佮厝裡攏無⿰看見。</text:p>
        <text:p text:style-name="P1">kah tshù--lí lóng bô khuàinn.</text:p>
        <text:p text:style-name="P1"/>
        <text:p text:style-name="P1">有影？</text:p>
        <text:p text:style-name="P1">Ū-iánn? </text:p>
        <text:p text:style-name="P1"/>
        <text:p text:style-name="P1">阿婆早起去臺北，</text:p>
        <text:p text:style-name="P1">A-pô tsái-khí khì Tâi-pak, </text:p>
        <text:p text:style-name="P1"/>
        <text:p text:style-name="P1">敢會綴阿婆去？</text:p>
        <text:p text:style-name="P1">kám ē tè a-pô khì?</text:p>
        <text:p text:style-name="P1"/>
        <text:p text:style-name="P1">有影就著，</text:p>
        <text:p text:style-name="P1">Ū-iánn tō tio̍h, </text:p>
        <text:p text:style-name="P1"/>
        <text:p text:style-name="P1">慧珠從昨暗就吵欲去臺北揣in媽媽。</text:p>
        <text:p text:style-name="P1">Huī-tsu tsîng tsa-àm tō tshá beh khì Tâi-pak tshē in má-mah.</text:p>
        <text:p text:style-name="P1"/>
        <text:p text:style-name="P1">Mh，</text:p>
        <text:p text:style-name="P1">Mh, </text:p>
        <text:p text:style-name="P1"/>
        <text:p text:style-name="P1">按呢我看明仔載你就去臺北共揣一逝。</text:p>
        <text:p text:style-name="P1">án-ne guá khuànn bîn-á-tsài lí tō khì Tâi-pak kā tshuē --tsi̍t-tsuā.</text:p>
        <text:p text:style-name="P1"/>
        <text:p text:style-name="P1">Mh。</text:p>
        <text:p text:style-name="P1">Mh.</text:p>
        <text:p text:style-name="P1"/>
        <text:p text:style-name="P1">行。</text:p>
        <text:p text:style-name="P1">Kiânn.</text:p>
        <text:p text:style-name="P1"/>
        <text:p text:style-name="P1">慧珠、慧珠仔、慧珠、慧珠仔、慧珠。</text:p>
        <text:p text:style-name="P1">Huī-tsu, Huī-tsu-á, Huī-tsu, Huī-tsu-á, Huī-tsu.</text:p>
        <text:p text:style-name="P1"/>
        <text:p text:style-name="P1">喂，</text:p>
        <text:p text:style-name="P1">Eh, </text:p>
        <text:p text:style-name="P1"/>
        <text:p text:style-name="P1">老洪的，</text:p>
        <text:p text:style-name="P1">láu Âng--ê, </text:p>
        <text:p text:style-name="P1"/>
        <text:p text:style-name="P1">你哪會來遮？</text:p>
        <text:p text:style-name="P1"><text:soft-page-break/>lí ná ē lâi tsia?</text:p>
        <text:p text:style-name="P1"/>
        <text:p text:style-name="P1">我這馬才對阿里山來，</text:p>
        <text:p text:style-name="P1">Guá tsit-má tsiah tuì A-lí-san lâi, </text:p>
        <text:p text:style-name="P1"/>
        <text:p text:style-name="P1">欲來揣一个囡仔。</text:p>
        <text:p text:style-name="P1">beh lâi tshē tsi̍t ê gín-á. <text:s/></text:p>
        <text:p text:style-name="P1"/>
        <text:p text:style-name="P1">有影？</text:p>
        <text:p text:style-name="P1">Ū-iánn?</text:p>
        <text:p text:style-name="P1"/>
        <text:p text:style-name="P1">順紲允看有頭路無。</text:p>
        <text:p text:style-name="P1">Sūn-suà ín khuànn ū thâu-lōo --bô.</text:p>
        <text:p text:style-name="P1"/>
        <text:p text:style-name="P1">喔，</text:p>
        <text:p text:style-name="P1">Ooh, </text:p>
        <text:p text:style-name="P1"/>
        <text:p text:style-name="P1">按呢好，</text:p>
        <text:p text:style-name="P1">án-ne hó, </text:p>
        <text:p text:style-name="P1"/>
        <text:p text:style-name="P1">蓋拄仔好，</text:p>
        <text:p text:style-name="P1">kài tú-á-hó, </text:p>
        <text:p text:style-name="P1"/>
        <text:p text:style-name="P1">無來我遐，</text:p>
        <text:p text:style-name="P1">bô lâi guá hia, </text:p>
        <text:p text:style-name="P1"/>
        <text:p text:style-name="P1">我這馬咧開唱片公司，</text:p>
        <text:p text:style-name="P1">guá tsit-má teh khui tshiùnn-phìnn kong-si, </text:p>
        <text:p text:style-name="P1"/>
        <text:p text:style-name="P1">來共我鬥跤手，</text:p>
        <text:p text:style-name="P1">lâi kā guá tàu-kha-tshiú, </text:p>
        <text:p text:style-name="P1"/>
        <text:p text:style-name="P1">乎？</text:p>
        <text:p text:style-name="P1">honnh? </text:p>
        <text:p text:style-name="P1"/>
        <text:p text:style-name="P1">喔，</text:p>
        <text:p text:style-name="P1">Ooh, </text:p>
        <text:p text:style-name="P1"/>
        <text:p text:style-name="P1">來來來，</text:p>
        <text:p text:style-name="P1">lâi lâi lâi, </text:p>
        <text:p text:style-name="P1"/>
        <text:p text:style-name="P1">行行。</text:p>
        <text:p text:style-name="P1">kiânn kiânn.</text:p>
        <text:p text:style-name="P1"/>
        <text:p text:style-name="P1">好。</text:p>
        <text:p text:style-name="P1">Hó.</text:p>
        <text:p text:style-name="P1"/>
        <text:p text:style-name="P1">哈哈哈哈哈，</text:p>
        <text:p text:style-name="P1">Ha ha ha ha ha, </text:p>
        <text:p text:style-name="P1"/>
        <text:p text:style-name="P1">莫走啦，</text:p>
        <text:p text:style-name="P1">mài tsáu --lah, </text:p>
        <text:p text:style-name="P1"/>
        <text:p text:style-name="P1">唚一下爾爾，</text:p>
        <text:p text:style-name="P1">tsim --tsi̍t-ē niā-niā, </text:p>
        <text:p text:style-name="P1"/>
        <text:p text:style-name="P1">mh？</text:p>
        <text:p text:style-name="P1">mh? </text:p>
        <text:p text:style-name="P1"/>
        <text:p text:style-name="P1">今遮坐啦，</text:p>
        <text:p text:style-name="P1">Tann tsia tsē --lah, </text:p>
        <text:p text:style-name="P1"/>
        <text:p text:style-name="P1">啊毋予我</text:p>
        <text:p text:style-name="P1">ah m̄ hōo guá</text:p>
        <text:p text:style-name="P1"/>
        <text:p text:style-name="P1">較客氣咧好毋？</text:p>
        <text:p text:style-name="P1">Khah kheh-khì --leh hó --m̄?</text:p>
        <text:p text:style-name="P1"/>
        <text:p text:style-name="P1">較客氣咧？</text:p>
        <text:p text:style-name="P1">Khah kheh-khì --leh? </text:p>
        <text:p text:style-name="P1"/>
        <text:p text:style-name="P1">抑無我就怎樣？</text:p>
        <text:p text:style-name="P1">Ia̍h-bô guá tō tsánn-iūnn?</text:p>
        <text:p text:style-name="P1"/>
        <text:p text:style-name="P1">較君子咧啦。</text:p>
        <text:p text:style-name="P1">Khah kun-tsú --leh --lah.</text:p>
        <text:p text:style-name="P1"><text:soft-page-break/></text:p>
        <text:p text:style-name="P1">較君子？</text:p>
        <text:p text:style-name="P1">Khah kun-tsú? </text:p>
        <text:p text:style-name="P1"/>
        <text:p text:style-name="P1">喔，</text:p>
        <text:p text:style-name="P1">Ooh, </text:p>
        <text:p text:style-name="P1"/>
        <text:p text:style-name="P1">哈哈哈哈，</text:p>
        <text:p text:style-name="P1">ha ha ha ha, </text:p>
        <text:p text:style-name="P1"/>
        <text:p text:style-name="P1">抑無咱來看電影。</text:p>
        <text:p text:style-name="P1">ia̍h-bô lán lâi khuànn tiān-iánn.</text:p>
        <text:p text:style-name="P1"/>
        <text:p text:style-name="P1">無聊的男性，</text:p>
        <text:p text:style-name="P1">Bô-liâu ê lâm-sìng, </text:p>
        <text:p text:style-name="P1"/>
        <text:p text:style-name="P1">這就是阮名字。</text:p>
        <text:p text:style-name="P1">tse tsiū sī gún miâ-jī.</text:p>
        <text:p text:style-name="P1"/>
        <text:p text:style-name="P1">洪一峰自從來加入伊的朋友所開的唱片公司了後，</text:p>
        <text:p text:style-name="P1">Âng It-hong tsū-tsiông lâi ka-ji̍p i ê pîng-iú sóo khui ê tshiùnn-phìnn kong-si liáu-āu, </text:p>
        <text:p text:style-name="P1"/>
        <text:p text:style-name="P1">經過一段苦心努力，</text:p>
        <text:p text:style-name="P1">king-kuè tsi̍t-tuānn khóo-sim lóo-li̍k, </text:p>
        <text:p text:style-name="P1"/>
        <text:p text:style-name="P1">已經是歌聲響遍天邊海角。</text:p>
        <text:p text:style-name="P1">í-king sī kua-siann hiáng phiàn thinn-pinn hái-kak.</text:p>
        <text:p text:style-name="P1"/>
        <text:p text:style-name="P1">悲傷的空虛心情，</text:p>
        <text:p text:style-name="P1">Pi-siong ê khang-hi sim-tsîng, </text:p>
        <text:p text:style-name="P1"/>
        <text:p text:style-name="P1">已經來逼阮藏踮你身邊，</text:p>
        <text:p text:style-name="P1">í-king lâi pik gún tshàng tàm lí sin-pinn, </text:p>
        <text:p text:style-name="P1"/>
        <text:p text:style-name="P1">露水滴，</text:p>
        <text:p text:style-name="P1">lōo-tsuí tih, </text:p>
        <text:p text:style-name="P1"/>
        <text:p text:style-name="P1">哪通來，</text:p>
        <text:p text:style-name="P1">ná thang lâi, </text:p>
        <text:p text:style-name="P1"/>
        <text:p text:style-name="P1">添阮心哀悲。</text:p>
        <text:p text:style-name="P1">thiam gún sim ai-pi.</text:p>
        <text:p text:style-name="P1"/>
        <text:p text:style-name="P1">時日你毋就講明，</text:p>
        <text:p text:style-name="P1">Sî-ji̍t lí m̄ tiō kóng-bîng, </text:p>
        <text:p text:style-name="P1"/>
        <text:p text:style-name="P1">你做董事長的人毋知影支票，</text:p>
        <text:p text:style-name="P1">lí tsuè táng-sū-tiúnn ê lâng m̄ tsai-iánn tsi-phiò, </text:p>
        <text:p text:style-name="P1"/>
        <text:p text:style-name="P1">今是怎樣？</text:p>
        <text:p text:style-name="P1">tann sī-tsuánn-iūnn? </text:p>
        <text:p text:style-name="P1"/>
        <text:p text:style-name="P1">毋著愛講明，</text:p>
        <text:p text:style-name="P1">M̄ tio̍h-ài kóng-bîng, </text:p>
        <text:p text:style-name="P1"/>
        <text:p text:style-name="P1">水愛有一路敨，</text:p>
        <text:p text:style-name="P1">tsuí ài ū tsi̍t-lōo tháu, </text:p>
        <text:p text:style-name="P1"/>
        <text:p text:style-name="P1">恬恬是袂通過，</text:p>
        <text:p text:style-name="P1">tiām-tiām sī bē thong-kuè, </text:p>
        <text:p text:style-name="P1"/>
        <text:p text:style-name="P1">著愛行幾逝你才會甘願啊，</text:p>
        <text:p text:style-name="P1">tio̍h-ài kiânn kuí tsuā lí tsiah ē kam-guān --ah, </text:p>
        <text:p text:style-name="P1"/>
        <text:p text:style-name="P1">是怎樣啦？</text:p>
        <text:p text:style-name="P1">sī-tsuánn-iūnn --lah? </text:p>
        <text:p text:style-name="P1"/>
        <text:p text:style-name="P1">你猶閣毋講？</text:p>
        <text:p text:style-name="P1">Lí iáu-koh m̄ kóng?</text:p>
        <text:p text:style-name="P1"><text:soft-page-break/></text:p>
        <text:p text:style-name="P1">今我這條較細條，</text:p>
        <text:p text:style-name="P1">Tann guá tsit tiâu khah sè tiâu, </text:p>
        <text:p text:style-name="P1"/>
        <text:p text:style-name="P1">嘛先都合一下，</text:p>
        <text:p text:style-name="P1">mā sing too-ha̍p --tsi̍t-ē, </text:p>
        <text:p text:style-name="P1"/>
        <text:p text:style-name="P1">囥遮久欲哪會用得，</text:p>
        <text:p text:style-name="P1">khǹg tsiah kú beh ná ē-īng-lit, </text:p>
        <text:p text:style-name="P1"/>
        <text:p text:style-name="P1">毋通閣拖矣啦。</text:p>
        <text:p text:style-name="P1">m̄-thang koh thua --ah --lah.</text:p>
        <text:p text:style-name="P1"/>
        <text:p text:style-name="P1">進前你去我的沙場出三萬石的木材，</text:p>
        <text:p text:style-name="P1">Tsìn-tsîng lí khì guá ê sua-tiûnn tshut sann-bān tsio̍h ê bo̍k-tsâi, </text:p>
        <text:p text:style-name="P1"/>
        <text:p text:style-name="P1">兩百萬的支票煞共我退票，</text:p>
        <text:p text:style-name="P1">nn̄g-pah bān ê tsi-phiò suah kā guá thè-phiò, </text:p>
        <text:p text:style-name="P1"/>
        <text:p text:style-name="P1">欲叫我怎樣對公司交代？</text:p>
        <text:p text:style-name="P1">beh kiò guá tsánn-iūnn tuì kong-si kau-tài?</text:p>
        <text:p text:style-name="P1"/>
        <text:p text:style-name="P1">這款代誌我都攏毋知影咧，</text:p>
        <text:p text:style-name="P1">Tsit khuán tāi-tsì guá to lóng m̄ tsai-iánn --leh, </text:p>
        <text:p text:style-name="P1"/>
        <text:p text:style-name="P1">好啦，</text:p>
        <text:p text:style-name="P1">hó --lah, </text:p>
        <text:p text:style-name="P1"/>
        <text:p text:style-name="P1">明仔早起恁才來去公司裡，</text:p>
        <text:p text:style-name="P1">bîn-á-tsái-khí lín tsiah lâi-khì kong-si--lí, </text:p>
        <text:p text:style-name="P1"/>
        <text:p text:style-name="P1">我一定會替恁解決。</text:p>
        <text:p text:style-name="P1">guá it-tīng ē thè lín kái-kuat.</text:p>
        <text:p text:style-name="P1"/>
        <text:p text:style-name="P1">無毋著乎？</text:p>
        <text:p text:style-name="P1">Bô m̄-tio̍h --honnh.</text:p>
        <text:p text:style-name="P1"/>
        <text:p text:style-name="P1">明仔載喔！</text:p>
        <text:p text:style-name="P1">Bîn-á-tsài --ooh!</text:p>
        <text:p text:style-name="P1"/>
        <text:p text:style-name="P1">才拜託喔！</text:p>
        <text:p text:style-name="P1">Tsiah pài-thok --ooh!</text:p>
        <text:p text:style-name="P1"/>
        <text:p text:style-name="P1">董事長，</text:p>
        <text:p text:style-name="P1">Táng-sū-tiúnn, </text:p>
        <text:p text:style-name="P1"/>
        <text:p text:style-name="P1">我為著公司乎想欲閣傱一个來</text:p>
        <text:p text:style-name="P1">guá uī-tio̍h kong-si --honnh siūnn-beh koh tsông tsi̍t ê lâi</text:p>
        <text:p text:style-name="P1"/>
        <text:p text:style-name="P1">無愛聽啦。</text:p>
        <text:p text:style-name="P1">Bô ài thiann --lah.</text:p>
        <text:p text:style-name="P1"/>
        <text:p text:style-name="P1">無nooh，</text:p>
        <text:p text:style-name="P1">Bô --nooh, </text:p>
        <text:p text:style-name="P1"/>
        <text:p text:style-name="P1">董事長啊。</text:p>
        <text:p text:style-name="P1">táng-sū-tiúnn --ah.</text:p>
        <text:p text:style-name="P1"/>
        <text:p text:style-name="P1">好矣！</text:p>
        <text:p text:style-name="P1">Hó --ah! </text:p>
        <text:p text:style-name="P1"/>
        <text:p text:style-name="P1">我問你咧，</text:p>
        <text:p text:style-name="P1">Guá mn̄g --lí --leh, </text:p>
        <text:p text:style-name="P1"/>
        <text:p text:style-name="P1">公司按怎樣負債累累啦？</text:p>
        <text:p text:style-name="P1">kong-si án-tsánn-iūnn hū-tsè-luí-luí --lah?</text:p>
        <text:p text:style-name="P1"/>
        <text:p text:style-name="P1"><text:soft-page-break/>啊這就是號做</text:p>
        <text:p text:style-name="P1">Ah tse tō sī hō-tsò</text:p>
        <text:p text:style-name="P1"/>
        <text:p text:style-name="P1">免講！</text:p>
        <text:p text:style-name="P1">Bián kóng! </text:p>
        <text:p text:style-name="P1"/>
        <text:p text:style-name="P1">明仔載我來公司來查數。</text:p>
        <text:p text:style-name="P1">Bîn-á-tsài guá lâi kong-si lâi tshâ-siàu.</text:p>
        <text:p text:style-name="P1"/>
        <text:p text:style-name="P1">喂，</text:p>
        <text:p text:style-name="P1">Eh, </text:p>
        <text:p text:style-name="P1"/>
        <text:p text:style-name="P1">無nooh，</text:p>
        <text:p text:style-name="P1">bô --nooh, </text:p>
        <text:p text:style-name="P1"/>
        <text:p text:style-name="P1">董事長啊，</text:p>
        <text:p text:style-name="P1">táng-sū-tiúnn --ah, </text:p>
        <text:p text:style-name="P1"/>
        <text:p text:style-name="P1">欸這</text:p>
        <text:p text:style-name="P1">eh tse</text:p>
        <text:p text:style-name="P1"/>
        <text:p text:style-name="P1">恁老爸所做的代誌你一定會知。<text:tab/></text:p>
        <text:p text:style-name="P1">Lín lāu-pē sóo tsò ê tāi-tsì lí it-tīng ē tsai.</text:p>
        <text:p text:style-name="P1"/>
        <text:p text:style-name="P1">我攏毋知影，</text:p>
        <text:p text:style-name="P1">Guá lóng m̄ tsai-iánn, </text:p>
        <text:p text:style-name="P1"/>
        <text:p text:style-name="P1">你毋通閣追問我，</text:p>
        <text:p text:style-name="P1">lí m̄-thang koh tui-mn̄g --guá, </text:p>
        <text:p text:style-name="P1"/>
        <text:p text:style-name="P1">我真艱苦，</text:p>
        <text:p text:style-name="P1">guá tsin kan-khóo, </text:p>
        <text:p text:style-name="P1"/>
        <text:p text:style-name="P1">拜託一下，</text:p>
        <text:p text:style-name="P1">pài-thok --tsi̍t-ē, </text:p>
        <text:p text:style-name="P1"/>
        <text:p text:style-name="P1">拜託你予我轉來去。</text:p>
        <text:p text:style-name="P1">pài-thok lí hōo guá tńg--lâi-khì.</text:p>
        <text:p text:style-name="P1"/>
        <text:p text:style-name="P1">欲轉去？</text:p>
        <text:p text:style-name="P1">Beh tńg--khì? </text:p>
        <text:p text:style-name="P1"/>
        <text:p text:style-name="P1">無遐簡單啦，</text:p>
        <text:p text:style-name="P1">Bô hiah kán-tan --lah, </text:p>
        <text:p text:style-name="P1"/>
        <text:p text:style-name="P1">哭怎樣？</text:p>
        <text:p text:style-name="P1">khàu tsánn-iūnn? </text:p>
        <text:p text:style-name="P1"/>
        <text:p text:style-name="P1">以後我當做生柴共你款待。</text:p>
        <text:p text:style-name="P1">Í-āu guá tòng-tsò tshinn tshâ kā lí khuán-thāi.</text:p>
        <text:p text:style-name="P1"/>
        <text:p text:style-name="P1">青春夢斷你我已經是無望，</text:p>
        <text:p text:style-name="P1">Tshing-tshun bāng tn̄g lí guá í-king sī bô bāng, </text:p>
        <text:p text:style-name="P1"/>
        <text:p text:style-name="P1">舊情綿綿心內只想你一人，</text:p>
        <text:p text:style-name="P1">kū-tsîng mî-mî sim-lāi tsí siūnn lí tsi̍t lâng, </text:p>
        <text:p text:style-name="P1"/>
        <text:p text:style-name="P1">明知你是有去無回，</text:p>
        <text:p text:style-name="P1">bîng tsai lí sī ū khì bô huê, </text:p>
        <text:p text:style-name="P1"/>
        <text:p text:style-name="P1">因為怎樣我毋反悔，</text:p>
        <text:p text:style-name="P1">in-uī tsuánn-iūnn guá m̄ huán-hué, </text:p>
        <text:p text:style-name="P1"/>
        <text:p text:style-name="P1">啊，</text:p>
        <text:p text:style-name="P1">ah, </text:p>
        <text:p text:style-name="P1"/>
        <text:p text:style-name="P1">毋想你、毋想你、毋想你，</text:p>
        <text:p text:style-name="P1">m̄ siūnn lí, m̄ siūnn lí, m̄ siūnn lí, </text:p>
        <text:p text:style-name="P1"/>
        <text:p text:style-name="P1">怎樣我又每暗夢，</text:p>
        <text:p text:style-name="P1"><text:soft-page-break/>tsuánn-iūnn guá iū muí àm bāng, </text:p>
        <text:p text:style-name="P1"/>
        <text:p text:style-name="P1">彼日談情的樓窗。</text:p>
        <text:p text:style-name="P1">hit ji̍t tâm-tsîng ê lâu-thang.</text:p>
        <text:p text:style-name="P1"/>
        <text:p text:style-name="P1">舊情綿綿，</text:p>
        <text:p text:style-name="P1">Kū-tsîng mî-mî, </text:p>
        <text:p text:style-name="P1"/>
        <text:p text:style-name="P1">這是本台歌手洪一峰先生主唱，</text:p>
        <text:p text:style-name="P1">tse sī pún tâi kua-tshiú Âng It-hong sian-sinn tsú-tshiùnn, </text:p>
        <text:p text:style-name="P1"/>
        <text:p text:style-name="P1">欲來共親愛的聽眾報告一个好消息，</text:p>
        <text:p text:style-name="P1">beh lâi kā tshin-ài ê thiann-tsiòng pò-kò tsi̍t ê hó siau-sit, </text:p>
        <text:p text:style-name="P1"/>
        <text:p text:style-name="P1">洪一峰先生今暗欲在本市永旦戲院舉辦音樂發表會，</text:p>
        <text:p text:style-name="P1">Âng It-hong sian-sinn kim-àm beh tsāi pún tshī Íng-tàn hì-īnn kí-pān im-ga̍k huat-piáu-huē, </text:p>
        <text:p text:style-name="P1"/>
        <text:p text:style-name="P1">敬請親愛的聽眾恭臨指教。</text:p>
        <text:p text:style-name="P1">kìng-tshiánn tshin-ài ê thiann-tsiòng kiong-lîm tsí-kàu.</text:p>
        <text:p text:style-name="P1"/>
        <text:p text:style-name="P1">阿爹，</text:p>
        <text:p text:style-name="P1">A-tia, </text:p>
        <text:p text:style-name="P1"/>
        <text:p text:style-name="P1">你是欲叫我怎樣？</text:p>
        <text:p text:style-name="P1">lí sī beh kiò guá tsuánn-iūnn?</text:p>
        <text:p text:style-name="P1"/>
        <text:p text:style-name="P1">是怎樣是毋？</text:p>
        <text:p text:style-name="P1">Sī-tsuánn-iūnn sī --m̄?</text:p>
        <text:p text:style-name="P1"/>
        <text:p text:style-name="P1">你為著自己的利益欲叫我犧牲，</text:p>
        <text:p text:style-name="P1">Lí uī-tio̍h tsū-kí ê lī-ik beh kiò guá hi-sing, </text:p>
        <text:p text:style-name="P1"/>
        <text:p text:style-name="P1">若是按呢，</text:p>
        <text:p text:style-name="P1">nā-sī án-ne, </text:p>
        <text:p text:style-name="P1"/>
        <text:p text:style-name="P1">閣免偌久，</text:p>
        <text:p text:style-name="P1">koh bián guā-kú, </text:p>
        <text:p text:style-name="P1"/>
        <text:p text:style-name="P1">彼間公司會予你亂到破產，</text:p>
        <text:p text:style-name="P1">hit king kong-si ē hōo lí luān kàu phò-sán, </text:p>
        <text:p text:style-name="P1"/>
        <text:p text:style-name="P1">彼个人敢毋是真可憐？</text:p>
        <text:p text:style-name="P1">hit ê lâng kám m̄ sī tsin khó-liân?</text:p>
        <text:p text:style-name="P1"/>
        <text:p text:style-name="P1">啥物咧可憐？</text:p>
        <text:p text:style-name="P1">Siánn-mih teh khó-liân? </text:p>
        <text:p text:style-name="P1"/>
        <text:p text:style-name="P1">恁爸飼你遮大漢矣，</text:p>
        <text:p text:style-name="P1">Lín-pē tshī lí tsiah tuā-hàn --ah, </text:p>
        <text:p text:style-name="P1"/>
        <text:p text:style-name="P1">嘛就予我享福咧，</text:p>
        <text:p text:style-name="P1">mā tō hōo guá hiáng-hok --leh, </text:p>
        <text:p text:style-name="P1"/>
        <text:p text:style-name="P1">閣無偌久，</text:p>
        <text:p text:style-name="P1">koh bô-guā-kú, </text:p>
        <text:p text:style-name="P1"/>
        <text:p text:style-name="P1">財產攏變咱的，</text:p>
        <text:p text:style-name="P1">tsâi-sán lóng piàn lán ê, </text:p>
        <text:p text:style-name="P1"/>
        <text:p text:style-name="P1">較忍耐咧，</text:p>
        <text:p text:style-name="P1">khah jím-nāi --eh, </text:p>
        <text:p text:style-name="P1"/>
        <text:p text:style-name="P1"><text:soft-page-break/>我欲來去。</text:p>
        <text:p text:style-name="P1">guá beh lâi-khì.</text:p>
        <text:p text:style-name="P1"/>
        <text:p text:style-name="P1">感謝各位觀眾的捀場，</text:p>
        <text:p text:style-name="P1">Kám-siā kok-uī kuan-tsiòng ê phâng-tiûnn, </text:p>
        <text:p text:style-name="P1"/>
        <text:p text:style-name="P1">紲落去洪一峰先生欲來為伊最所愛的人獻唱一條舊情綿綿。</text:p>
        <text:p text:style-name="P1">suà--lo̍h-khì Âng It-hong sian-sinn beh lâi uī i tsuè sóo ài ê lâng hiàn-tshiùnn tsi̍t tiâu kū-tsîng mî-mî.</text:p>
        <text:p text:style-name="P1"/>
        <text:p text:style-name="P1">一言說出就欲放予袂記得，</text:p>
        <text:p text:style-name="P1">It giân sueh-tshut tsiū beh pàng hōo buē-kì-lit, </text:p>
        <text:p text:style-name="P1"/>
        <text:p text:style-name="P1">舊情綿綿，</text:p>
        <text:p text:style-name="P1">kū-tsîng mî-mî, </text:p>
        <text:p text:style-name="P1"/>
        <text:p text:style-name="P1">暝日較想也是你，</text:p>
        <text:p text:style-name="P1">mî-ji̍t khah siūnn iā sī lí, </text:p>
        <text:p text:style-name="P1"/>
        <text:p text:style-name="P1">明知你咱袂當做陣，</text:p>
        <text:p text:style-name="P1">bîng tsai lí lán buē-tàng tsuè-tīn, </text:p>
        <text:p text:style-name="P1"/>
        <text:p text:style-name="P1">因何偏偏對你鍾情，</text:p>
        <text:p text:style-name="P1">in-hô phian-phian tuì lí tsiong-tsîng, </text:p>
        <text:p text:style-name="P1"/>
        <text:p text:style-name="P1">啊，</text:p>
        <text:p text:style-name="P1">ah, </text:p>
        <text:p text:style-name="P1"/>
        <text:p text:style-name="P1">毋想你、毋想你、毋想你！</text:p>
        <text:p text:style-name="P1">m̄ siūnn lí, m̄ siūnn lí, m̄ siūnn lí! </text:p>
        <text:p text:style-name="P1"/>
        <text:p text:style-name="P1">怎樣我又閣想起，</text:p>
        <text:p text:style-name="P1">Tsuánn-iūnn guá iū-koh siūnn khí, </text:p>
        <text:p text:style-name="P1"/>
        <text:p text:style-name="P1">早日談戀的樹邊。</text:p>
        <text:p text:style-name="P1">tsá-ji̍t tâm-luân ê tshiū-pinn. </text:p>
        <text:p text:style-name="P1"/>
        <text:p text:style-name="P1">青春夢斷你我已經是無望，</text:p>
        <text:p text:style-name="P1">Tshing-tshun bāng tn̄g lí guá í-king sī bô-bāng, </text:p>
        <text:p text:style-name="P1"/>
        <text:p text:style-name="P1">舊情綿綿，</text:p>
        <text:p text:style-name="P1">kū-tsîng mî-mî, </text:p>
        <text:p text:style-name="P1"/>
        <text:p text:style-name="P1">心內只想你一人，</text:p>
        <text:p text:style-name="P1">sim-lāi tsí siūnn lí tsi̍t lâng, </text:p>
        <text:p text:style-name="P1"/>
        <text:p text:style-name="P1">明知你是有去無回，</text:p>
        <text:p text:style-name="P1">bîng tsai lí sī ū khì bô huê, </text:p>
        <text:p text:style-name="P1"/>
        <text:p text:style-name="P1">因為怎樣我毋反悔，</text:p>
        <text:p text:style-name="P1">in-uī tsuánn-iūnn guá m̄ huán-hué, </text:p>
        <text:p text:style-name="P1"/>
        <text:p text:style-name="P1">啊，</text:p>
        <text:p text:style-name="P1">ah, </text:p>
        <text:p text:style-name="P1"/>
        <text:p text:style-name="P1">毋想你、毋想你！</text:p>
        <text:p text:style-name="P1">m̄ siūnn lí, m̄ siūnn lí! </text:p>
        <text:p text:style-name="P1"/>
        <text:p text:style-name="P1">毋想你！</text:p>
        <text:p text:style-name="P1">M̄ siūnn lí! </text:p>
        <text:p text:style-name="P1"/>
        <text:p text:style-name="P1">怎樣我又每暗夢，</text:p>
        <text:p text:style-name="P1">Tsuánn-iūnn guá iū muí àm bāng, </text:p>
        <text:p text:style-name="P1"><text:soft-page-break/></text:p>
        <text:p text:style-name="P1">彼日談情的樓窗。</text:p>
        <text:p text:style-name="P1">hit ji̍t tâm-tsîng ê lâu-thang.</text:p>
        <text:p text:style-name="P1"/>
        <text:p text:style-name="P1">啊！</text:p>
        <text:p text:style-name="P1">Ah! </text:p>
        <text:p text:style-name="P1"/>
        <text:p text:style-name="P1">欸，</text:p>
        <text:p text:style-name="P1">Eh, </text:p>
        <text:p text:style-name="P1"/>
        <text:p text:style-name="P1">你敢毋是阿霞？</text:p>
        <text:p text:style-name="P1">lí kám m̄ sī A-hâ?</text:p>
        <text:p text:style-name="P1"/>
        <text:p text:style-name="P1">阿婆。</text:p>
        <text:p text:style-name="P1">A-pô.</text:p>
        <text:p text:style-name="P1"/>
        <text:p text:style-name="P1">哎喲，</text:p>
        <text:p text:style-name="P1">Ai-iō, </text:p>
        <text:p text:style-name="P1"/>
        <text:p text:style-name="P1">我揣你誠久囉，</text:p>
        <text:p text:style-name="P1">guá tshē lí tsiânn kú --looh, </text:p>
        <text:p text:style-name="P1"/>
        <text:p text:style-name="P1">洪先生乎是誠可憐喔，</text:p>
        <text:p text:style-name="P1">Âng --sian-sinn --honnh sī tsiânn khó-liân --ooh, </text:p>
        <text:p text:style-name="P1"/>
        <text:p text:style-name="P1">每日都咧思念你，</text:p>
        <text:p text:style-name="P1">muí ji̍t to teh su-liām --lí, </text:p>
        <text:p text:style-name="P1"/>
        <text:p text:style-name="P1">你知毋？ </text:p>
        <text:p text:style-name="P1">lí tsai --m̄?</text:p>
        <text:p text:style-name="P1"/>
        <text:p text:style-name="P1">慧珠現在怎樣？</text:p>
        <text:p text:style-name="P1">Huī-tsu hiān-tsāi tsuánn-iūnn?</text:p>
        <text:p text:style-name="P1"/>
        <text:p text:style-name="P1">就綴我出來臺北啦。</text:p>
        <text:p text:style-name="P1">Tiō tè guá tshut-lâi Tâi-pak --lah.</text:p>
        <text:p text:style-name="P1"/>
        <text:p text:style-name="P1">唅，</text:p>
        <text:p text:style-name="P1">Hannh, </text:p>
        <text:p text:style-name="P1"/>
        <text:p text:style-name="P1">有影是毋？</text:p>
        <text:p text:style-name="P1">ū-iánn sī --m̄? </text:p>
        <text:p text:style-name="P1"/>
        <text:p text:style-name="P1">現在佇佗位？</text:p>
        <text:p text:style-name="P1">Hiān-tsāi tī tó-uī? </text:p>
        <text:p text:style-name="P1"/>
        <text:p text:style-name="P1">我隨來看慧珠，</text:p>
        <text:p text:style-name="P1">Guá suî lâi khuànn Huī-tsu, </text:p>
        <text:p text:style-name="P1"/>
        <text:p text:style-name="P1">你𤆬我來看好毋？</text:p>
        <text:p text:style-name="P1">lí tshuā guá lâi khuànn hó --m̄?</text:p>
        <text:p text:style-name="P1"/>
        <text:p text:style-name="P1">啊就</text:p>
        <text:p text:style-name="P1">Iah tiō</text:p>
        <text:p text:style-name="P1"/>
        <text:p text:style-name="P1">是怎樣啦？</text:p>
        <text:p text:style-name="P1">Sī-tsuánn-iūnn --lah?</text:p>
        <text:p text:style-name="P1"/>
        <text:p text:style-name="P1">煞去予⿰拍毋見去矣。</text:p>
        <text:p text:style-name="P1">Suah khì hōo pháng-kìnn --khì --ah.</text:p>
        <text:p text:style-name="P1"/>
        <text:p text:style-name="P1">唅？</text:p>
        <text:p text:style-name="P1">Hannh? </text:p>
        <text:p text:style-name="P1"/>
        <text:p text:style-name="P1">⿰拍毋見！</text:p>
        <text:p text:style-name="P1">Pháng-kìnn!</text:p>
        <text:p text:style-name="P1"/>
        <text:p text:style-name="P1">這六千箍予恁三个分。</text:p>
        <text:p text:style-name="P1">Tse la̍k-tshing khoo hōo lín sann ê pun.</text:p>
        <text:p text:style-name="P1"/>
        <text:p text:style-name="P1"><text:soft-page-break/>啥物？</text:p>
        <text:p text:style-name="P1">Siánn-mih? </text:p>
        <text:p text:style-name="P1"/>
        <text:p text:style-name="P1">攏總二十外萬才分六千箍。</text:p>
        <text:p text:style-name="P1">Lóng-tsóng jī-tsa̍p guā bān tsiah pun la̍k-tshing khoo.</text:p>
        <text:p text:style-name="P1"/>
        <text:p text:style-name="P1">啥物？</text:p>
        <text:p text:style-name="P1">Sím-mih? </text:p>
        <text:p text:style-name="P1"/>
        <text:p text:style-name="P1">一个毋才分兩千。</text:p>
        <text:p text:style-name="P1">Tsi̍t ê m̄-tsiah pun nn̄g-tshing.</text:p>
        <text:p text:style-name="P1"/>
        <text:p text:style-name="P1">兄弟代，</text:p>
        <text:p text:style-name="P1">Hiann-tī tāi, </text:p>
        <text:p text:style-name="P1"/>
        <text:p text:style-name="P1">馬馬虎虎啦，</text:p>
        <text:p text:style-name="P1">má-má-hu-hu --lah, </text:p>
        <text:p text:style-name="P1"/>
        <text:p text:style-name="P1">以後相補猶會著啦。</text:p>
        <text:p text:style-name="P1">í-āu sio-póo iá ē tio̍h --lah.</text:p>
        <text:p text:style-name="P1"/>
        <text:p text:style-name="P1">你實在真敢閘，</text:p>
        <text:p text:style-name="P1">Lí si̍t-tsāi tsin kánn tsa̍h, </text:p>
        <text:p text:style-name="P1"/>
        <text:p text:style-name="P1">每次都用這款的手段。</text:p>
        <text:p text:style-name="P1">muí tshù to iōng tsit khuán ê tshiú-tuānn.</text:p>
        <text:p text:style-name="P1"/>
        <text:p text:style-name="P1">啊好好好，</text:p>
        <text:p text:style-name="P1">Ah hó hó hó, </text:p>
        <text:p text:style-name="P1"/>
        <text:p text:style-name="P1">絕對欲予你好看。</text:p>
        <text:p text:style-name="P1">tsua̍t-tuì beh hōo lí hó-khuànn.</text:p>
        <text:p text:style-name="P1"/>
        <text:p text:style-name="P1">哼！</text:p>
        <text:p text:style-name="P1">Hngh! </text:p>
        <text:p text:style-name="P1"/>
        <text:p text:style-name="P1">欲好看怎樣？</text:p>
        <text:p text:style-name="P1">Beh hó-khuànn tsuánn-iūnn? </text:p>
        <text:p text:style-name="P1"/>
        <text:p text:style-name="P1">對手是我的囝婿嘛，</text:p>
        <text:p text:style-name="P1">Tuì-tshiú sī guá ê kiánn-sài --mah, </text:p>
        <text:p text:style-name="P1"/>
        <text:p text:style-name="P1">哈哈哈哈哈。</text:p>
        <text:p text:style-name="P1">ha ha ha ha ha.</text:p>
        <text:p text:style-name="P1"/>
        <text:p text:style-name="P1">心稀微在路邊，</text:p>
        <text:p text:style-name="P1">Sim hi-bî tsāi lōo-pinn, </text:p>
        <text:p text:style-name="P1"/>
        <text:p text:style-name="P1">路燈光清清，</text:p>
        <text:p text:style-name="P1">lōo-ting kng-tshinn-tshinn, </text:p>
        <text:p text:style-name="P1"/>
        <text:p text:style-name="P1">若親像照阮心情，</text:p>
        <text:p text:style-name="P1">ná-tshin-tshiūnn tsiò gún sim-tsîng, </text:p>
        <text:p text:style-name="P1"/>
        <text:p text:style-name="P1">暗淡無元氣，</text:p>
        <text:p text:style-name="P1">àm-tām bô guân-khì, </text:p>
        <text:p text:style-name="P1"/>
        <text:p text:style-name="P1">彼當時，</text:p>
        <text:p text:style-name="P1">hit tang-sî, </text:p>
        <text:p text:style-name="P1"/>
        <text:p text:style-name="P1">伊提議，</text:p>
        <text:p text:style-name="P1">i thê-gī, </text:p>
        <text:p text:style-name="P1"/>
        <text:p text:style-name="P1">欲分離，</text:p>
        <text:p text:style-name="P1">beh hun-lī, </text:p>
        <text:p text:style-name="P1"/>
        <text:p text:style-name="P1">因何我會無來共阻止，</text:p>
        <text:p text:style-name="P1">in-hô guá ē bô lâi kā tsóo-tsí, </text:p>
        <text:p text:style-name="P1"/>
        <text:p text:style-name="P1">啊，</text:p>
        <text:p text:style-name="P1"><text:soft-page-break/>ah, </text:p>
        <text:p text:style-name="P1"/>
        <text:p text:style-name="P1">被人放捒的小城市，</text:p>
        <text:p text:style-name="P1">pī lâng pàng-sak ê sió siânn-tshī, </text:p>
        <text:p text:style-name="P1"/>
        <text:p text:style-name="P1">寂寞月暗暝。</text:p>
        <text:p text:style-name="P1">tsi̍k-bo̍k ge̍h àm-mê.</text:p>
        <text:p text:style-name="P1"/>
        <text:p text:style-name="P1">爸爸、爸爸、爸爸、爸爸。</text:p>
        <text:p text:style-name="P1">Pá-pah, pá-pah, pá-pah, pá-pah.</text:p>
        <text:p text:style-name="P1"/>
        <text:p text:style-name="P1">慧珠。</text:p>
        <text:p text:style-name="P1">Huī-tsu.</text:p>
        <text:p text:style-name="P1"/>
        <text:p text:style-name="P1">這个囡仔你的是毋？</text:p>
        <text:p text:style-name="P1">Tsit ê gín-á lí ê sī --m̄?</text:p>
        <text:p text:style-name="P1"/>
        <text:p text:style-name="P1">嘿，</text:p>
        <text:p text:style-name="P1">Hennh, </text:p>
        <text:p text:style-name="P1"/>
        <text:p text:style-name="P1">是。</text:p>
        <text:p text:style-name="P1">sī.</text:p>
        <text:p text:style-name="P1"/>
        <text:p text:style-name="P1">真古錐乎，</text:p>
        <text:p text:style-name="P1">Tsin kóo-tsui --honnh, </text:p>
        <text:p text:style-name="P1"/>
        <text:p text:style-name="P1">我抱一下。</text:p>
        <text:p text:style-name="P1">guá phō --tsi̍t-ē.</text:p>
        <text:p text:style-name="P1"/>
        <text:p text:style-name="P1">拜託拜託。</text:p>
        <text:p text:style-name="P1">Pài-thok pài-thok.</text:p>
        <text:p text:style-name="P1"/>
        <text:p text:style-name="P1">我抱來去乎。</text:p>
        <text:p text:style-name="P1">Guá phō lâi-khì --honnh.</text:p>
        <text:p text:style-name="P1"/>
        <text:p text:style-name="P1">欸？</text:p>
        <text:p text:style-name="P1">Eh? </text:p>
        <text:p text:style-name="P1"/>
        <text:p text:style-name="P1">大人，</text:p>
        <text:p text:style-name="P1">Tāi-jîn, </text:p>
        <text:p text:style-name="P1"/>
        <text:p text:style-name="P1">in是犯啥物罪？</text:p>
        <text:p text:style-name="P1">in sī huān siánn-mih tsuē?</text:p>
        <text:p text:style-name="P1"/>
        <text:p text:style-name="P1">犯詐欺罪，</text:p>
        <text:p text:style-name="P1">Huān tsà-khi-tsuē, </text:p>
        <text:p text:style-name="P1"/>
        <text:p text:style-name="P1">伊是違反票據法，</text:p>
        <text:p text:style-name="P1">i sī uî-huán phiò-kì-huat, </text:p>
        <text:p text:style-name="P1"/>
        <text:p text:style-name="P1">若有十萬箍提去法庭繳納，</text:p>
        <text:p text:style-name="P1">nā ū tsa̍p-bān khoo the̍h-khì huat-tîng kiáu-la̍p, </text:p>
        <text:p text:style-name="P1"/>
        <text:p text:style-name="P1">可以交保。</text:p>
        <text:p text:style-name="P1">khó-í kau-pó.</text:p>
        <text:p text:style-name="P1"/>
        <text:p text:style-name="P1">十萬箍！</text:p>
        <text:p text:style-name="P1">Tsa̍p-bān khoo! </text:p>
        <text:p text:style-name="P1"/>
        <text:p text:style-name="P1">啊阮阿爹咧？</text:p>
        <text:p text:style-name="P1">Ah gún a-tia --leh?</text:p>
        <text:p text:style-name="P1"/>
        <text:p text:style-name="P1">無法度，</text:p>
        <text:p text:style-name="P1">Bô-huat-tōo, </text:p>
        <text:p text:style-name="P1"/>
        <text:p text:style-name="P1">經過法院，</text:p>
        <text:p text:style-name="P1">king-kuè huat-īnn, </text:p>
        <text:p text:style-name="P1"/>
        <text:p text:style-name="P1">行！</text:p>
        <text:p text:style-name="P1">kiânn!</text:p>
        <text:p text:style-name="P1"/>
        <text:p text:style-name="P1">洪先生，</text:p>
        <text:p text:style-name="P1">Âng --sian-sinn, </text:p>
        <text:p text:style-name="P1"/>
        <text:p text:style-name="P1">妹妹睏去矣呢。</text:p>
        <text:p text:style-name="P1">me-me khùn --khì --ah --neh.</text:p>
        <text:p text:style-name="P1"><text:soft-page-break/></text:p>
        <text:p text:style-name="P1">好，</text:p>
        <text:p text:style-name="P1">Hó, </text:p>
        <text:p text:style-name="P1"/>
        <text:p text:style-name="P1">予睏好，</text:p>
        <text:p text:style-name="P1">hōo khùn hó, </text:p>
        <text:p text:style-name="P1"/>
        <text:p text:style-name="P1">我隨時去。</text:p>
        <text:p text:style-name="P1">guá suî-sî khì.</text:p>
        <text:p text:style-name="P1"/>
        <text:p text:style-name="P1">洪先生。</text:p>
        <text:p text:style-name="P1">Âng --sian-sinn.</text:p>
        <text:p text:style-name="P1"/>
        <text:p text:style-name="P1">阿婆，</text:p>
        <text:p text:style-name="P1">A-pô, </text:p>
        <text:p text:style-name="P1"/>
        <text:p text:style-name="P1">我揣你真久矣。</text:p>
        <text:p text:style-name="P1">guá tshē lí tsin kú --ah.</text:p>
        <text:p text:style-name="P1"/>
        <text:p text:style-name="P1">你有想欲見月霞一下面無？</text:p>
        <text:p text:style-name="P1">Lí ū siūnn-beh kìnn Gua̍t-hâ tsi̍t-ē bīn --bô?</text:p>
        <text:p text:style-name="P1"/>
        <text:p text:style-name="P1">月霞！</text:p>
        <text:p text:style-name="P1">Gua̍t-hâ! </text:p>
        <text:p text:style-name="P1"/>
        <text:p text:style-name="P1">月霞佇佗位？</text:p>
        <text:p text:style-name="P1">Gua̍t-hâ tī tó-uī?</text:p>
        <text:p text:style-name="P1"/>
        <text:p text:style-name="P1">洪先生，</text:p>
        <text:p text:style-name="P1">Âng --sian-sinn, </text:p>
        <text:p text:style-name="P1"/>
        <text:p text:style-name="P1">若有十萬箍，</text:p>
        <text:p text:style-name="P1">nā ū tsa̍p-bān khoo, </text:p>
        <text:p text:style-name="P1"/>
        <text:p text:style-name="P1">月霞的身軀就會當自由。</text:p>
        <text:p text:style-name="P1">Gua̍t-hâ ê sin-khu tiō ē-tàng tsū-iû.</text:p>
        <text:p text:style-name="P1"/>
        <text:p text:style-name="P1">好，</text:p>
        <text:p text:style-name="P1">Hó, </text:p>
        <text:p text:style-name="P1"/>
        <text:p text:style-name="P1">十萬箍無問題，</text:p>
        <text:p text:style-name="P1">tsa̍p-bān khoo bô būn-tuê, </text:p>
        <text:p text:style-name="P1"/>
        <text:p text:style-name="P1">我隨時⿰來去準備。</text:p>
        <text:p text:style-name="P1">guá suî-sî la̋i tsún-pī.</text:p>
        <text:p text:style-name="P1"/>
        <text:p text:style-name="P1">啊！</text:p>
        <text:p text:style-name="P1">Ah! </text:p>
        <text:p text:style-name="P1"/>
        <text:p text:style-name="P1">緊咧，</text:p>
        <text:p text:style-name="P1">Kín --leh, </text:p>
        <text:p text:style-name="P1"/>
        <text:p text:style-name="P1">慧珠啦。</text:p>
        <text:p text:style-name="P1">Huī-tsu --lah.</text:p>
        <text:p text:style-name="P1"/>
        <text:p text:style-name="P1">慧珠。</text:p>
        <text:p text:style-name="P1">Huī-tsu.</text:p>
        <text:p text:style-name="P1"/>
        <text:p text:style-name="P1">阿婆，</text:p>
        <text:p text:style-name="P1">A-pô, </text:p>
        <text:p text:style-name="P1"/>
        <text:p text:style-name="P1">伊是啥物人？</text:p>
        <text:p text:style-name="P1">i sī siánn-mih lâng?</text:p>
        <text:p text:style-name="P1"/>
        <text:p text:style-name="P1">慧珠的，</text:p>
        <text:p text:style-name="P1">Huī-tsu--ê, </text:p>
        <text:p text:style-name="P1"/>
        <text:p text:style-name="P1">伊就是你的媽媽，</text:p>
        <text:p text:style-name="P1">i tiō sī lí ê má-mah, </text:p>
        <text:p text:style-name="P1"/>
        <text:p text:style-name="P1">你緊共伊叫。</text:p>
        <text:p text:style-name="P1">lí kín kā i kiò.</text:p>
        <text:p text:style-name="P1"/>
        <text:p text:style-name="P1">媽媽、媽媽。</text:p>
        <text:p text:style-name="P1">Má-mah, má-mah.</text:p>
        <text:p text:style-name="P1"/>
        <text:p text:style-name="P1">慧珠。</text:p>
        <text:p text:style-name="P1">Huī-tsu.</text:p>
        <text:p text:style-name="P1"><text:soft-page-break/></text:p>
        <text:p text:style-name="P1">媽媽、媽媽、媽媽。</text:p>
        <text:p text:style-name="P1">Má-mah, má-mah, má-mah.</text:p>
        <text:p text:style-name="P1"/>
        <text:p text:style-name="P1">洪先生，</text:p>
        <text:p text:style-name="P1">Âng --sian-sinn, </text:p>
        <text:p text:style-name="P1"/>
        <text:p text:style-name="P1">有人送批欲予你。</text:p>
        <text:p text:style-name="P1">ū lâng sàng phue beh hōo --lí.</text:p>
        <text:p text:style-name="P1"/>
        <text:p text:style-name="P1">好，</text:p>
        <text:p text:style-name="P1">Hó, </text:p>
        <text:p text:style-name="P1"/>
        <text:p text:style-name="P1">多謝。</text:p>
        <text:p text:style-name="P1">to-siā.</text:p>
        <text:p text:style-name="P1"/>
        <text:p text:style-name="P1">洪先生，</text:p>
        <text:p text:style-name="P1">Âng --sian-sinn, </text:p>
        <text:p text:style-name="P1"/>
        <text:p text:style-name="P1">感謝你十萬箍的援助，</text:p>
        <text:p text:style-name="P1">kám-siā lí tsa̍p-bān khoo ê uān-tsōo, </text:p>
        <text:p text:style-name="P1"/>
        <text:p text:style-name="P1">使我會得通恢復自由，</text:p>
        <text:p text:style-name="P1">sú guá ē-tit-thang khue-ho̍k tsū-iû, </text:p>
        <text:p text:style-name="P1"/>
        <text:p text:style-name="P1">我已經明暸恁兩个的事情，</text:p>
        <text:p text:style-name="P1">guá í-king bîng-liáu lín nn̄g ê ê sīr-tsîng, </text:p>
        <text:p text:style-name="P1"/>
        <text:p text:style-name="P1">現在我以愛欲來答謝你的好意，</text:p>
        <text:p text:style-name="P1">hiān-tsāi guá í ài beh lâi tap-siā lí ê hó-ì, </text:p>
        <text:p text:style-name="P1"/>
        <text:p text:style-name="P1">從月霞清白的身軀欲來交還你，</text:p>
        <text:p text:style-name="P1">tsiông Gua̍t-hâ tshing-pi̍k ê sin-khu beh lâi kau-hîng --lí, </text:p>
        <text:p text:style-name="P1"/>
        <text:p text:style-name="P1">祝恁幸福快樂。</text:p>
        <text:p text:style-name="P1">tsiok lín hīng-hok khuài-lo̍k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2872" officeooo:paragraph-rsid="001928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54-<text:page-number text:select-page="current">5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4:16:20.408213854</dc:date>
    <meta:editing-duration>PT9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4" meta:paragraph-count="2542" meta:word-count="13407" meta:character-count="36046" meta:non-whitespace-character-count="31622"/>
  </office:meta>
</office:document-meta>
</file>